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73.56pt"/>
    </style:style>
    <style:style style:name="co11" style:family="table-column">
      <style:table-column-properties fo:break-before="auto" style:column-width="82.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136.09pt"/>
    </style:style>
    <style:style style:name="co16" style:family="table-column">
      <style:table-column-properties fo:break-before="auto" style:column-width="181.39pt"/>
    </style:style>
    <style:style style:name="co17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24"/>
    <style:style style:name="ce3" style:family="table-cell" style:parent-style-name="Default" style:data-style-name="N4"/>
    <style:style style:name="ce4" style:family="table-cell" style:parent-style-name="Default" style:data-style-name="N125"/>
    <style:style style:name="ce5" style:family="table-cell" style:parent-style-name="Default" style:data-style-name="N135"/>
    <style:style style:name="ce6" style:family="table-cell" style:parent-style-name="Default" style:data-style-name="N11"/>
    <style:style style:name="ce7" style:family="table-cell" style:parent-style-name="Default" style:data-style-name="N123"/>
    <style:style style:name="ce8" style:family="table-cell" style:parent-style-name="Default" style:data-style-name="N122"/>
    <style:style style:name="ce9" style:family="table-cell" style:parent-style-name="Default" style:data-style-name="N134"/>
    <style:style style:name="ce10" style:family="table-cell" style:parent-style-name="Default" style:data-style-name="N137"/>
    <style:style style:name="ce11" style:family="table-cell" style:parent-style-name="Default" style:data-style-name="N143"/>
    <style:style style:name="ce12" style:family="table-cell" style:parent-style-name="Default" style:data-style-name="N144"/>
    <style:style style:name="ce13" style:family="table-cell" style:parent-style-name="Default" style:data-style-name="N128"/>
    <style:style style:name="ce14" style:family="table-cell" style:parent-style-name="Default" style:data-style-name="N129"/>
    <style:style style:name="ce15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ce5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My 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/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His ADC predicted</text:p>
          </table:table-cell>
          <table:table-cell office:value-type="string" calcext:value-type="string">
            <text:p>His ADC calc</text:p>
          </table:table-cell>
          <table:table-cell office:value-type="string" calcext:value-type="string">
            <text:p>My ADC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actual</text:p>
          </table:table-cell>
          <table:table-cell office:value-type="string" calcext:value-type="string">
            <text:p>His A raw</text:p>
          </table:table-cell>
          <table:table-cell office:value-type="string" calcext:value-type="string">
            <text:p>My A raw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_total(eff)</text:p>
          </table:table-cell>
          <table:table-cell office:value-type="string" calcext:value-type="string">
            <text:p>My A_total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adj</text:p>
          </table:table-cell>
          <table:table-cell office:value-type="string" calcext:value-type="string">
            <text:p>My ADC adj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error</text:p>
          </table:table-cell>
          <table:table-cell office:value-type="string" calcext:value-type="string">
            <text:p>My ADC_error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h</text:p>
          </table:table-cell>
          <table:table-cell office:value-type="string" calcext:value-type="string">
            <text:p>My A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 %</text:p>
          </table:table-cell>
          <table:table-cell office:value-type="string" calcext:value-type="string">
            <text:p>His big G</text:p>
          </table:table-cell>
          <table:table-cell office:value-type="string" calcext:value-type="string">
            <text:p>My big G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</text:p>
          </table:table-cell>
          <table:table-cell office:value-type="string" calcext:value-type="string">
            <text:p>My V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 adj</text:p>
          </table:table-cell>
          <table:table-cell office:value-type="string" calcext:value-type="string">
            <text:p>My Vh adj</text:p>
          </table:table-cell>
          <table:table-cell office:value-type="string" calcext:value-type="string">
            <text:p>off by adj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Sheet1.B2]-[Sheet1.C2]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2156226.6" calcext:value-type="float">
            <text:p>32156226.6</text:p>
          </table:table-cell>
          <table:table-cell office:value-type="float" office:value="32156227.2547" calcext:value-type="float">
            <text:p>32156227.2547</text:p>
          </table:table-cell>
          <table:table-cell table:style-name="ce2" table:formula="of:=([Sheet1.G2]-[Sheet1.F2])/[Sheet1.F2]" office:value-type="percentage" office:value="0.0000000203599759381926" calcext:value-type="percentage">
            <text:p>0.00000%</text:p>
          </table:table-cell>
          <table:table-cell table:style-name="ce3" table:formula="of:=[.G2]-[.F2]" office:value-type="float" office:value="0.654699999839067" calcext:value-type="float">
            <text:p>0.65</text:p>
          </table:table-cell>
          <table:table-cell office:value-type="float" office:value="22191271.27" calcext:value-type="float">
            <text:p>22,191,271.27</text:p>
          </table:table-cell>
          <table:table-cell table:style-name="Default" office:value-type="float" office:value="22191271.27" calcext:value-type="float">
            <text:p>22191271.27</text:p>
          </table:table-cell>
          <table:table-cell table:style-name="ce2" table:formula="of:=([Sheet1.K2]-[Sheet1.J2])/[Sheet1.J2]" office:value-type="percentage" office:value="0" calcext:value-type="percentage">
            <text:p>0.00000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00012" calcext:value-type="float">
            <text:p>0.00012</text:p>
          </table:table-cell>
          <table:table-cell table:number-columns-repeated="2" office:value-type="float" office:value="1.360789" calcext:value-type="float">
            <text:p>1.360789</text:p>
          </table:table-cell>
          <table:table-cell table:style-name="ce4" table:formula="of:=([Sheet1.S2]-[Sheet1.R2])/[Sheet1.R2]" office:value-type="percentage" office:value="0" calcext:value-type="percentage">
            <text:p>0.000000%</text:p>
          </table:table-cell>
          <table:table-cell office:value-type="float" office:value="1.360789" calcext:value-type="float">
            <text:p>1.3607890</text:p>
          </table:table-cell>
          <table:table-cell office:value-type="float" office:value="1.360789" calcext:value-type="float">
            <text:p>1.360789</text:p>
          </table:table-cell>
          <table:table-cell table:style-name="ce4" table:formula="of:=([Sheet1.V2]-[Sheet1.U2])/[Sheet1.U2]" office:value-type="percentage" office:value="0" calcext:value-type="percentage">
            <text:p>0.000000%</text:p>
          </table:table-cell>
          <table:table-cell table:style-name="ce5" table:formula="of:=[.R2]-[.U2]" office:value-type="float" office:value="0" calcext:value-type="float">
            <text:p>0.0000000</text:p>
          </table:table-cell>
          <table:table-cell table:style-name="ce5" table:formula="of:=[.S2]-[.V2]" office:value-type="float" office:value="0" calcext:value-type="float">
            <text:p>0.0000000</text:p>
          </table:table-cell>
          <table:table-cell table:style-name="ce4" table:formula="of:=([Sheet1.Y2]-[Sheet1.X2])/[Sheet1.X2]" office:value-type="string" office:string-value="" calcext:value-type="error">
            <text:p>#DIV/0!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formula="of:=([Sheet1.AB2]-[Sheet1.AA2])/[Sheet1.AA2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36345" calcext:value-type="float">
            <text:p>0.36345</text:p>
          </table:table-cell>
          <table:table-cell office:value-type="float" office:value="0.363453" calcext:value-type="float">
            <text:p>0.363453</text:p>
          </table:table-cell>
          <table:table-cell table:style-name="ce7" table:formula="of:=([Sheet1.AH2]-[Sheet1.AG2])/[Sheet1.AG2]" office:value-type="percentage" office:value="0.00000825423029280433" calcext:value-type="percentage">
            <text:p>0.0008%</text:p>
          </table:table-cell>
          <table:table-cell office:value-type="float" office:value="0.997336398" calcext:value-type="float">
            <text:p>0.997336398</text:p>
          </table:table-cell>
          <table:table-cell office:value-type="float" office:value="0.9973363983" calcext:value-type="float">
            <text:p>0.9973363983</text:p>
          </table:table-cell>
          <table:table-cell table:style-name="ce4" table:formula="of:=([Sheet1.AK2]-[Sheet1.AJ2])/[Sheet1.AJ2]" office:value-type="percentage" office:value="0.000000000300801128286716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N2]-[Sheet1.AM2])/[Sheet1.AM2]" office:value-type="percentage" office:value="0" calcext:value-type="percentage">
            <text:p>0.000000%</text:p>
          </table:table-cell>
          <table:table-cell table:style-name="ce3" table:formula="of:=[.AM2]-912.67" office:value-type="float" office:value="0" calcext:value-type="float">
            <text:p>0.00</text:p>
          </table:table-cell>
          <table:table-cell table:style-name="ce9" table:formula="of:=[.AN2]-912.67" office:value-type="float" office:value="0" calcext:value-type="float">
            <text:p>0.000000</text:p>
          </table:table-cell>
          <table:table-cell table:style-name="ce4" table:formula="of:=([Sheet1.AQ2]-[Sheet1.AP2])/[Sheet1.AP2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Sheet1.AS2]-[Sheet1.AT2]" office:value-type="percentage" office:value="0" calcext:value-type="percentage">
            <text:p>0.0000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6.6" calcext:value-type="float">
            <text:p>36.6</text:p>
          </table:table-cell>
          <table:table-cell table:formula="of:=[Sheet1.B3]-[Sheet1.C3]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34115345.326" calcext:value-type="float">
            <text:p>34115345.326</text:p>
          </table:table-cell>
          <table:table-cell office:value-type="float" office:value="34115345.8783" calcext:value-type="float">
            <text:p>34115345.8783</text:p>
          </table:table-cell>
          <table:table-cell table:style-name="ce2" table:formula="of:=([Sheet1.G3]-[Sheet1.F3])/[Sheet1.F3]" office:value-type="percentage" office:value="0.0000000161891958259112" calcext:value-type="percentage">
            <text:p>0.00000%</text:p>
          </table:table-cell>
          <table:table-cell table:style-name="ce3" table:formula="of:=[.G3]-[.F3]" office:value-type="float" office:value="0.552300006151199" calcext:value-type="float">
            <text:p>0.55</text:p>
          </table:table-cell>
          <table:table-cell office:value-type="float" office:value="22079560.5" calcext:value-type="float">
            <text:p>22,079,560.50</text:p>
          </table:table-cell>
          <table:table-cell table:style-name="Default" office:value-type="float" office:value="22079560.568" calcext:value-type="float">
            <text:p>22079560.568</text:p>
          </table:table-cell>
          <table:table-cell table:style-name="ce2" table:formula="of:=([Sheet1.K3]-[Sheet1.J3])/[Sheet1.J3]" office:value-type="percentage" office:value="0.00000000307977144609367" calcext:value-type="percentage">
            <text:p>0.00000%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4886" calcext:value-type="float">
            <text:p>0.00014886</text:p>
          </table:table-cell>
          <table:table-cell table:style-name="ce4" table:formula="of:=([Sheet1.O3]-[Sheet1.N3])/[Sheet1.N3]" office:value-type="percentage" office:value="-0.00000671767622136517" calcext:value-type="percentage">
            <text:p>-0.000672%</text:p>
          </table:table-cell>
          <table:table-cell office:value-type="float" office:value="0.000888861" calcext:value-type="float">
            <text:p>0.000888861</text:p>
          </table:table-cell>
          <table:table-cell office:value-type="float" office:value="1.45638" calcext:value-type="float">
            <text:p>1.45638</text:p>
          </table:table-cell>
          <table:table-cell office:value-type="float" office:value="1.4563799" calcext:value-type="float">
            <text:p>1.4563799</text:p>
          </table:table-cell>
          <table:table-cell table:style-name="ce4" table:formula="of:=([Sheet1.S3]-[Sheet1.R3])/[Sheet1.R3]" office:value-type="percentage" office:value="-0.0000000686633983289984" calcext:value-type="percentage">
            <text:p>-0.000007%</text:p>
          </table:table-cell>
          <table:table-cell office:value-type="float" office:value="1.456259" calcext:value-type="float">
            <text:p>1.4562590</text:p>
          </table:table-cell>
          <table:table-cell office:value-type="float" office:value="1.4562599" calcext:value-type="float">
            <text:p>1.4562599</text:p>
          </table:table-cell>
          <table:table-cell table:style-name="ce4" table:formula="of:=([Sheet1.V3]-[Sheet1.U3])/[Sheet1.U3]" office:value-type="percentage" office:value="0.000000618021931594168" calcext:value-type="percentage">
            <text:p>0.000062%</text:p>
          </table:table-cell>
          <table:table-cell table:style-name="ce5" table:formula="of:=[.R3]-[.U3]" office:value-type="float" office:value="0.000121000000000038" calcext:value-type="float">
            <text:p>0.0001210</text:p>
          </table:table-cell>
          <table:table-cell table:style-name="ce5" table:formula="of:=[.S3]-[.V3]" office:value-type="float" office:value="0.000119999999999898" calcext:value-type="float">
            <text:p>0.0001200</text:p>
          </table:table-cell>
          <table:table-cell table:style-name="ce4" table:formula="of:=([Sheet1.Y3]-[Sheet1.X3])/[Sheet1.X3]" office:value-type="percentage" office:value="-0.00826446281106997" calcext:value-type="percentage">
            <text:p>-0.826446%</text:p>
          </table:table-cell>
          <table:table-cell table:style-name="ce5" table:formula="of:=[.M3]-[.N3]" office:value-type="float" office:value="-0.000028861" calcext:value-type="float">
            <text:p>-0.0000289</text:p>
          </table:table-cell>
          <table:table-cell office:value-type="float" office:value="-0.0000289" calcext:value-type="float">
            <text:p>-0.0000289</text:p>
          </table:table-cell>
          <table:table-cell table:formula="of:=([Sheet1.AB3]-[Sheet1.AA3])/[Sheet1.AA3]" office:value-type="percentage" office:value="0.00135130452860323" calcext:value-type="percentage">
            <text:p>0.14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45892" calcext:value-type="float">
            <text:p>0.45892</text:p>
          </table:table-cell>
          <table:table-cell office:value-type="float" office:value="0.458923" calcext:value-type="float">
            <text:p>0.458923</text:p>
          </table:table-cell>
          <table:table-cell table:style-name="ce7" table:formula="of:=([Sheet1.AH3]-[Sheet1.AG3])/[Sheet1.AG3]" office:value-type="percentage" office:value="0.00000653708707382492" calcext:value-type="percentage">
            <text:p>0.0007%</text:p>
          </table:table-cell>
          <table:table-cell office:value-type="float" office:value="0.99733639" calcext:value-type="float">
            <text:p>0.99733639</text:p>
          </table:table-cell>
          <table:table-cell office:value-type="float" office:value="0.9973363974" calcext:value-type="float">
            <text:p>0.9973363974</text:p>
          </table:table-cell>
          <table:table-cell table:style-name="ce4" table:formula="of:=([Sheet1.AK3]-[Sheet1.AJ3])/[Sheet1.AJ3]" office:value-type="percentage" office:value="0.00000000741976330187343" calcext:value-type="percentage">
            <text:p>0.000001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N3]-[Sheet1.AM3])/[Sheet1.AM3]" office:value-type="percentage" office:value="0" calcext:value-type="percentage">
            <text:p>0.000000%</text:p>
          </table:table-cell>
          <table:table-cell table:style-name="ce3" table:formula="of:=[.AM3]-912.67" office:value-type="float" office:value="0" calcext:value-type="float">
            <text:p>0.00</text:p>
          </table:table-cell>
          <table:table-cell table:style-name="ce9" table:formula="of:=[.AN3]-912.67" office:value-type="float" office:value="0" calcext:value-type="float">
            <text:p>0.000000</text:p>
          </table:table-cell>
          <table:table-cell table:style-name="ce4" table:formula="of:=([Sheet1.AQ3]-[Sheet1.AP3])/[Sheet1.AP3]" office:value-type="string" office:string-value="" calcext:value-type="error">
            <text:p>#DIV/0!</text:p>
          </table:table-cell>
          <table:table-cell office:value-type="float" office:value="13.22958397" calcext:value-type="float">
            <text:p>13.22958397</text:p>
          </table:table-cell>
          <table:table-cell office:value-type="float" office:value="13.22958486" calcext:value-type="float">
            <text:p>13.22958486</text:p>
          </table:table-cell>
          <table:table-cell table:style-name="ce4" table:formula="of:=([Sheet1.AT3]-[Sheet1.AS3])/[Sheet1.AS3]" office:value-type="percentage" office:value="0.0000000672734683910051" calcext:value-type="percentage">
            <text:p>0.000007%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13.2" calcext:value-type="float">
            <text:p>13.2</text:p>
          </table:table-cell>
          <table:table-cell table:style-name="ce10" table:formula="of:=([Sheet1.AW3]-[Sheet1.AV3])/[Sheet1.AV3]" office:value-type="percentage" office:value="-0.00222986507426589" calcext:value-type="percentage">
            <text:p>-0.2%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Sheet1.B4]-[Sheet1.C4]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35945238.6526" calcext:value-type="float">
            <text:p>35945238.6526</text:p>
          </table:table-cell>
          <table:table-cell office:value-type="float" office:value="35945239.0745" calcext:value-type="float">
            <text:p>35945239.0745</text:p>
          </table:table-cell>
          <table:table-cell table:style-name="ce2" table:formula="of:=([Sheet1.G4]-[Sheet1.F4])/[Sheet1.F4]" office:value-type="percentage" office:value="0.0000000117372987345006" calcext:value-type="percentage">
            <text:p>0.00000%</text:p>
          </table:table-cell>
          <table:table-cell table:style-name="ce3" table:formula="of:=[.G4]-[.F4]" office:value-type="float" office:value="0.421900004148483" calcext:value-type="float">
            <text:p>0.42</text:p>
          </table:table-cell>
          <table:table-cell office:value-type="float" office:value="21961527.39" calcext:value-type="float">
            <text:p>21,961,527.39</text:p>
          </table:table-cell>
          <table:table-cell table:style-name="Default" office:value-type="float" office:value="21961527.404" calcext:value-type="float">
            <text:p>21961527.404</text:p>
          </table:table-cell>
          <table:table-cell table:style-name="ce2" table:formula="of:=([Sheet1.K4]-[Sheet1.J4])/[Sheet1.J4]" office:value-type="percentage" office:value="0.000000000637478364818255" calcext:value-type="percentage">
            <text:p>0.00000%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74179" calcext:value-type="float">
            <text:p>0.00074179</text:p>
          </table:table-cell>
          <table:table-cell table:style-name="ce4" table:formula="of:=([Sheet1.O4]-[Sheet1.N4])/[Sheet1.N4]" office:value-type="percentage" office:value="0.00000539239079728461" calcext:value-type="percentage">
            <text:p>0.000539%</text:p>
          </table:table-cell>
          <table:table-cell office:value-type="float" office:value="0.00202081786" calcext:value-type="float">
            <text:p>0.0020208179</text:p>
          </table:table-cell>
          <table:table-cell office:value-type="float" office:value="1.553414" calcext:value-type="float">
            <text:p>1.553414</text:p>
          </table:table-cell>
          <table:table-cell office:value-type="float" office:value="1.5534141" calcext:value-type="float">
            <text:p>1.5534141</text:p>
          </table:table-cell>
          <table:table-cell table:style-name="ce4" table:formula="of:=([Sheet1.S4]-[Sheet1.R4])/[Sheet1.R4]" office:value-type="percentage" office:value="0.0000000643743392529887" calcext:value-type="percentage">
            <text:p>0.000006%</text:p>
          </table:table-cell>
          <table:table-cell office:value-type="float" office:value="1.5525252" calcext:value-type="float">
            <text:p>1.5525252</text:p>
          </table:table-cell>
          <table:table-cell office:value-type="float" office:value="1.5525252" calcext:value-type="float">
            <text:p>1.5525252</text:p>
          </table:table-cell>
          <table:table-cell table:style-name="ce4" table:formula="of:=([Sheet1.V4]-[Sheet1.U4])/[Sheet1.U4]" office:value-type="percentage" office:value="0" calcext:value-type="percentage">
            <text:p>0.000000%</text:p>
          </table:table-cell>
          <table:table-cell table:style-name="ce5" table:formula="of:=[.R4]-[.U4]" office:value-type="float" office:value="0.000888800000000245" calcext:value-type="float">
            <text:p>0.0008888</text:p>
          </table:table-cell>
          <table:table-cell table:style-name="ce5" table:formula="of:=[.S4]-[.V4]" office:value-type="float" office:value="0.000888900000000081" calcext:value-type="float">
            <text:p>0.0008889</text:p>
          </table:table-cell>
          <table:table-cell table:style-name="ce4" table:formula="of:=([Sheet1.Y4]-[Sheet1.X4])/[Sheet1.X4]" office:value-type="percentage" office:value="0.000112511250940948" calcext:value-type="percentage">
            <text:p>0.011251%</text:p>
          </table:table-cell>
          <table:table-cell table:style-name="ce5" table:formula="of:=[.M4]-[.N4]" office:value-type="float" office:value="0.000118214" calcext:value-type="float">
            <text:p>0.0001182</text:p>
          </table:table-cell>
          <table:table-cell office:value-type="float" office:value="0.0001182" calcext:value-type="float">
            <text:p>0.0001182</text:p>
          </table:table-cell>
          <table:table-cell table:formula="of:=([Sheet1.AB4]-[Sheet1.AA4])/[Sheet1.AA4]" office:value-type="percentage" office:value="-0.000118429289255569" calcext:value-type="percentage">
            <text:p>-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555189" calcext:value-type="float">
            <text:p>0.555189</text:p>
          </table:table-cell>
          <table:table-cell table:style-name="ce7" table:formula="of:=([Sheet1.AH4]-[Sheet1.AG4])/[Sheet1.AG4]" office:value-type="percentage" office:value="-0.00000180118518010011" calcext:value-type="percentage">
            <text:p>-0.0002%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0.9973363947" calcext:value-type="float">
            <text:p>0.9973363947</text:p>
          </table:table-cell>
          <table:table-cell table:style-name="ce4" table:formula="of:=([Sheet1.AK4]-[Sheet1.AJ4])/[Sheet1.AJ4]" office:value-type="percentage" office:value="-0.000000000300801240510341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N4]-[Sheet1.AM4])/[Sheet1.AM4]" office:value-type="percentage" office:value="0" calcext:value-type="percentage">
            <text:p>0.000000%</text:p>
          </table:table-cell>
          <table:table-cell table:style-name="ce3" table:formula="of:=[.AM4]-912.67" office:value-type="float" office:value="0" calcext:value-type="float">
            <text:p>0.00</text:p>
          </table:table-cell>
          <table:table-cell table:style-name="ce9" table:formula="of:=[.AN4]-912.67" office:value-type="float" office:value="0" calcext:value-type="float">
            <text:p>0.000000</text:p>
          </table:table-cell>
          <table:table-cell table:style-name="ce4" table:formula="of:=([Sheet1.AQ4]-[Sheet1.AP4])/[Sheet1.AP4]" office:value-type="string" office:string-value="" calcext:value-type="error">
            <text:p>#DIV/0!</text:p>
          </table:table-cell>
          <table:table-cell office:value-type="float" office:value="29.54363269" calcext:value-type="float">
            <text:p>29.54363269</text:p>
          </table:table-cell>
          <table:table-cell office:value-type="float" office:value="29.54363447" calcext:value-type="float">
            <text:p>29.54363447</text:p>
          </table:table-cell>
          <table:table-cell table:style-name="ce4" table:formula="of:=([Sheet1.AT4]-[Sheet1.AS4])/[Sheet1.AS4]" office:value-type="percentage" office:value="0.0000000602498690764964" calcext:value-type="percentage">
            <text:p>0.000006%</text:p>
          </table:table-cell>
          <table:table-cell table:number-columns-repeated="2" office:value-type="float" office:value="16.3" calcext:value-type="float">
            <text:p>16.3</text:p>
          </table:table-cell>
          <table:table-cell table:style-name="ce10" table:formula="of:=([Sheet1.AW4]-[Sheet1.AV4])/[Sheet1.AV4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7.2" calcext:value-type="float">
            <text:p>97.2</text:p>
          </table:table-cell>
          <table:table-cell table:formula="of:=[Sheet1.B5]-[Sheet1.C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48606.5826" calcext:value-type="float">
            <text:p>35948606.5826</text:p>
          </table:table-cell>
          <table:table-cell office:value-type="float" office:value="35948606.6827" calcext:value-type="float">
            <text:p>35948606.6827</text:p>
          </table:table-cell>
          <table:table-cell table:style-name="ce2" table:formula="of:=([Sheet1.G5]-[Sheet1.F5])/[Sheet1.F5]" office:value-type="percentage" office:value="0.00000000278453082605263" calcext:value-type="percentage">
            <text:p>0.00000%</text:p>
          </table:table-cell>
          <table:table-cell table:style-name="ce3" table:formula="of:=[.G5]-[.F5]" office:value-type="float" office:value="0.100100003182888" calcext:value-type="float">
            <text:p>0.10</text:p>
          </table:table-cell>
          <table:table-cell office:value-type="float" office:value="21837385.94" calcext:value-type="float">
            <text:p>21,837,385.94</text:p>
          </table:table-cell>
          <table:table-cell table:style-name="Default" office:value-type="float" office:value="21837386.0101" calcext:value-type="float">
            <text:p>21837386.0101</text:p>
          </table:table-cell>
          <table:table-cell table:style-name="ce2" table:formula="of:=([Sheet1.K5]-[Sheet1.J5])/[Sheet1.J5]" office:value-type="percentage" office:value="0.00000000321009110056077" calcext:value-type="percentage">
            <text:p>0.00000%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027446" calcext:value-type="float">
            <text:p>0.002027446</text:p>
          </table:table-cell>
          <table:table-cell office:value-type="float" office:value="0.00202745" calcext:value-type="float">
            <text:p>0.00202745</text:p>
          </table:table-cell>
          <table:table-cell table:style-name="ce4" table:formula="of:=([Sheet1.O5]-[Sheet1.N5])/[Sheet1.N5]" office:value-type="percentage" office:value="0.00000197292554280754" calcext:value-type="percentage">
            <text:p>0.000197%</text:p>
          </table:table-cell>
          <table:table-cell/>
          <table:table-cell office:value-type="float" office:value="1.64604" calcext:value-type="float">
            <text:p>1.64604</text:p>
          </table:table-cell>
          <table:table-cell office:value-type="float" office:value="1.6460413" calcext:value-type="float">
            <text:p>1.6460413</text:p>
          </table:table-cell>
          <table:table-cell table:style-name="ce4" table:formula="of:=([Sheet1.S5]-[Sheet1.R5])/[Sheet1.R5]" office:value-type="percentage" office:value="0.000000789774245855996" calcext:value-type="percentage">
            <text:p>0.000079%</text:p>
          </table:table-cell>
          <table:table-cell office:value-type="float" office:value="1.6439595" calcext:value-type="float">
            <text:p>1.6439595</text:p>
          </table:table-cell>
          <table:table-cell office:value-type="float" office:value="1.6439595" calcext:value-type="float">
            <text:p>1.6439595</text:p>
          </table:table-cell>
          <table:table-cell table:style-name="ce4" table:formula="of:=([Sheet1.V5]-[Sheet1.U5])/[Sheet1.U5]" office:value-type="percentage" office:value="0" calcext:value-type="percentage">
            <text:p>0.000000%</text:p>
          </table:table-cell>
          <table:table-cell table:style-name="ce5" table:formula="of:=[.R5]-[.U5]" office:value-type="float" office:value="0.00208050000000015" calcext:value-type="float">
            <text:p>0.0020805</text:p>
          </table:table-cell>
          <table:table-cell table:style-name="ce5" table:formula="of:=[.S5]-[.V5]" office:value-type="float" office:value="0.0020817999999998" calcext:value-type="float">
            <text:p>0.0020818</text:p>
          </table:table-cell>
          <table:table-cell table:style-name="ce4" table:formula="of:=([Sheet1.Y5]-[Sheet1.X5])/[Sheet1.X5]" office:value-type="percentage" office:value="0.000624849795553333" calcext:value-type="percentage">
            <text:p>0.062485%</text:p>
          </table:table-cell>
          <table:table-cell table:style-name="ce5" table:formula="of:=[.M5]-[.N5]" office:value-type="float" office:value="0.000172554" calcext:value-type="float">
            <text:p>0.0001726</text:p>
          </table:table-cell>
          <table:table-cell office:value-type="float" office:value="0.0001726" calcext:value-type="float">
            <text:p>0.0001726</text:p>
          </table:table-cell>
          <table:table-cell table:formula="of:=([Sheet1.AB5]-[Sheet1.AA5])/[Sheet1.AA5]" office:value-type="percentage" office:value="0.000266583214529272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64662" calcext:value-type="float">
            <text:p>0.64662</text:p>
          </table:table-cell>
          <table:table-cell office:value-type="float" office:value="0.646623" calcext:value-type="float">
            <text:p>0.646623</text:p>
          </table:table-cell>
          <table:table-cell table:style-name="ce7" table:formula="of:=([Sheet1.AH5]-[Sheet1.AG5])/[Sheet1.AG5]" office:value-type="percentage" office:value="0.00000463951006752687" calcext:value-type="percentage">
            <text:p>0.0005%</text:p>
          </table:table-cell>
          <table:table-cell office:value-type="float" office:value="0.99733639" calcext:value-type="float">
            <text:p>0.99733639</text:p>
          </table:table-cell>
          <table:table-cell office:value-type="float" office:value="0.9973363897" calcext:value-type="float">
            <text:p>0.9973363897</text:p>
          </table:table-cell>
          <table:table-cell table:style-name="ce4" table:formula="of:=([Sheet1.AK5]-[Sheet1.AJ5])/[Sheet1.AJ5]" office:value-type="percentage" office:value="-0.000000000300801242018364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N5]-[Sheet1.AM5])/[Sheet1.AM5]" office:value-type="percentage" office:value="0" calcext:value-type="percentage">
            <text:p>0.000000%</text:p>
          </table:table-cell>
          <table:table-cell table:style-name="ce3" table:formula="of:=[.AM5]-912.67" office:value-type="float" office:value="0" calcext:value-type="float">
            <text:p>0.00</text:p>
          </table:table-cell>
          <table:table-cell table:style-name="ce9" table:formula="of:=[.AN5]-912.67" office:value-type="float" office:value="0" calcext:value-type="float">
            <text:p>0.000000</text:p>
          </table:table-cell>
          <table:table-cell table:style-name="ce4" table:formula="of:=([Sheet1.AQ5]-[Sheet1.AP5])/[Sheet1.AP5]" office:value-type="string" office:string-value="" calcext:value-type="error">
            <text:p>#DIV/0!</text:p>
          </table:table-cell>
          <table:table-cell office:value-type="float" office:value="48.87721065" calcext:value-type="float">
            <text:p>48.87721065</text:p>
          </table:table-cell>
          <table:table-cell office:value-type="float" office:value="48.87721308" calcext:value-type="float">
            <text:p>48.87721308</text:p>
          </table:table-cell>
          <table:table-cell table:style-name="ce4" table:formula="of:=([Sheet1.AT5]-[Sheet1.AS5])/[Sheet1.AS5]" office:value-type="percentage" office:value="0.0000000497164212663946" calcext:value-type="percentage">
            <text:p>0.000005%</text:p>
          </table:table-cell>
          <table:table-cell table:number-columns-repeated="2" office:value-type="float" office:value="19.3" calcext:value-type="float">
            <text:p>19.3</text:p>
          </table:table-cell>
          <table:table-cell table:style-name="ce10" table:formula="of:=([Sheet1.AW5]-[Sheet1.AV5])/[Sheet1.AV5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6.6" calcext:value-type="float">
            <text:p>156.6</text:p>
          </table:table-cell>
          <table:table-cell table:formula="of:=[Sheet1.B6]-[Sheet1.C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53695.5826" calcext:value-type="float">
            <text:p>35953695.5826</text:p>
          </table:table-cell>
          <table:table-cell office:value-type="float" office:value="35953695.9323" calcext:value-type="float">
            <text:p>35953695.9323</text:p>
          </table:table-cell>
          <table:table-cell table:style-name="ce2" table:formula="of:=([Sheet1.G6]-[Sheet1.F6])/[Sheet1.F6]" office:value-type="percentage" office:value="0.00000000972639942002569" calcext:value-type="percentage">
            <text:p>0.00000%</text:p>
          </table:table-cell>
          <table:table-cell table:style-name="ce3" table:formula="of:=[.G6]-[.F6]" office:value-type="float" office:value="0.349700003862381" calcext:value-type="float">
            <text:p>0.35</text:p>
          </table:table-cell>
          <table:table-cell office:value-type="float" office:value="21710302.14" calcext:value-type="float">
            <text:p>21,710,302.14</text:p>
          </table:table-cell>
          <table:table-cell table:style-name="Default" office:value-type="float" office:value="21710302.5184" calcext:value-type="float">
            <text:p>21710302.5184</text:p>
          </table:table-cell>
          <table:table-cell table:style-name="ce2" table:formula="of:=([Sheet1.K6]-[Sheet1.J6])/[Sheet1.J6]" office:value-type="percentage" office:value="0.0000000174295132103399" calcext:value-type="percentage">
            <text:p>0.00000%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.00412661" calcext:value-type="float">
            <text:p>0.00412661</text:p>
          </table:table-cell>
          <table:table-cell table:style-name="ce4" table:formula="of:=([Sheet1.O6]-[Sheet1.N6])/[Sheet1.N6]" office:value-type="percentage" office:value="0" calcext:value-type="percentage">
            <text:p>0.000000%</text:p>
          </table:table-cell>
          <table:table-cell office:value-type="float" office:value="0.0108861" calcext:value-type="float">
            <text:p>0.0108861</text:p>
          </table:table-cell>
          <table:table-cell office:value-type="float" office:value="1.65583" calcext:value-type="float">
            <text:p>1.65583</text:p>
          </table:table-cell>
          <table:table-cell office:value-type="float" office:value="1.6558317" calcext:value-type="float">
            <text:p>1.6558317</text:p>
          </table:table-cell>
          <table:table-cell table:style-name="ce4" table:formula="of:=([Sheet1.S6]-[Sheet1.R6])/[Sheet1.R6]" office:value-type="percentage" office:value="0.00000102667544379821" calcext:value-type="percentage">
            <text:p>0.000103%</text:p>
          </table:table-cell>
          <table:table-cell office:value-type="float" office:value="1.651704" calcext:value-type="float">
            <text:p>1.6517040</text:p>
          </table:table-cell>
          <table:table-cell office:value-type="float" office:value="1.6517042" calcext:value-type="float">
            <text:p>1.6517042</text:p>
          </table:table-cell>
          <table:table-cell table:style-name="ce4" table:formula="of:=([Sheet1.V6]-[Sheet1.U6])/[Sheet1.U6]" office:value-type="percentage" office:value="0.000000121087071227489" calcext:value-type="percentage">
            <text:p>0.000012%</text:p>
          </table:table-cell>
          <table:table-cell table:style-name="ce5" table:formula="of:=[.R6]-[.U6]" office:value-type="float" office:value="0.00412599999999985" calcext:value-type="float">
            <text:p>0.0041260</text:p>
          </table:table-cell>
          <table:table-cell table:style-name="ce5" table:formula="of:=[.S6]-[.V6]" office:value-type="float" office:value="0.00412750000000006" calcext:value-type="float">
            <text:p>0.0041275</text:p>
          </table:table-cell>
          <table:table-cell table:style-name="ce4" table:formula="of:=([Sheet1.Y6]-[Sheet1.X6])/[Sheet1.X6]" office:value-type="percentage" office:value="0.000363548230782773" calcext:value-type="percentage">
            <text:p>0.036355%</text:p>
          </table:table-cell>
          <table:table-cell table:style-name="ce5" table:formula="of:=[.M6]-[.N6]" office:value-type="float" office:value="0.00017339" calcext:value-type="float">
            <text:p>0.0001734</text:p>
          </table:table-cell>
          <table:table-cell office:value-type="float" office:value="0.0001734" calcext:value-type="float">
            <text:p>0.0001734</text:p>
          </table:table-cell>
          <table:table-cell table:formula="of:=([Sheet1.AB6]-[Sheet1.AA6])/[Sheet1.AA6]" office:value-type="percentage" office:value="0.0000576734529105338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65436" calcext:value-type="float">
            <text:p>0.65436</text:p>
          </table:table-cell>
          <table:table-cell office:value-type="float" office:value="0.654368" calcext:value-type="float">
            <text:p>0.654368</text:p>
          </table:table-cell>
          <table:table-cell table:style-name="ce7" table:formula="of:=([Sheet1.AH6]-[Sheet1.AG6])/[Sheet1.AG6]" office:value-type="percentage" office:value="0.0000122256861664787" calcext:value-type="percentage">
            <text:p>0.0012%</text:p>
          </table:table-cell>
          <table:table-cell office:value-type="float" office:value="0.997336382" calcext:value-type="float">
            <text:p>0.997336382</text:p>
          </table:table-cell>
          <table:table-cell office:value-type="float" office:value="0.9973363821" calcext:value-type="float">
            <text:p>0.9973363821</text:p>
          </table:table-cell>
          <table:table-cell table:style-name="ce4" table:formula="of:=([Sheet1.AK6]-[Sheet1.AJ6])/[Sheet1.AJ6]" office:value-type="percentage" office:value="0.000000000100267081477067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N6]-[Sheet1.AM6])/[Sheet1.AM6]" office:value-type="percentage" office:value="0" calcext:value-type="percentage">
            <text:p>0.000000%</text:p>
          </table:table-cell>
          <table:table-cell table:style-name="ce3" table:formula="of:=[.AM6]-912.67" office:value-type="float" office:value="0" calcext:value-type="float">
            <text:p>0.00</text:p>
          </table:table-cell>
          <table:table-cell table:style-name="ce9" table:formula="of:=[.AN6]-912.67" office:value-type="float" office:value="0" calcext:value-type="float">
            <text:p>0.000000</text:p>
          </table:table-cell>
          <table:table-cell table:style-name="ce4" table:formula="of:=([Sheet1.AQ6]-[Sheet1.AP6])/[Sheet1.AP6]" office:value-type="string" office:string-value="" calcext:value-type="error">
            <text:p>#DIV/0!</text:p>
          </table:table-cell>
          <table:table-cell office:value-type="float" office:value="69.80628478" calcext:value-type="float">
            <text:p>69.80628478</text:p>
          </table:table-cell>
          <table:table-cell office:value-type="float" office:value="69.80628713" calcext:value-type="float">
            <text:p>69.80628713</text:p>
          </table:table-cell>
          <table:table-cell table:style-name="ce4" table:formula="of:=([Sheet1.AT6]-[Sheet1.AS6])/[Sheet1.AS6]" office:value-type="percentage" office:value="0.0000000336645906597027" calcext:value-type="percentage">
            <text:p>0.000003%</text:p>
          </table:table-cell>
          <table:table-cell table:number-columns-repeated="2" office:value-type="float" office:value="20.9" calcext:value-type="float">
            <text:p>20.9</text:p>
          </table:table-cell>
          <table:table-cell table:style-name="ce10" table:formula="of:=([Sheet1.AW6]-[Sheet1.AV6])/[Sheet1.AV6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38.7" calcext:value-type="float">
            <text:p>338.7</text:p>
          </table:table-cell>
          <table:table-cell table:formula="of:=[Sheet1.B7]-[Sheet1.C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69260.972" calcext:value-type="float">
            <text:p>35969260.972</text:p>
          </table:table-cell>
          <table:table-cell office:value-type="float" office:value="35969261.5115" calcext:value-type="float">
            <text:p>35969261.5115</text:p>
          </table:table-cell>
          <table:table-cell table:style-name="ce2" table:formula="of:=([Sheet1.G7]-[Sheet1.F7])/[Sheet1.F7]" office:value-type="percentage" office:value="0.0000000149989180626375" calcext:value-type="percentage">
            <text:p>0.00000%</text:p>
          </table:table-cell>
          <table:table-cell table:style-name="ce3" table:formula="of:=[.G7]-[.F7]" office:value-type="float" office:value="0.539499998092651" calcext:value-type="float">
            <text:p>0.54</text:p>
          </table:table-cell>
          <table:table-cell office:value-type="float" office:value="21456164.95" calcext:value-type="float">
            <text:p>21,456,164.95</text:p>
          </table:table-cell>
          <table:table-cell table:style-name="Default" office:value-type="float" office:value="21456163.035" calcext:value-type="float">
            <text:p>21456163.035</text:p>
          </table:table-cell>
          <table:table-cell table:style-name="ce2" table:formula="of:=([Sheet1.K7]-[Sheet1.J7])/[Sheet1.J7]" office:value-type="percentage" office:value="-0.0000000892517373709848" calcext:value-type="percentage">
            <text:p>-0.00001%</text:p>
          </table:table-cell>
          <table:table-cell office:value-type="float" office:value="0.01106" calcext:value-type="float">
            <text:p>0.01106</text:p>
          </table:table-cell>
          <table:table-cell table:number-columns-repeated="2" office:value-type="float" office:value="0.01061621" calcext:value-type="float">
            <text:p>0.01061621</text:p>
          </table:table-cell>
          <table:table-cell table:style-name="ce4" table:formula="of:=([Sheet1.O7]-[Sheet1.N7])/[Sheet1.N7]" office:value-type="percentage" office:value="0" calcext:value-type="percentage">
            <text:p>0.000000%</text:p>
          </table:table-cell>
          <table:table-cell/>
          <table:table-cell office:value-type="float" office:value="1.67568" calcext:value-type="float">
            <text:p>1.67568</text:p>
          </table:table-cell>
          <table:table-cell office:value-type="float" office:value="1.6756815" calcext:value-type="float">
            <text:p>1.6756815</text:p>
          </table:table-cell>
          <table:table-cell table:style-name="ce4" table:formula="of:=([Sheet1.S7]-[Sheet1.R7])/[Sheet1.R7]" office:value-type="percentage" office:value="0.000000895158980227503" calcext:value-type="percentage">
            <text:p>0.000090%</text:p>
          </table:table-cell>
          <table:table-cell office:value-type="float" office:value="1.66479" calcext:value-type="float">
            <text:p>1.6647900</text:p>
          </table:table-cell>
          <table:table-cell office:value-type="float" office:value="1.6647949" calcext:value-type="float">
            <text:p>1.6647949</text:p>
          </table:table-cell>
          <table:table-cell table:style-name="ce4" table:formula="of:=([Sheet1.V7]-[Sheet1.U7])/[Sheet1.U7]" office:value-type="percentage" office:value="0.000002943314171742" calcext:value-type="percentage">
            <text:p>0.000294%</text:p>
          </table:table-cell>
          <table:table-cell table:style-name="ce5" table:formula="of:=[.R7]-[.U7]" office:value-type="float" office:value="0.0108900000000001" calcext:value-type="float">
            <text:p>0.0108900</text:p>
          </table:table-cell>
          <table:table-cell table:style-name="ce5" table:formula="of:=[.S7]-[.V7]" office:value-type="float" office:value="0.0108866000000001" calcext:value-type="float">
            <text:p>0.0108866</text:p>
          </table:table-cell>
          <table:table-cell table:style-name="ce4" table:formula="of:=([Sheet1.Y7]-[Sheet1.X7])/[Sheet1.X7]" office:value-type="percentage" office:value="-0.000312213039484548" calcext:value-type="percentage">
            <text:p>-0.031221%</text:p>
          </table:table-cell>
          <table:table-cell table:style-name="ce5" table:formula="of:=[.M7]-[.N7]" office:value-type="float" office:value="0.000443789999999999" calcext:value-type="float">
            <text:p>0.0004438</text:p>
          </table:table-cell>
          <table:table-cell office:value-type="float" office:value="0.0004438" calcext:value-type="float">
            <text:p>0.0004438</text:p>
          </table:table-cell>
          <table:table-cell table:formula="of:=([Sheet1.AB7]-[Sheet1.AA7])/[Sheet1.AA7]" office:value-type="percentage" office:value="0.000022533180108918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667458" calcext:value-type="float">
            <text:p>0.667458</text:p>
          </table:table-cell>
          <table:table-cell office:value-type="float" office:value="0.667459" calcext:value-type="float">
            <text:p>0.667459</text:p>
          </table:table-cell>
          <table:table-cell table:style-name="ce7" table:formula="of:=([Sheet1.AH7]-[Sheet1.AG7])/[Sheet1.AG7]" office:value-type="percentage" office:value="0.00000149822161099089" calcext:value-type="percentage">
            <text:p>0.0001%</text:p>
          </table:table-cell>
          <table:table-cell office:value-type="float" office:value="0.997336359" calcext:value-type="float">
            <text:p>0.997336359</text:p>
          </table:table-cell>
          <table:table-cell office:value-type="float" office:value="0.9973363589" calcext:value-type="float">
            <text:p>0.9973363589</text:p>
          </table:table-cell>
          <table:table-cell table:style-name="ce4" table:formula="of:=([Sheet1.AK7]-[Sheet1.AJ7])/[Sheet1.AJ7]" office:value-type="percentage" office:value="-0.000000000100267083789369" calcext:value-type="percentage">
            <text:p>0.000000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N7]-[Sheet1.AM7])/[Sheet1.AM7]" office:value-type="percentage" office:value="0" calcext:value-type="percentage">
            <text:p>0.000000%</text:p>
          </table:table-cell>
          <table:table-cell table:style-name="ce3" table:formula="of:=[.AM7]-912.67" office:value-type="float" office:value="0" calcext:value-type="float">
            <text:p>0.00</text:p>
          </table:table-cell>
          <table:table-cell table:style-name="ce9" table:formula="of:=[.AN7]-912.67" office:value-type="float" office:value="0" calcext:value-type="float">
            <text:p>0.000000</text:p>
          </table:table-cell>
          <table:table-cell table:style-name="ce4" table:formula="of:=([Sheet1.AQ7]-[Sheet1.AP7])/[Sheet1.AP7]" office:value-type="string" office:string-value="" calcext:value-type="error">
            <text:p>#DIV/0!</text:p>
          </table:table-cell>
          <table:table-cell office:value-type="float" office:value="112.334788" calcext:value-type="float">
            <text:p>112.334788</text:p>
          </table:table-cell>
          <table:table-cell office:value-type="float" office:value="112.33479522" calcext:value-type="float">
            <text:p>112.33479522</text:p>
          </table:table-cell>
          <table:table-cell table:style-name="ce4" table:formula="of:=([Sheet1.AT7]-[Sheet1.AS7])/[Sheet1.AS7]" office:value-type="percentage" office:value="0.0000000642721647414297" calcext:value-type="percentage">
            <text:p>0.000006%</text:p>
          </table:table-cell>
          <table:table-cell table:number-columns-repeated="2" office:value-type="float" office:value="42.5" calcext:value-type="float">
            <text:p>42.5</text:p>
          </table:table-cell>
          <table:table-cell table:style-name="ce10" table:formula="of:=([Sheet1.AW7]-[Sheet1.AV7])/[Sheet1.AV7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63.8" calcext:value-type="float">
            <text:p>763.8</text:p>
          </table:table-cell>
          <table:table-cell table:formula="of:=[Sheet1.B8]-[Sheet1.C8]" office:value-type="float" office:value="0" calcext:value-type="float">
            <text:p>0</text:p>
          </table:table-cell>
          <table:table-cell/>
          <table:table-cell office:value-type="float" office:value="36005268.3826" calcext:value-type="float">
            <text:p>36005268.3826</text:p>
          </table:table-cell>
          <table:table-cell office:value-type="float" office:value="36005271.2445" calcext:value-type="float">
            <text:p>36005271.2445</text:p>
          </table:table-cell>
          <table:table-cell table:style-name="ce2" table:formula="of:=([Sheet1.G8]-[Sheet1.F8])/[Sheet1.F8]" office:value-type="percentage" office:value="0.0000000794855898282032" calcext:value-type="percentage">
            <text:p>0.00001%</text:p>
          </table:table-cell>
          <table:table-cell table:style-name="ce3" table:formula="of:=[.G8]-[.F8]" office:value-type="float" office:value="2.86189999431372" calcext:value-type="float">
            <text:p>2.86</text:p>
          </table:table-cell>
          <table:table-cell office:value-type="float" office:value="21075081.79" calcext:value-type="float">
            <text:p>21,075,081.79</text:p>
          </table:table-cell>
          <table:table-cell table:style-name="Default" office:value-type="float" office:value="21075079.8564" calcext:value-type="float">
            <text:p>21075079.8564</text:p>
          </table:table-cell>
          <table:table-cell table:style-name="ce2" table:formula="of:=([Sheet1.K8]-[Sheet1.J8])/[Sheet1.J8]" office:value-type="percentage" office:value="-0.0000000917481610073424" calcext:value-type="percentage">
            <text:p>-0.00001%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5076039" calcext:value-type="float">
            <text:p>0.025076039</text:p>
          </table:table-cell>
          <table:table-cell office:value-type="float" office:value="0.02507757" calcext:value-type="float">
            <text:p>0.02507757</text:p>
          </table:table-cell>
          <table:table-cell table:style-name="ce4" table:formula="of:=([Sheet1.O8]-[Sheet1.N8])/[Sheet1.N8]" office:value-type="percentage" office:value="0.0000610542996842149" calcext:value-type="percentage">
            <text:p>0.006105%</text:p>
          </table:table-cell>
          <table:table-cell/>
          <table:table-cell office:value-type="float" office:value="1.70672" calcext:value-type="float">
            <text:p>1.70672</text:p>
          </table:table-cell>
          <table:table-cell office:value-type="float" office:value="1.7067201" calcext:value-type="float">
            <text:p>1.7067201</text:p>
          </table:table-cell>
          <table:table-cell table:style-name="ce4" table:formula="of:=([Sheet1.S8]-[Sheet1.R8])/[Sheet1.R8]" office:value-type="percentage" office:value="0.0000000585919190367411" calcext:value-type="percentage">
            <text:p>0.000006%</text:p>
          </table:table-cell>
          <table:table-cell office:value-type="float" office:value="1.680215" calcext:value-type="float">
            <text:p>1.6802150</text:p>
          </table:table-cell>
          <table:table-cell office:value-type="float" office:value="1.6803638" calcext:value-type="float">
            <text:p>1.6803638</text:p>
          </table:table-cell>
          <table:table-cell table:style-name="ce4" table:formula="of:=([Sheet1.V8]-[Sheet1.U8])/[Sheet1.U8]" office:value-type="percentage" office:value="0.0000885600949877474" calcext:value-type="percentage">
            <text:p>0.008856%</text:p>
          </table:table-cell>
          <table:table-cell table:style-name="ce5" office:value-type="float" office:value="0.02650414" calcext:value-type="float">
            <text:p>0.0265041</text:p>
          </table:table-cell>
          <table:table-cell table:style-name="ce5" table:formula="of:=[.S8]-[.V8]" office:value-type="float" office:value="0.0263563000000002" calcext:value-type="float">
            <text:p>0.0263563</text:p>
          </table:table-cell>
          <table:table-cell table:style-name="ce4" table:formula="of:=([Sheet1.Y8]-[Sheet1.X8])/[Sheet1.X8]" office:value-type="percentage" office:value="-0.00557799649412423" calcext:value-type="percentage">
            <text:p>-0.557800%</text:p>
          </table:table-cell>
          <table:table-cell table:style-name="ce5" table:formula="of:=[.M8]-[.N8]" office:value-type="float" office:value="0.001723961" calcext:value-type="float">
            <text:p>0.0017240</text:p>
          </table:table-cell>
          <table:table-cell office:value-type="float" office:value="0.0017224" calcext:value-type="float">
            <text:p>0.0017224</text:p>
          </table:table-cell>
          <table:table-cell table:formula="of:=([Sheet1.AB8]-[Sheet1.AA8])/[Sheet1.AA8]" office:value-type="percentage" office:value="-0.000905472919630742" calcext:value-type="percentage">
            <text:p>-0.09%</text:p>
          </table:table-cell>
          <table:table-cell office:value-type="float" office:value="0.654885573" calcext:value-type="float">
            <text:p>0.654885573</text:p>
          </table:table-cell>
          <table:table-cell office:value-type="float" office:value="0.65526538" calcext:value-type="float">
            <text:p>0.65526538</text:p>
          </table:table-cell>
          <table:table-cell table:style-name="ce4" table:formula="of:=([Sheet1.AE8]-[Sheet1.AD8])/[Sheet1.AD8]" office:value-type="percentage" office:value="0.000579959332834401" calcext:value-type="percentage">
            <text:p>0.057996%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7" table:formula="of:=([Sheet1.AH8]-[Sheet1.AG8])/[Sheet1.AG8]" office:value-type="percentage" office:value="0" calcext:value-type="percentage">
            <text:p>0.0000%</text:p>
          </table:table-cell>
          <table:table-cell office:value-type="float" office:value="0.997209034" calcext:value-type="float">
            <text:p>0.997209034</text:p>
          </table:table-cell>
          <table:table-cell office:value-type="float" office:value="0.9972089593" calcext:value-type="float">
            <text:p>0.9972089593</text:p>
          </table:table-cell>
          <table:table-cell table:style-name="ce4" table:formula="of:=([Sheet1.AK8]-[Sheet1.AJ8])/[Sheet1.AJ8]" office:value-type="percentage" office:value="-0.0000000749090686270866" calcext:value-type="percentage">
            <text:p>-0.000007%</text:p>
          </table:table-cell>
          <table:table-cell office:value-type="float" office:value="934.21919" calcext:value-type="float">
            <text:p>934.21919</text:p>
          </table:table-cell>
          <table:table-cell office:value-type="float" office:value="934.231693" calcext:value-type="float">
            <text:p>934.231693</text:p>
          </table:table-cell>
          <table:table-cell table:style-name="ce4" table:formula="of:=([Sheet1.AN8]-[Sheet1.AM8])/[Sheet1.AM8]" office:value-type="percentage" office:value="0.0000133833688429417" calcext:value-type="percentage">
            <text:p>0.001338%</text:p>
          </table:table-cell>
          <table:table-cell table:style-name="ce9" table:formula="of:=[.AM8]-912.67" office:value-type="float" office:value="21.5491900000001" calcext:value-type="float">
            <text:p>21.549190</text:p>
          </table:table-cell>
          <table:table-cell table:style-name="ce9" table:formula="of:=[.AN8]-912.67" office:value-type="float" office:value="21.561693" calcext:value-type="float">
            <text:p>21.561693</text:p>
          </table:table-cell>
          <table:table-cell table:style-name="ce4" table:formula="of:=([Sheet1.AQ8]-[Sheet1.AP8])/[Sheet1.AP8]" office:value-type="percentage" office:value="0.00058020742310612" calcext:value-type="percentage">
            <text:p>0.058021%</text:p>
          </table:table-cell>
          <table:table-cell office:value-type="float" office:value="171.0906374" calcext:value-type="float">
            <text:p>171.0906374</text:p>
          </table:table-cell>
          <table:table-cell office:value-type="float" office:value="171.09065378" calcext:value-type="float">
            <text:p>171.09065378</text:p>
          </table:table-cell>
          <table:table-cell table:style-name="ce4" table:formula="of:=([Sheet1.AT8]-[Sheet1.AS8])/[Sheet1.AS8]" office:value-type="percentage" office:value="0.000000095738728046004" calcext:value-type="percentage">
            <text:p>0.000010%</text:p>
          </table:table-cell>
          <table:table-cell/>
          <table:table-cell office:value-type="float" office:value="58.7" calcext:value-type="float">
            <text:p>58.7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57.7" calcext:value-type="float">
            <text:p>1357.7</text:p>
          </table:table-cell>
          <table:table-cell table:formula="of:=[Sheet1.B9]-[Sheet1.C9]" office:value-type="float" office:value="0" calcext:value-type="float">
            <text:p>0</text:p>
          </table:table-cell>
          <table:table-cell/>
          <table:table-cell office:value-type="float" office:value="36054814.8265" calcext:value-type="float">
            <text:p>36054814.8265</text:p>
          </table:table-cell>
          <table:table-cell office:value-type="float" office:value="36054823.111" calcext:value-type="float">
            <text:p>36054823.111</text:p>
          </table:table-cell>
          <table:table-cell table:style-name="ce2" table:formula="of:=([Sheet1.G9]-[Sheet1.F9])/[Sheet1.F9]" office:value-type="percentage" office:value="0.000000229775136628132" calcext:value-type="percentage">
            <text:p>0.00002%</text:p>
          </table:table-cell>
          <table:table-cell table:style-name="ce3" table:formula="of:=[.G9]-[.F9]" office:value-type="float" office:value="8.28450000286102" calcext:value-type="float">
            <text:p>8.28</text:p>
          </table:table-cell>
          <table:table-cell office:value-type="float" office:value="20694289.49" calcext:value-type="float">
            <text:p>20,694,289.49</text:p>
          </table:table-cell>
          <table:table-cell table:style-name="Default" office:value-type="float" office:value="20694287.595" calcext:value-type="float">
            <text:p>20694287.595</text:p>
          </table:table-cell>
          <table:table-cell table:style-name="ce2" table:formula="of:=([Sheet1.K9]-[Sheet1.J9])/[Sheet1.J9]" office:value-type="percentage" office:value="-0.0000000915711554372851" calcext:value-type="percentage">
            <text:p>-0.00001%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8348437" calcext:value-type="float">
            <text:p>0.048348437</text:p>
          </table:table-cell>
          <table:table-cell office:value-type="float" office:value="0.04835616" calcext:value-type="float">
            <text:p>0.04835616</text:p>
          </table:table-cell>
          <table:table-cell table:style-name="ce4" table:formula="of:=([Sheet1.O9]-[Sheet1.N9])/[Sheet1.N9]" office:value-type="percentage" office:value="0.000159736290958095" calcext:value-type="percentage">
            <text:p>0.015974%</text:p>
          </table:table-cell>
          <table:table-cell/>
          <table:table-cell office:value-type="float" office:value="1.73986" calcext:value-type="float">
            <text:p>1.73986</text:p>
          </table:table-cell>
          <table:table-cell office:value-type="float" office:value="1.7398652" calcext:value-type="float">
            <text:p>1.7398652</text:p>
          </table:table-cell>
          <table:table-cell table:style-name="ce4" table:formula="of:=([Sheet1.S9]-[Sheet1.R9])/[Sheet1.R9]" office:value-type="percentage" office:value="0.00000298874622091863" calcext:value-type="percentage">
            <text:p>0.000299%</text:p>
          </table:table-cell>
          <table:table-cell office:value-type="float" office:value="1.69674" calcext:value-type="float">
            <text:p>1.6967400</text:p>
          </table:table-cell>
          <table:table-cell office:value-type="float" office:value="1.6967876" calcext:value-type="float">
            <text:p>1.6967876</text:p>
          </table:table-cell>
          <table:table-cell table:style-name="ce4" table:formula="of:=([Sheet1.V9]-[Sheet1.U9])/[Sheet1.U9]" office:value-type="percentage" office:value="0.000028053797281737" calcext:value-type="percentage">
            <text:p>0.002805%</text:p>
          </table:table-cell>
          <table:table-cell table:style-name="ce5" office:value-type="float" office:value="0.043076639" calcext:value-type="float">
            <text:p>0.0430766</text:p>
          </table:table-cell>
          <table:table-cell table:style-name="ce5" table:formula="of:=[.S9]-[.V9]" office:value-type="float" office:value="0.0430776000000002" calcext:value-type="float">
            <text:p>0.0430776</text:p>
          </table:table-cell>
          <table:table-cell table:style-name="ce4" table:formula="of:=([Sheet1.Y9]-[Sheet1.X9])/[Sheet1.X9]" office:value-type="percentage" office:value="0.0000223090756955366" calcext:value-type="percentage">
            <text:p>0.002231%</text:p>
          </table:table-cell>
          <table:table-cell table:style-name="ce5" table:formula="of:=[.M9]-[.N9]" office:value-type="float" office:value="-0.003548437" calcext:value-type="float">
            <text:p>-0.0035484</text:p>
          </table:table-cell>
          <table:table-cell office:value-type="float" office:value="-0.0035562" calcext:value-type="float">
            <text:p>-0.0035562</text:p>
          </table:table-cell>
          <table:table-cell table:formula="of:=([Sheet1.AB9]-[Sheet1.AA9])/[Sheet1.AA9]" office:value-type="percentage" office:value="0.00218772377810239" calcext:value-type="percentage">
            <text:p>0.22%</text:p>
          </table:table-cell>
          <table:table-cell office:value-type="float" office:value="0.666961955" calcext:value-type="float">
            <text:p>0.666961955</text:p>
          </table:table-cell>
          <table:table-cell office:value-type="float" office:value="0.66696027" calcext:value-type="float">
            <text:p>0.66696027</text:p>
          </table:table-cell>
          <table:table-cell table:style-name="ce4" table:formula="of:=([Sheet1.AE9]-[Sheet1.AD9])/[Sheet1.AD9]" office:value-type="percentage" office:value="-0.0000025263809837152" calcext:value-type="percentage">
            <text:p>-0.000253%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3" calcext:value-type="float">
            <text:p>0.563</text:p>
          </table:table-cell>
          <table:table-cell table:style-name="ce7" table:formula="of:=([Sheet1.AH9]-[Sheet1.AG9])/[Sheet1.AG9]" office:value-type="percentage" office:value="0" calcext:value-type="percentage">
            <text:p>0.0000%</text:p>
          </table:table-cell>
          <table:table-cell office:value-type="float" office:value="0.996943011" calcext:value-type="float">
            <text:p>0.996943011</text:p>
          </table:table-cell>
          <table:table-cell office:value-type="float" office:value="0.9969428552" calcext:value-type="float">
            <text:p>0.9969428552</text:p>
          </table:table-cell>
          <table:table-cell table:style-name="ce4" table:formula="of:=([Sheet1.AK9]-[Sheet1.AJ9])/[Sheet1.AJ9]" office:value-type="percentage" office:value="-0.000000156277739342478" calcext:value-type="percentage">
            <text:p>-0.000016%</text:p>
          </table:table-cell>
          <table:table-cell office:value-type="float" office:value="977.714946" calcext:value-type="float">
            <text:p>977.714946</text:p>
          </table:table-cell>
          <table:table-cell office:value-type="float" office:value="977.739908" calcext:value-type="float">
            <text:p>977.739908</text:p>
          </table:table-cell>
          <table:table-cell table:style-name="ce4" table:formula="of:=([Sheet1.AN9]-[Sheet1.AM9])/[Sheet1.AM9]" office:value-type="percentage" office:value="0.0000255309587953865" calcext:value-type="percentage">
            <text:p>0.002553%</text:p>
          </table:table-cell>
          <table:table-cell table:style-name="ce9" table:formula="of:=[.AM9]-912.67" office:value-type="float" office:value="65.0449460000001" calcext:value-type="float">
            <text:p>65.044946</text:p>
          </table:table-cell>
          <table:table-cell table:style-name="ce9" table:formula="of:=[.AN9]-912.67" office:value-type="float" office:value="65.0699080000001" calcext:value-type="float">
            <text:p>65.069908</text:p>
          </table:table-cell>
          <table:table-cell table:style-name="ce4" table:formula="of:=([Sheet1.AQ9]-[Sheet1.AP9])/[Sheet1.AP9]" office:value-type="percentage" office:value="0.000383765404309191" calcext:value-type="percentage">
            <text:p>0.038377%</text:p>
          </table:table-cell>
          <table:table-cell office:value-type="float" office:value="224.8052138" calcext:value-type="float">
            <text:p>224.8052138</text:p>
          </table:table-cell>
          <table:table-cell office:value-type="float" office:value="224.8113787" calcext:value-type="float">
            <text:p>224.8113787</text:p>
          </table:table-cell>
          <table:table-cell table:style-name="ce4" table:formula="of:=([Sheet1.AT9]-[Sheet1.AS9])/[Sheet1.AS9]" office:value-type="percentage" office:value="0.000027423296354241" calcext:value-type="percentage">
            <text:p>0.002742%</text:p>
          </table:table-cell>
          <table:table-cell/>
          <table:table-cell office:value-type="float" office:value="53.7" calcext:value-type="float">
            <text:p>53.7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113.4" calcext:value-type="float">
            <text:p>2113.4</text:p>
          </table:table-cell>
          <table:table-cell table:formula="of:=[Sheet1.B10]-[Sheet1.C10]" office:value-type="float" office:value="0" calcext:value-type="float">
            <text:p>0</text:p>
          </table:table-cell>
          <table:table-cell/>
          <table:table-cell office:value-type="float" office:value="36116623.76" calcext:value-type="float">
            <text:p>36116623.76</text:p>
          </table:table-cell>
          <table:table-cell office:value-type="float" office:value="36116639.3609" calcext:value-type="float">
            <text:p>36116639.3609</text:p>
          </table:table-cell>
          <table:table-cell table:style-name="ce2" table:formula="of:=([Sheet1.G10]-[Sheet1.F10])/[Sheet1.F10]" office:value-type="percentage" office:value="0.000000431958981146578" calcext:value-type="percentage">
            <text:p>0.00004%</text:p>
          </table:table-cell>
          <table:table-cell table:style-name="ce3" table:formula="of:=[.G10]-[.F10]" office:value-type="float" office:value="15.6009000018239" calcext:value-type="float">
            <text:p>15.60</text:p>
          </table:table-cell>
          <table:table-cell office:value-type="float" office:value="20313895.93" calcext:value-type="float">
            <text:p>20,313,895.93</text:p>
          </table:table-cell>
          <table:table-cell table:style-name="Default" office:value-type="float" office:value="20313894.1068" calcext:value-type="float">
            <text:p>20313894.1068</text:p>
          </table:table-cell>
          <table:table-cell table:style-name="ce2" table:formula="of:=([Sheet1.K10]-[Sheet1.J10])/[Sheet1.J10]" office:value-type="percentage" office:value="-0.0000000897513704347982" calcext:value-type="percentage">
            <text:p>-0.00001%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534499" calcext:value-type="float">
            <text:p>0.081534499</text:p>
          </table:table-cell>
          <table:table-cell office:value-type="float" office:value="0.08152967" calcext:value-type="float">
            <text:p>0.08152967</text:p>
          </table:table-cell>
          <table:table-cell table:style-name="ce4" table:formula="of:=([Sheet1.O10]-[Sheet1.N10])/[Sheet1.N10]" office:value-type="percentage" office:value="-0.0000592264631442911" calcext:value-type="percentage">
            <text:p>-0.005923%</text:p>
          </table:table-cell>
          <table:table-cell/>
          <table:table-cell office:value-type="float" office:value="1.774884" calcext:value-type="float">
            <text:p>1.774884</text:p>
          </table:table-cell>
          <table:table-cell office:value-type="float" office:value="1.7748848" calcext:value-type="float">
            <text:p>1.7748848</text:p>
          </table:table-cell>
          <table:table-cell table:style-name="ce4" table:formula="of:=([Sheet1.S10]-[Sheet1.R10])/[Sheet1.R10]" office:value-type="percentage" office:value="0.000000450733681638327" calcext:value-type="percentage">
            <text:p>0.000045%</text:p>
          </table:table-cell>
          <table:table-cell office:value-type="float" office:value="1.694336" calcext:value-type="float">
            <text:p>1.6943360</text:p>
          </table:table-cell>
          <table:table-cell office:value-type="float" office:value="1.6936287" calcext:value-type="float">
            <text:p>1.6936287</text:p>
          </table:table-cell>
          <table:table-cell table:style-name="ce4" table:formula="of:=([Sheet1.V10]-[Sheet1.U10])/[Sheet1.U10]" office:value-type="percentage" office:value="-0.000417449667598248" calcext:value-type="percentage">
            <text:p>-0.041745%</text:p>
          </table:table-cell>
          <table:table-cell table:style-name="ce5" table:formula="of:=[.R10]-[.U10]" office:value-type="float" office:value="0.0805480000000003" calcext:value-type="float">
            <text:p>0.0805480</text:p>
          </table:table-cell>
          <table:table-cell table:style-name="ce5" table:formula="of:=[.S10]-[.V10]" office:value-type="float" office:value="0.0812560999999998" calcext:value-type="float">
            <text:p>0.0812561</text:p>
          </table:table-cell>
          <table:table-cell table:style-name="ce4" table:formula="of:=([Sheet1.Y10]-[Sheet1.X10])/[Sheet1.X10]" office:value-type="percentage" office:value="0.00879103143466682" calcext:value-type="percentage">
            <text:p>0.879103%</text:p>
          </table:table-cell>
          <table:table-cell table:style-name="ce5" table:formula="of:=[.M10]-[.N10]" office:value-type="float" office:value="-0.00453449900000001" calcext:value-type="float">
            <text:p>-0.0045345</text:p>
          </table:table-cell>
          <table:table-cell office:value-type="float" office:value="-0.0045513" calcext:value-type="float">
            <text:p>-0.0045513</text:p>
          </table:table-cell>
          <table:table-cell table:formula="of:=([Sheet1.AB10]-[Sheet1.AA10])/[Sheet1.AA10]" office:value-type="percentage" office:value="0.00370515022717794" calcext:value-type="percentage">
            <text:p>0.37%</text:p>
          </table:table-cell>
          <table:table-cell office:value-type="float" office:value="0.668357948" calcext:value-type="float">
            <text:p>0.668357948</text:p>
          </table:table-cell>
          <table:table-cell office:value-type="float" office:value="0.66833979" calcext:value-type="float">
            <text:p>0.66833979</text:p>
          </table:table-cell>
          <table:table-cell table:style-name="ce4" table:formula="of:=([Sheet1.AE10]-[Sheet1.AD10])/[Sheet1.AD10]" office:value-type="percentage" office:value="-0.0000271680767085691" calcext:value-type="percentage">
            <text:p>-0.002717%</text:p>
          </table:table-cell>
          <table:table-cell office:value-type="float" office:value="0.56" calcext:value-type="float">
            <text:p>0.56</text:p>
          </table:table-cell>
          <table:table-cell office:value-type="float" office:value="0.56" calcext:value-type="float">
            <text:p>0.56</text:p>
          </table:table-cell>
          <table:table-cell table:style-name="ce7" table:formula="of:=([Sheet1.AH10]-[Sheet1.AG10])/[Sheet1.AG10]" office:value-type="percentage" office:value="0" calcext:value-type="percentage">
            <text:p>0.0000%</text:p>
          </table:table-cell>
          <table:table-cell office:value-type="float" office:value="0.996661451" calcext:value-type="float">
            <text:p>0.996661451</text:p>
          </table:table-cell>
          <table:table-cell office:value-type="float" office:value="0.9966621739" calcext:value-type="float">
            <text:p>0.9966621739</text:p>
          </table:table-cell>
          <table:table-cell table:style-name="ce4" table:formula="of:=([Sheet1.AK10]-[Sheet1.AJ10])/[Sheet1.AJ10]" office:value-type="percentage" office:value="0.000000725321521411982" calcext:value-type="percentage">
            <text:p>0.000073%</text:p>
          </table:table-cell>
          <table:table-cell office:value-type="float" office:value="1021.654015" calcext:value-type="float">
            <text:p>1021.654015</text:p>
          </table:table-cell>
          <table:table-cell office:value-type="float" office:value="1021.619892" calcext:value-type="float">
            <text:p>1021.619892</text:p>
          </table:table-cell>
          <table:table-cell table:style-name="ce4" table:formula="of:=([Sheet1.AN10]-[Sheet1.AM10])/[Sheet1.AM10]" office:value-type="percentage" office:value="-0.0000333997610726452" calcext:value-type="percentage">
            <text:p>-0.003340%</text:p>
          </table:table-cell>
          <table:table-cell table:style-name="ce9" table:formula="of:=[.AM10]-912.67" office:value-type="float" office:value="108.984015" calcext:value-type="float">
            <text:p>108.984015</text:p>
          </table:table-cell>
          <table:table-cell table:style-name="ce9" table:formula="of:=[.AN10]-912.67" office:value-type="float" office:value="108.949892" calcext:value-type="float">
            <text:p>108.949892</text:p>
          </table:table-cell>
          <table:table-cell table:style-name="ce4" table:formula="of:=([Sheet1.AQ10]-[Sheet1.AP10])/[Sheet1.AP10]" office:value-type="percentage" office:value="-0.000313100962557753" calcext:value-type="percentage">
            <text:p>-0.031310%</text:p>
          </table:table-cell>
          <table:table-cell office:value-type="float" office:value="279.0024011" calcext:value-type="float">
            <text:p>279.0024011</text:p>
          </table:table-cell>
          <table:table-cell office:value-type="float" office:value="279.02140839" calcext:value-type="float">
            <text:p>279.02140839</text:p>
          </table:table-cell>
          <table:table-cell table:style-name="ce4" table:formula="of:=([Sheet1.AT10]-[Sheet1.AS10])/[Sheet1.AS10]" office:value-type="percentage" office:value="0.0000681259011573089" calcext:value-type="percentage">
            <text:p>0.006813%</text:p>
          </table:table-cell>
          <table:table-cell/>
          <table:table-cell office:value-type="float" office:value="54.2" calcext:value-type="float">
            <text:p>54.2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1" calcext:value-type="float">
            <text:p>3031</text:p>
          </table:table-cell>
          <table:table-cell office:value-type="float" office:value="3030.9" calcext:value-type="float">
            <text:p>3030.9</text:p>
          </table:table-cell>
          <table:table-cell table:formula="of:=[Sheet1.B11]-[Sheet1.C11]" office:value-type="float" office:value="0.0999999999999091" calcext:value-type="float">
            <text:p>0.1</text:p>
          </table:table-cell>
          <table:table-cell/>
          <table:table-cell office:value-type="float" office:value="36189813.53" calcext:value-type="float">
            <text:p>36189813.53</text:p>
          </table:table-cell>
          <table:table-cell office:value-type="float" office:value="36189839.8945" calcext:value-type="float">
            <text:p>36189839.8945</text:p>
          </table:table-cell>
          <table:table-cell table:style-name="ce2" table:formula="of:=([Sheet1.G11]-[Sheet1.F11])/[Sheet1.F11]" office:value-type="percentage" office:value="0.000000728506102393086" calcext:value-type="percentage">
            <text:p>0.00007%</text:p>
          </table:table-cell>
          <table:table-cell table:style-name="ce3" table:formula="of:=[.G11]-[.F11]" office:value-type="float" office:value="26.3645000010729" calcext:value-type="float">
            <text:p>26.36</text:p>
          </table:table-cell>
          <table:table-cell office:value-type="float" office:value="19933997.29" calcext:value-type="float">
            <text:p>19,933,997.29</text:p>
          </table:table-cell>
          <table:table-cell table:style-name="Default" office:value-type="float" office:value="19933995.5925" calcext:value-type="float">
            <text:p>19933995.5925</text:p>
          </table:table-cell>
          <table:table-cell table:style-name="ce2" table:formula="of:=([Sheet1.K11]-[Sheet1.J11])/[Sheet1.J11]" office:value-type="percentage" office:value="-0.0000000851560263211934" calcext:value-type="percentage">
            <text:p>-0.00001%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2511032" calcext:value-type="float">
            <text:p>0.122511032</text:p>
          </table:table-cell>
          <table:table-cell office:value-type="float" office:value="0.12250908" calcext:value-type="float">
            <text:p>0.12250908</text:p>
          </table:table-cell>
          <table:table-cell table:number-columns-repeated="2"/>
          <table:table-cell office:value-type="float" office:value="1.81181" calcext:value-type="float">
            <text:p>1.81181</text:p>
          </table:table-cell>
          <table:table-cell office:value-type="float" office:value="1.8118113" calcext:value-type="float">
            <text:p>1.8118113</text:p>
          </table:table-cell>
          <table:table-cell table:style-name="ce4" table:formula="of:=([Sheet1.S11]-[Sheet1.R11])/[Sheet1.R11]" office:value-type="percentage" office:value="0.000000717514529720497" calcext:value-type="percentage">
            <text:p>0.000072%</text:p>
          </table:table-cell>
          <table:table-cell office:value-type="float" office:value="1.680276" calcext:value-type="float">
            <text:p>1.6802760</text:p>
          </table:table-cell>
          <table:table-cell office:value-type="float" office:value="1.6809817" calcext:value-type="float">
            <text:p>1.6809817</text:p>
          </table:table-cell>
          <table:table-cell table:style-name="ce4" table:formula="of:=([Sheet1.V11]-[Sheet1.U11])/[Sheet1.U11]" office:value-type="percentage" office:value="0.000419990525366023" calcext:value-type="percentage">
            <text:p>0.041999%</text:p>
          </table:table-cell>
          <table:table-cell table:style-name="ce5" table:formula="of:=[.R11]-[.U11]" office:value-type="float" office:value="0.131534" calcext:value-type="float">
            <text:p>0.1315340</text:p>
          </table:table-cell>
          <table:table-cell table:style-name="ce5" table:formula="of:=[.S11]-[.V11]" office:value-type="float" office:value="0.1308296" calcext:value-type="float">
            <text:p>0.1308296</text:p>
          </table:table-cell>
          <table:table-cell table:style-name="ce4" table:formula="of:=([Sheet1.Y11]-[Sheet1.X11])/[Sheet1.X11]" office:value-type="percentage" office:value="-0.00535526936001208" calcext:value-type="percentage">
            <text:p>-0.535527%</text:p>
          </table:table-cell>
          <table:table-cell table:style-name="ce5" table:formula="of:=[.M11]-[.N11]" office:value-type="float" office:value="0.004488968" calcext:value-type="float">
            <text:p>0.0044890</text:p>
          </table:table-cell>
          <table:table-cell office:value-type="float" office:value="0.0044628" calcext:value-type="float">
            <text:p>0.0044628</text:p>
          </table:table-cell>
          <table:table-cell table:formula="of:=([Sheet1.AB11]-[Sheet1.AA11])/[Sheet1.AA11]" office:value-type="percentage" office:value="-0.00582940221449486" calcext:value-type="percentage">
            <text:p>-0.58%</text:p>
          </table:table-cell>
          <table:table-cell office:value-type="float" office:value="0.656630753" calcext:value-type="float">
            <text:p>0.656630753</text:p>
          </table:table-cell>
          <table:table-cell office:value-type="float" office:value="0.65658978" calcext:value-type="float">
            <text:p>0.65658978</text:p>
          </table:table-cell>
          <table:table-cell table:style-name="ce4" table:formula="of:=([Sheet1.AE11]-[Sheet1.AD11])/[Sheet1.AD11]" office:value-type="percentage" office:value="-0.0000623988441187969" calcext:value-type="percentage">
            <text:p>-0.006240%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7" table:formula="of:=([Sheet1.AH11]-[Sheet1.AG11])/[Sheet1.AG11]" office:value-type="percentage" office:value="0" calcext:value-type="percentage">
            <text:p>0.0000%</text:p>
          </table:table-cell>
          <table:table-cell/>
          <table:table-cell office:value-type="float" office:value="0.9963710403" calcext:value-type="float">
            <text:p>0.9963710403</text:p>
          </table:table-cell>
          <table:table-cell/>
          <table:table-cell office:value-type="float" office:value="1065.253133" calcext:value-type="float">
            <text:p>1065.253133</text:p>
          </table:table-cell>
          <table:table-cell office:value-type="float" office:value="1065.219314" calcext:value-type="float">
            <text:p>1065.219314</text:p>
          </table:table-cell>
          <table:table-cell table:style-name="ce4" table:formula="of:=([Sheet1.AN11]-[Sheet1.AM11])/[Sheet1.AM11]" office:value-type="percentage" office:value="-0.0000317473837460134" calcext:value-type="percentage">
            <text:p>-0.003175%</text:p>
          </table:table-cell>
          <table:table-cell table:style-name="ce9" table:formula="of:=[.AM11]-912.67" office:value-type="float" office:value="152.583133" calcext:value-type="float">
            <text:p>152.583133</text:p>
          </table:table-cell>
          <table:table-cell table:style-name="ce9" table:formula="of:=[.AN11]-912.67" office:value-type="float" office:value="152.549314" calcext:value-type="float">
            <text:p>152.549314</text:p>
          </table:table-cell>
          <table:table-cell table:style-name="ce4" table:formula="of:=([Sheet1.AQ11]-[Sheet1.AP11])/[Sheet1.AP11]" office:value-type="percentage" office:value="-0.000221643109137063" calcext:value-type="percentage">
            <text:p>-0.022164%</text:p>
          </table:table-cell>
          <table:table-cell office:value-type="float" office:value="332.5721943" calcext:value-type="float">
            <text:p>332.5721943</text:p>
          </table:table-cell>
          <table:table-cell office:value-type="float" office:value="332.60474763" calcext:value-type="float">
            <text:p>332.60474763</text:p>
          </table:table-cell>
          <table:table-cell table:style-name="ce4" table:formula="of:=([Sheet1.AT11]-[Sheet1.AS11])/[Sheet1.AS11]" office:value-type="percentage" office:value="0.0000978834988552186" calcext:value-type="percentage">
            <text:p>0.009788%</text:p>
          </table:table-cell>
          <table:table-cell/>
          <table:table-cell office:value-type="float" office:value="53.6" calcext:value-type="float">
            <text:p>53.6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08" calcext:value-type="float">
            <text:p>4108</text:p>
          </table:table-cell>
          <table:table-cell office:value-type="float" office:value="4108.3" calcext:value-type="float">
            <text:p>4108.3</text:p>
          </table:table-cell>
          <table:table-cell table:formula="of:=[Sheet1.B12]-[Sheet1.C12]" office:value-type="float" office:value="-0.300000000000182" calcext:value-type="float">
            <text:p>-0.3</text:p>
          </table:table-cell>
          <table:table-cell/>
          <table:table-cell office:value-type="float" office:value="36273216.92" calcext:value-type="float">
            <text:p>36273216.92</text:p>
          </table:table-cell>
          <table:table-cell office:value-type="float" office:value="36273283.9484" calcext:value-type="float">
            <text:p>36273283.9484</text:p>
          </table:table-cell>
          <table:table-cell table:style-name="ce2" table:formula="of:=([Sheet1.G12]-[Sheet1.F12])/[Sheet1.F12]" office:value-type="percentage" office:value="0.00000184787580721858" calcext:value-type="percentage">
            <text:p>0.00018%</text:p>
          </table:table-cell>
          <table:table-cell table:style-name="ce3" table:formula="of:=[.G12]-[.F12]" office:value-type="float" office:value="67.0283999964595" calcext:value-type="float">
            <text:p>67.03</text:p>
          </table:table-cell>
          <table:table-cell office:value-type="float" office:value="19554681.147" calcext:value-type="float">
            <text:p>19,554,681.15</text:p>
          </table:table-cell>
          <table:table-cell table:style-name="Default" office:value-type="float" office:value="19554679.6518" calcext:value-type="float">
            <text:p>19554679.6518</text:p>
          </table:table-cell>
          <table:table-cell table:style-name="ce2" table:formula="of:=([Sheet1.K12]-[Sheet1.J12])/[Sheet1.J12]" office:value-type="percentage" office:value="-0.0000000764625098953722" calcext:value-type="percentage">
            <text:p>-0.00001%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float" office:value="0.16963047" calcext:value-type="float">
            <text:p>0.16963047</text:p>
          </table:table-cell>
          <table:table-cell table:number-columns-repeated="2"/>
          <table:table-cell office:value-type="float" office:value="1.850698" calcext:value-type="float">
            <text:p>1.850698</text:p>
          </table:table-cell>
          <table:table-cell office:value-type="float" office:value="1.8506997" calcext:value-type="float">
            <text:p>1.8506997</text:p>
          </table:table-cell>
          <table:table-cell table:style-name="ce4" table:formula="of:=([Sheet1.S12]-[Sheet1.R12])/[Sheet1.R12]" office:value-type="percentage" office:value="0.000000918572343992565" calcext:value-type="percentage">
            <text:p>0.000092%</text:p>
          </table:table-cell>
          <table:table-cell office:value-type="float" office:value="1.684187" calcext:value-type="float">
            <text:p>1.6841870</text:p>
          </table:table-cell>
          <table:table-cell office:value-type="float" office:value="1.6841906" calcext:value-type="float">
            <text:p>1.6841906</text:p>
          </table:table-cell>
          <table:table-cell table:style-name="ce4" table:formula="of:=([Sheet1.V12]-[Sheet1.U12])/[Sheet1.U12]" office:value-type="percentage" office:value="0.00000213752985854984" calcext:value-type="percentage">
            <text:p>0.000214%</text:p>
          </table:table-cell>
          <table:table-cell table:style-name="ce5" table:formula="of:=[.R12]-[.U12]" office:value-type="float" office:value="0.166511" calcext:value-type="float">
            <text:p>0.1665110</text:p>
          </table:table-cell>
          <table:table-cell table:style-name="ce5" table:formula="of:=[.S12]-[.V12]" office:value-type="float" office:value="0.1665091" calcext:value-type="float">
            <text:p>0.1665091</text:p>
          </table:table-cell>
          <table:table-cell table:style-name="ce4" table:formula="of:=([Sheet1.Y12]-[Sheet1.X12])/[Sheet1.X12]" office:value-type="percentage" office:value="-0.0000114106575541503" calcext:value-type="percentage">
            <text:p>-0.001141%</text:p>
          </table:table-cell>
          <table:table-cell table:style-name="ce5" table:formula="of:=[.M12]-[.N12]" office:value-type="float" office:value="0.171" calcext:value-type="float">
            <text:p>0.1710000</text:p>
          </table:table-cell>
          <table:table-cell office:value-type="float" office:value="0.0013737" calcext:value-type="float">
            <text:p>0.0013737</text:p>
          </table:table-cell>
          <table:table-cell table:formula="of:=([Sheet1.AB12]-[Sheet1.AA12])/[Sheet1.AA12]" office:value-type="percentage" office:value="-0.991966666666667" calcext:value-type="percentage">
            <text:p>-99.20%</text:p>
          </table:table-cell>
          <table:table-cell office:value-type="float" office:value="0.667250983" calcext:value-type="float">
            <text:p>0.667250983</text:p>
          </table:table-cell>
          <table:table-cell office:value-type="float" office:value="0.66718769" calcext:value-type="float">
            <text:p>0.66718769</text:p>
          </table:table-cell>
          <table:table-cell table:style-name="ce4" table:formula="of:=([Sheet1.AE12]-[Sheet1.AD12])/[Sheet1.AD12]" office:value-type="percentage" office:value="-0.0000948563608186926" calcext:value-type="percentage">
            <text:p>-0.009486%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7" table:formula="of:=([Sheet1.AH12]-[Sheet1.AG12])/[Sheet1.AG12]" office:value-type="percentage" office:value="0" calcext:value-type="percentage">
            <text:p>0.0000%</text:p>
          </table:table-cell>
          <table:table-cell/>
          <table:table-cell office:value-type="float" office:value="0.9960675292" calcext:value-type="float">
            <text:p>0.9960675292</text:p>
          </table:table-cell>
          <table:table-cell/>
          <table:table-cell office:value-type="float" office:value="1108.815823" calcext:value-type="float">
            <text:p>1108.815823</text:p>
          </table:table-cell>
          <table:table-cell office:value-type="float" office:value="1108.841618" calcext:value-type="float">
            <text:p>1108.841618</text:p>
          </table:table-cell>
          <table:table-cell table:style-name="ce4" table:formula="of:=([Sheet1.AN12]-[Sheet1.AM12])/[Sheet1.AM12]" office:value-type="percentage" office:value="0.0000232635569090508" calcext:value-type="percentage">
            <text:p>0.002326%</text:p>
          </table:table-cell>
          <table:table-cell table:style-name="ce9" table:formula="of:=[.AM12]-912.67" office:value-type="float" office:value="196.145823" calcext:value-type="float">
            <text:p>196.145823</text:p>
          </table:table-cell>
          <table:table-cell table:style-name="ce9" table:formula="of:=[.AN12]-912.67" office:value-type="float" office:value="196.171618" calcext:value-type="float">
            <text:p>196.171618</text:p>
          </table:table-cell>
          <table:table-cell table:style-name="ce4" table:formula="of:=([Sheet1.AQ12]-[Sheet1.AP12])/[Sheet1.AP12]" office:value-type="percentage" office:value="0.00013150930060854" calcext:value-type="percentage">
            <text:p>0.013151%</text:p>
          </table:table-cell>
          <table:table-cell office:value-type="float" office:value="385.6593768" calcext:value-type="float">
            <text:p>385.6593768</text:p>
          </table:table-cell>
          <table:table-cell office:value-type="float" office:value="385.70598055" calcext:value-type="float">
            <text:p>385.70598055</text:p>
          </table:table-cell>
          <table:table-cell table:style-name="ce4" table:formula="of:=([Sheet1.AT12]-[Sheet1.AS12])/[Sheet1.AS12]" office:value-type="percentage" office:value="0.000120841739637366" calcext:value-type="percentage">
            <text:p>0.012084%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45" calcext:value-type="float">
            <text:p>5345</text:p>
          </table:table-cell>
          <table:table-cell office:value-type="float" office:value="5345.1" calcext:value-type="float">
            <text:p>5345.1</text:p>
          </table:table-cell>
          <table:table-cell table:formula="of:=[Sheet1.B13]-[Sheet1.C13]" office:value-type="float" office:value="-0.100000000000364" calcext:value-type="float">
            <text:p>-0.1</text:p>
          </table:table-cell>
          <table:table-cell/>
          <table:table-cell office:value-type="float" office:value="36125696.05" calcext:value-type="float">
            <text:p>36125696.05</text:p>
          </table:table-cell>
          <table:table-cell office:value-type="float" office:value="36125785.5391" calcext:value-type="float">
            <text:p>36125785.5391</text:p>
          </table:table-cell>
          <table:table-cell table:style-name="ce2" table:formula="of:=([Sheet1.G13]-[Sheet1.F13])/[Sheet1.F13]" office:value-type="percentage" office:value="0.00000247715919100616" calcext:value-type="percentage">
            <text:p>0.00025%</text:p>
          </table:table-cell>
          <table:table-cell table:style-name="ce3" table:formula="of:=[.G13]-[.F13]" office:value-type="float" office:value="89.4891000017524" calcext:value-type="float">
            <text:p>89.49</text:p>
          </table:table-cell>
          <table:table-cell office:value-type="float" office:value="19176024.11" calcext:value-type="float">
            <text:p>19,176,024.11</text:p>
          </table:table-cell>
          <table:table-cell table:style-name="Default" office:value-type="float" office:value="19176023.1511" calcext:value-type="float">
            <text:p>19176023.1511</text:p>
          </table:table-cell>
          <table:table-cell table:style-name="ce2" table:formula="of:=([Sheet1.K13]-[Sheet1.J13])/[Sheet1.J13]" office:value-type="percentage" office:value="-0.0000000500051520273162" calcext:value-type="percentage">
            <text:p>-0.00001%</text:p>
          </table:table-cell>
          <table:table-cell table:number-columns-repeated="2"/>
          <table:table-cell office:value-type="float" office:value="0.22107811" calcext:value-type="float">
            <text:p>0.22107811</text:p>
          </table:table-cell>
          <table:table-cell table:number-columns-repeated="2"/>
          <table:table-cell office:value-type="float" office:value="1.89159" calcext:value-type="float">
            <text:p>1.89159</text:p>
          </table:table-cell>
          <table:table-cell office:value-type="float" office:value="1.8915957" calcext:value-type="float">
            <text:p>1.8915957</text:p>
          </table:table-cell>
          <table:table-cell table:style-name="ce4" table:formula="of:=([Sheet1.S13]-[Sheet1.R13])/[Sheet1.R13]" office:value-type="percentage" office:value="0.00000301333798538548" calcext:value-type="percentage">
            <text:p>0.000301%</text:p>
          </table:table-cell>
          <table:table-cell office:value-type="float" office:value="1.678198" calcext:value-type="float">
            <text:p>1.6781980</text:p>
          </table:table-cell>
          <table:table-cell office:value-type="float" office:value="1.6781653" calcext:value-type="float">
            <text:p>1.6781653</text:p>
          </table:table-cell>
          <table:table-cell table:style-name="ce4" table:formula="of:=([Sheet1.V13]-[Sheet1.U13])/[Sheet1.U13]" office:value-type="percentage" office:value="-0.0000194851858959543" calcext:value-type="percentage">
            <text:p>-0.001949%</text:p>
          </table:table-cell>
          <table:table-cell table:style-name="ce5" table:formula="of:=[.R13]-[.U13]" office:value-type="float" office:value="0.213392" calcext:value-type="float">
            <text:p>0.2133920</text:p>
          </table:table-cell>
          <table:table-cell table:style-name="ce5" table:formula="of:=[.S13]-[.V13]" office:value-type="float" office:value="0.2134304" calcext:value-type="float">
            <text:p>0.2134304</text:p>
          </table:table-cell>
          <table:table-cell table:style-name="ce4" table:formula="of:=([Sheet1.Y13]-[Sheet1.X13])/[Sheet1.X13]" office:value-type="percentage" office:value="0.000179950513608729" calcext:value-type="percentage">
            <text:p>0.017995%</text:p>
          </table:table-cell>
          <table:table-cell table:style-name="ce5" table:formula="of:=[.M13]-[.N13]" office:value-type="float" office:value="0" calcext:value-type="float">
            <text:p>0.0000000</text:p>
          </table:table-cell>
          <table:table-cell office:value-type="float" office:value="-0.0062718" calcext:value-type="float">
            <text:p>-0.0062718</text:p>
          </table:table-cell>
          <table:table-cell table:formula="of:=([Sheet1.AB13]-[Sheet1.AA13])/[Sheet1.AA13]" office:value-type="string" office:string-value="" calcext:value-type="error">
            <text:p>#DIV/0!</text:p>
          </table:table-cell>
          <table:table-cell office:value-type="float" office:value="0.652105601" calcext:value-type="float">
            <text:p>0.652105601</text:p>
          </table:table-cell>
          <table:table-cell office:value-type="float" office:value="0.65262962" calcext:value-type="float">
            <text:p>0.65262962</text:p>
          </table:table-cell>
          <table:table-cell table:style-name="ce4" table:formula="of:=([Sheet1.AE13]-[Sheet1.AD13])/[Sheet1.AD13]" office:value-type="percentage" office:value="0.000803579971091195" calcext:value-type="percentage">
            <text:p>0.080358%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7" table:formula="of:=([Sheet1.AH13]-[Sheet1.AG13])/[Sheet1.AG13]" office:value-type="percentage" office:value="0" calcext:value-type="percentage">
            <text:p>0.0000%</text:p>
          </table:table-cell>
          <table:table-cell/>
          <table:table-cell office:value-type="float" office:value="0.9957531918" calcext:value-type="float">
            <text:p>0.9957531918</text:p>
          </table:table-cell>
          <table:table-cell/>
          <table:table-cell office:value-type="float" office:value="1152.249356" calcext:value-type="float">
            <text:p>1152.249356</text:p>
          </table:table-cell>
          <table:table-cell office:value-type="float" office:value="1152.272633" calcext:value-type="float">
            <text:p>1152.272633</text:p>
          </table:table-cell>
          <table:table-cell table:style-name="ce4" table:formula="of:=([Sheet1.AN13]-[Sheet1.AM13])/[Sheet1.AM13]" office:value-type="percentage" office:value="0.0000202013564848608" calcext:value-type="percentage">
            <text:p>0.002020%</text:p>
          </table:table-cell>
          <table:table-cell table:style-name="ce9" table:formula="of:=[.AM13]-912.67" office:value-type="float" office:value="239.579356" calcext:value-type="float">
            <text:p>239.579356</text:p>
          </table:table-cell>
          <table:table-cell table:style-name="ce9" table:formula="of:=[.AN13]-912.67" office:value-type="float" office:value="239.602633" calcext:value-type="float">
            <text:p>239.602633</text:p>
          </table:table-cell>
          <table:table-cell table:style-name="ce4" table:formula="of:=([Sheet1.AQ13]-[Sheet1.AP13])/[Sheet1.AP13]" office:value-type="percentage" office:value="0.0000971577868337175" calcext:value-type="percentage">
            <text:p>0.009716%</text:p>
          </table:table-cell>
          <table:table-cell office:value-type="float" office:value="438.7465593" calcext:value-type="float">
            <text:p>438.7465593</text:p>
          </table:table-cell>
          <table:table-cell office:value-type="float" office:value="438.80781082" calcext:value-type="float">
            <text:p>438.80781082</text:p>
          </table:table-cell>
          <table:table-cell table:style-name="ce4" table:formula="of:=([Sheet1.AT13]-[Sheet1.AS13])/[Sheet1.AS13]" office:value-type="percentage" office:value="0.000139605698783618" calcext:value-type="percentage">
            <text:p>0.013961%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38" calcext:value-type="float">
            <text:p>6738</text:p>
          </table:table-cell>
          <table:table-cell office:value-type="float" office:value="6738.7" calcext:value-type="float">
            <text:p>6738.7</text:p>
          </table:table-cell>
          <table:table-cell table:formula="of:=[Sheet1.B14]-[Sheet1.C14]" office:value-type="float" office:value="-0.699999999999818" calcext:value-type="float">
            <text:p>-0.7</text:p>
          </table:table-cell>
          <table:table-cell/>
          <table:table-cell office:value-type="float" office:value="35985820.4726" calcext:value-type="float">
            <text:p>35985820.4726</text:p>
          </table:table-cell>
          <table:table-cell office:value-type="float" office:value="35985930.7665" calcext:value-type="float">
            <text:p>35985930.7665</text:p>
          </table:table-cell>
          <table:table-cell table:style-name="ce2" table:formula="of:=([Sheet1.G14]-[Sheet1.F14])/[Sheet1.F14]" office:value-type="percentage" office:value="0.00000306492664491278" calcext:value-type="percentage">
            <text:p>0.00031%</text:p>
          </table:table-cell>
          <table:table-cell table:style-name="ce3" table:formula="of:=[.G14]-[.F14]" office:value-type="float" office:value="110.293900005519" calcext:value-type="float">
            <text:p>110.29</text:p>
          </table:table-cell>
          <table:table-cell office:value-type="float" office:value="18801010.96" calcext:value-type="float">
            <text:p>18,801,010.96</text:p>
          </table:table-cell>
          <table:table-cell table:style-name="Default" office:value-type="float" office:value="18801010.6914" calcext:value-type="float">
            <text:p>18801010.6914</text:p>
          </table:table-cell>
          <table:table-cell table:style-name="ce2" table:formula="of:=([Sheet1.K14]-[Sheet1.J14])/[Sheet1.J14]" office:value-type="percentage" office:value="-0.0000000142864658981716" calcext:value-type="percentage">
            <text:p>0.00000%</text:p>
          </table:table-cell>
          <table:table-cell table:number-columns-repeated="2"/>
          <table:table-cell office:value-type="float" office:value="0.27278222" calcext:value-type="float">
            <text:p>0.27278222</text:p>
          </table:table-cell>
          <table:table-cell table:number-columns-repeated="2"/>
          <table:table-cell office:value-type="float" office:value="1.921476" calcext:value-type="float">
            <text:p>1.921476</text:p>
          </table:table-cell>
          <table:table-cell office:value-type="float" office:value="1.921481" calcext:value-type="float">
            <text:p>1.921481</text:p>
          </table:table-cell>
          <table:table-cell table:style-name="ce4" table:formula="of:=([Sheet1.S14]-[Sheet1.R14])/[Sheet1.R14]" office:value-type="percentage" office:value="0.00000260216625137798" calcext:value-type="percentage">
            <text:p>0.000260%</text:p>
          </table:table-cell>
          <table:table-cell office:value-type="float" office:value="1.63542" calcext:value-type="float">
            <text:p>1.6354200</text:p>
          </table:table-cell>
          <table:table-cell office:value-type="float" office:value="1.635403" calcext:value-type="float">
            <text:p>1.635403</text:p>
          </table:table-cell>
          <table:table-cell table:style-name="ce4" table:formula="of:=([Sheet1.V14]-[Sheet1.U14])/[Sheet1.U14]" office:value-type="percentage" office:value="-0.0000103948832716708" calcext:value-type="percentage">
            <text:p>-0.001039%</text:p>
          </table:table-cell>
          <table:table-cell table:style-name="ce5" table:formula="of:=[.R14]-[.U14]" office:value-type="float" office:value="0.286056" calcext:value-type="float">
            <text:p>0.2860560</text:p>
          </table:table-cell>
          <table:table-cell table:style-name="ce5" table:formula="of:=[.S14]-[.V14]" office:value-type="float" office:value="0.286078" calcext:value-type="float">
            <text:p>0.2860780</text:p>
          </table:table-cell>
          <table:table-cell table:style-name="ce4" table:formula="of:=([Sheet1.Y14]-[Sheet1.X14])/[Sheet1.X14]" office:value-type="percentage" office:value="0.0000769080180111186" calcext:value-type="percentage">
            <text:p>0.007691%</text:p>
          </table:table-cell>
          <table:table-cell table:style-name="ce5" table:formula="of:=[.M14]-[.N14]" office:value-type="float" office:value="0" calcext:value-type="float">
            <text:p>0.0000000</text:p>
          </table:table-cell>
          <table:table-cell office:value-type="float" office:value="0.0070242" calcext:value-type="float">
            <text:p>0.0070242</text:p>
          </table:table-cell>
          <table:table-cell table:formula="of:=([Sheet1.AB14]-[Sheet1.AA14])/[Sheet1.AA14]" office:value-type="string" office:string-value="" calcext:value-type="error">
            <text:p>#DIV/0!</text:p>
          </table:table-cell>
          <table:table-cell office:value-type="float" office:value="0.62633549" calcext:value-type="float">
            <text:p>0.62633549</text:p>
          </table:table-cell>
          <table:table-cell office:value-type="float" office:value="0.6262466" calcext:value-type="float">
            <text:p>0.6262466</text:p>
          </table:table-cell>
          <table:table-cell table:style-name="ce4" table:formula="of:=([Sheet1.AE14]-[Sheet1.AD14])/[Sheet1.AD14]" office:value-type="percentage" office:value="-0.000141920746020648" calcext:value-type="percentage">
            <text:p>-0.014192%</text:p>
          </table:table-cell>
          <table:table-cell table:number-columns-repeated="2" office:value-type="float" office:value="0.515" calcext:value-type="float">
            <text:p>0.515</text:p>
          </table:table-cell>
          <table:table-cell table:style-name="ce7" table:formula="of:=([Sheet1.AH14]-[Sheet1.AG14])/[Sheet1.AG14]" office:value-type="percentage" office:value="0" calcext:value-type="percentage">
            <text:p>0.0000%</text:p>
          </table:table-cell>
          <table:table-cell/>
          <table:table-cell office:value-type="float" office:value="0.9954370365" calcext:value-type="float">
            <text:p>0.9954370365</text:p>
          </table:table-cell>
          <table:table-cell table:number-columns-repeated="2"/>
          <table:table-cell office:value-type="float" office:value="1194.353667" calcext:value-type="float">
            <text:p>1194.353667</text:p>
          </table:table-cell>
          <table:table-cell table:style-name="ce4" table:formula="of:=([Sheet1.AN14]-[Sheet1.AM14])/[Sheet1.AM14]" office:value-type="string" office:string-value="" calcext:value-type="error">
            <text:p>#DIV/0!</text:p>
          </table:table-cell>
          <table:table-cell/>
          <table:table-cell table:style-name="ce9" table:formula="of:=[.AN14]-912.67" office:value-type="float" office:value="281.683667" calcext:value-type="float">
            <text:p>281.683667</text:p>
          </table:table-cell>
          <table:table-cell/>
          <table:table-cell office:value-type="float" office:value="490.1446042" calcext:value-type="float">
            <text:p>490.1446042</text:p>
          </table:table-cell>
          <table:table-cell office:value-type="float" office:value="490.22102596" calcext:value-type="float">
            <text:p>490.22102596</text:p>
          </table:table-cell>
          <table:table-cell table:style-name="ce4" table:formula="of:=([Sheet1.AT14]-[Sheet1.AS14])/[Sheet1.AS14]" office:value-type="percentage" office:value="0.000155916762818903" calcext:value-type="percentage">
            <text:p>0.015592%</text:p>
          </table:table-cell>
          <table:table-cell/>
          <table:table-cell office:value-type="float" office:value="51.4" calcext:value-type="float">
            <text:p>51.4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83" calcext:value-type="float">
            <text:p>8283</text:p>
          </table:table-cell>
          <table:table-cell office:value-type="float" office:value="8284.1" calcext:value-type="float">
            <text:p>8284.1</text:p>
          </table:table-cell>
          <table:table-cell table:formula="of:=[Sheet1.B15]-[Sheet1.C15]" office:value-type="float" office:value="-1.10000000000036" calcext:value-type="float">
            <text:p>-1.1</text:p>
          </table:table-cell>
          <table:table-cell table:number-columns-repeated="2"/>
          <table:table-cell office:value-type="float" office:value="35852097.4507" calcext:value-type="float">
            <text:p>35852097.4507</text:p>
          </table:table-cell>
          <table:table-cell table:style-name="ce2" table:formula="of:=([Sheet1.G15]-[Sheet1.F15])/[Sheet1.F15]" office:value-type="string" office:string-value="" calcext:value-type="error">
            <text:p>#DIV/0!</text:p>
          </table:table-cell>
          <table:table-cell table:style-name="ce3" table:formula="of:=[.G15]-[.F15]" office:value-type="float" office:value="35852097.4507" calcext:value-type="float">
            <text:p>35,852,097.45</text:p>
          </table:table-cell>
          <table:table-cell office:value-type="float" office:value="18429668.99" calcext:value-type="float">
            <text:p>18,429,668.99</text:p>
          </table:table-cell>
          <table:table-cell table:style-name="Default" office:value-type="float" office:value="18429669.54" calcext:value-type="float">
            <text:p>18429669.54</text:p>
          </table:table-cell>
          <table:table-cell table:style-name="ce2" table:formula="of:=([Sheet1.K15]-[Sheet1.J15])/[Sheet1.J15]" office:value-type="percentage" office:value="0.0000000298431838924231" calcext:value-type="percentage">
            <text:p>0.00000%</text:p>
          </table:table-cell>
          <table:table-cell table:number-columns-repeated="2"/>
          <table:table-cell office:value-type="float" office:value="0.32270999" calcext:value-type="float">
            <text:p>0.32270999</text:p>
          </table:table-cell>
          <table:table-cell table:number-columns-repeated="2"/>
          <table:table-cell office:value-type="float" office:value="1.9526026" calcext:value-type="float">
            <text:p>1.9526026</text:p>
          </table:table-cell>
          <table:table-cell office:value-type="float" office:value="1.9526085" calcext:value-type="float">
            <text:p>1.9526085</text:p>
          </table:table-cell>
          <table:table-cell table:style-name="ce4" table:formula="of:=([Sheet1.S15]-[Sheet1.R15])/[Sheet1.R15]" office:value-type="percentage" office:value="0.0000030216081858603" calcext:value-type="percentage">
            <text:p>0.000302%</text:p>
          </table:table-cell>
          <table:table-cell office:value-type="float" office:value="1.63576" calcext:value-type="float">
            <text:p>1.6357600</text:p>
          </table:table-cell>
          <table:table-cell office:value-type="float" office:value="1.6357265" calcext:value-type="float">
            <text:p>1.6357265</text:p>
          </table:table-cell>
          <table:table-cell table:style-name="ce4" table:formula="of:=([Sheet1.V15]-[Sheet1.U15])/[Sheet1.U15]" office:value-type="percentage" office:value="-0.0000204797769844107" calcext:value-type="percentage">
            <text:p>-0.002048%</text:p>
          </table:table-cell>
          <table:table-cell table:style-name="ce5" table:formula="of:=[.R15]-[.U15]" office:value-type="float" office:value="0.3168426" calcext:value-type="float">
            <text:p>0.3168426</text:p>
          </table:table-cell>
          <table:table-cell table:style-name="ce5" table:formula="of:=[.S15]-[.V15]" office:value-type="float" office:value="0.316882" calcext:value-type="float">
            <text:p>0.3168820</text:p>
          </table:table-cell>
          <table:table-cell table:style-name="ce4" table:formula="of:=([Sheet1.Y15]-[Sheet1.X15])/[Sheet1.X15]" office:value-type="percentage" office:value="0.000124351965297317" calcext:value-type="percentage">
            <text:p>0.012435%</text:p>
          </table:table-cell>
          <table:table-cell table:style-name="ce5" table:formula="of:=[.M15]-[.N15]" office:value-type="float" office:value="0" calcext:value-type="float">
            <text:p>0.0000000</text:p>
          </table:table-cell>
          <table:table-cell office:value-type="float" office:value="0.0011961" calcext:value-type="float">
            <text:p>0.0011961</text:p>
          </table:table-cell>
          <table:table-cell table:formula="of:=([Sheet1.AB15]-[Sheet1.AA15])/[Sheet1.AA15]" office:value-type="string" office:string-value="" calcext:value-type="error">
            <text:p>#DIV/0!</text:p>
          </table:table-cell>
          <table:table-cell office:value-type="float" office:value="0.620680224" calcext:value-type="float">
            <text:p>0.620680224</text:p>
          </table:table-cell>
          <table:table-cell office:value-type="float" office:value="0.62058477" calcext:value-type="float">
            <text:p>0.62058477</text:p>
          </table:table-cell>
          <table:table-cell table:style-name="ce4" table:formula="of:=([Sheet1.AE15]-[Sheet1.AD15])/[Sheet1.AD15]" office:value-type="percentage" office:value="-0.000153789336777701" calcext:value-type="percentage">
            <text:p>-0.015379%</text:p>
          </table:table-cell>
          <table:table-cell table:number-columns-repeated="2" office:value-type="float" office:value="0.518" calcext:value-type="float">
            <text:p>0.518</text:p>
          </table:table-cell>
          <table:table-cell table:style-name="ce7" table:formula="of:=([Sheet1.AH15]-[Sheet1.AG15])/[Sheet1.AG15]" office:value-type="percentage" office:value="0" calcext:value-type="percentage">
            <text:p>0.0000%</text:p>
          </table:table-cell>
          <table:table-cell table:style-name="ce8"/>
          <table:table-cell office:value-type="float" office:value="0.995117813" calcext:value-type="float">
            <text:p>0.995117813</text:p>
          </table:table-cell>
          <table:table-cell table:style-name="ce7"/>
          <table:table-cell/>
          <table:table-cell office:value-type="float" office:value="1235.38011" calcext:value-type="float">
            <text:p>1235.38011</text:p>
          </table:table-cell>
          <table:table-cell table:style-name="ce4" table:formula="of:=([Sheet1.AN15]-[Sheet1.AM15])/[Sheet1.AM15]" office:value-type="string" office:string-value="" calcext:value-type="error">
            <text:p>#DIV/0!</text:p>
          </table:table-cell>
          <table:table-cell/>
          <table:table-cell table:style-name="ce9" table:formula="of:=[.AN15]-912.67" office:value-type="float" office:value="322.71011" calcext:value-type="float">
            <text:p>322.710110</text:p>
          </table:table-cell>
          <table:table-cell/>
          <table:table-cell office:value-type="float" office:value="539.9982947" calcext:value-type="float">
            <text:p>539.9982947</text:p>
          </table:table-cell>
          <table:table-cell office:value-type="float" office:value="540.08997443" calcext:value-type="float">
            <text:p>540.08997443</text:p>
          </table:table-cell>
          <table:table-cell table:style-name="ce4" table:formula="of:=([Sheet1.AT15]-[Sheet1.AS15])/[Sheet1.AS15]" office:value-type="percentage" office:value="0.000169777813929844" calcext:value-type="percentage">
            <text:p>0.016978%</text:p>
          </table:table-cell>
          <table:table-cell/>
          <table:table-cell office:value-type="float" office:value="49.9" calcext:value-type="float">
            <text:p>49.9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78" calcext:value-type="float">
            <text:p>9978</text:p>
          </table:table-cell>
          <table:table-cell office:value-type="float" office:value="9978.8" calcext:value-type="float">
            <text:p>9978.8</text:p>
          </table:table-cell>
          <table:table-cell table:formula="of:=[Sheet1.B16]-[Sheet1.C16]" office:value-type="float" office:value="-0.799999999999272" calcext:value-type="float">
            <text:p>-0.8</text:p>
          </table:table-cell>
          <table:table-cell table:number-columns-repeated="2"/>
          <table:table-cell office:value-type="float" office:value="35722809.1832" calcext:value-type="float">
            <text:p>35722809.1832</text:p>
          </table:table-cell>
          <table:table-cell table:style-name="ce2" table:formula="of:=([Sheet1.G16]-[Sheet1.F16])/[Sheet1.F16]" office:value-type="string" office:string-value="" calcext:value-type="error">
            <text:p>#DIV/0!</text:p>
          </table:table-cell>
          <table:table-cell table:style-name="ce3" table:formula="of:=[.G16]-[.F16]" office:value-type="float" office:value="35722809.1832" calcext:value-type="float">
            <text:p>35,722,809.18</text:p>
          </table:table-cell>
          <table:table-cell office:value-type="float" office:value="18062009.63" calcext:value-type="float">
            <text:p>18,062,009.63</text:p>
          </table:table-cell>
          <table:table-cell table:style-name="Default" office:value-type="float" office:value="18062011.0687" calcext:value-type="float">
            <text:p>18062011.0687</text:p>
          </table:table-cell>
          <table:table-cell table:style-name="ce2" table:formula="of:=([Sheet1.K16]-[Sheet1.J16])/[Sheet1.J16]" office:value-type="percentage" office:value="0.0000000796533736366307" calcext:value-type="percentage">
            <text:p>0.00001%</text:p>
          </table:table-cell>
          <table:table-cell table:number-columns-repeated="2"/>
          <table:table-cell office:value-type="float" office:value="0.37023183" calcext:value-type="float">
            <text:p>0.37023183</text:p>
          </table:table-cell>
          <table:table-cell table:number-columns-repeated="2"/>
          <table:table-cell office:value-type="float" office:value="1.984938" calcext:value-type="float">
            <text:p>1.984938</text:p>
          </table:table-cell>
          <table:table-cell office:value-type="float" office:value="1.9849449" calcext:value-type="float">
            <text:p>1.9849449</text:p>
          </table:table-cell>
          <table:table-cell table:style-name="ce4" table:formula="of:=([Sheet1.S16]-[Sheet1.R16])/[Sheet1.R16]" office:value-type="percentage" office:value="0.00000347617910474274" calcext:value-type="percentage">
            <text:p>0.000348%</text:p>
          </table:table-cell>
          <table:table-cell office:value-type="float" office:value="1.624676" calcext:value-type="float">
            <text:p>1.6246760</text:p>
          </table:table-cell>
          <table:table-cell office:value-type="float" office:value="1.6246352" calcext:value-type="float">
            <text:p>1.6246352</text:p>
          </table:table-cell>
          <table:table-cell table:style-name="ce4" table:formula="of:=([Sheet1.V16]-[Sheet1.U16])/[Sheet1.U16]" office:value-type="percentage" office:value="-0.0000251126993936409" calcext:value-type="percentage">
            <text:p>-0.002511%</text:p>
          </table:table-cell>
          <table:table-cell table:style-name="ce5" table:formula="of:=[.R16]-[.U16]" office:value-type="float" office:value="0.360262" calcext:value-type="float">
            <text:p>0.3602620</text:p>
          </table:table-cell>
          <table:table-cell table:style-name="ce5" table:formula="of:=[.S16]-[.V16]" office:value-type="float" office:value="0.3603097" calcext:value-type="float">
            <text:p>0.3603097</text:p>
          </table:table-cell>
          <table:table-cell table:style-name="ce4" table:formula="of:=([Sheet1.Y16]-[Sheet1.X16])/[Sheet1.X16]" office:value-type="percentage" office:value="0.000132403639573069" calcext:value-type="percentage">
            <text:p>0.013240%</text:p>
          </table:table-cell>
          <table:table-cell table:style-name="ce5" table:formula="of:=[.M16]-[.N16]" office:value-type="float" office:value="0" calcext:value-type="float">
            <text:p>0.0000000</text:p>
          </table:table-cell>
          <table:table-cell office:value-type="float" office:value="-0.0087262" calcext:value-type="float">
            <text:p>-0.0087262</text:p>
          </table:table-cell>
          <table:table-cell table:formula="of:=([Sheet1.AB16]-[Sheet1.AA16])/[Sheet1.AA16]" office:value-type="string" office:string-value="" calcext:value-type="error">
            <text:p>#DIV/0!</text:p>
          </table:table-cell>
          <table:table-cell office:value-type="float" office:value="0.611714384" calcext:value-type="float">
            <text:p>0.611714384</text:p>
          </table:table-cell>
          <table:table-cell office:value-type="float" office:value="0.61161507" calcext:value-type="float">
            <text:p>0.61161507</text:p>
          </table:table-cell>
          <table:table-cell table:style-name="ce4" table:formula="of:=([Sheet1.AE16]-[Sheet1.AD16])/[Sheet1.AD16]" office:value-type="percentage" office:value="-0.000162353547010857" calcext:value-type="percentage">
            <text:p>-0.016235%</text:p>
          </table:table-cell>
          <table:table-cell table:number-columns-repeated="2" office:value-type="float" office:value="0.51" calcext:value-type="float">
            <text:p>0.51</text:p>
          </table:table-cell>
          <table:table-cell table:style-name="ce7" table:formula="of:=([Sheet1.AH16]-[Sheet1.AG16])/[Sheet1.AG16]" office:value-type="percentage" office:value="0" calcext:value-type="percentage">
            <text:p>0.0000%</text:p>
          </table:table-cell>
          <table:table-cell table:style-name="ce8"/>
          <table:table-cell office:value-type="float" office:value="0.9947916661" calcext:value-type="float">
            <text:p>0.9947916661</text:p>
          </table:table-cell>
          <table:table-cell table:style-name="ce8"/>
          <table:table-cell/>
          <table:table-cell office:value-type="float" office:value="1275.92518" calcext:value-type="float">
            <text:p>1275.92518</text:p>
          </table:table-cell>
          <table:table-cell table:style-name="ce4" table:formula="of:=([Sheet1.AN16]-[Sheet1.AM16])/[Sheet1.AM16]" office:value-type="string" office:string-value="" calcext:value-type="error">
            <text:p>#DIV/0!</text:p>
          </table:table-cell>
          <table:table-cell/>
          <table:table-cell table:style-name="ce9" table:formula="of:=[.AN16]-912.67" office:value-type="float" office:value="363.25518" calcext:value-type="float">
            <text:p>363.255180</text:p>
          </table:table-cell>
          <table:table-cell/>
          <table:table-cell office:value-type="float" office:value="589.0106798" calcext:value-type="float">
            <text:p>589.0106798</text:p>
          </table:table-cell>
          <table:table-cell office:value-type="float" office:value="589.71776559" calcext:value-type="float">
            <text:p>589.71776559</text:p>
          </table:table-cell>
          <table:table-cell table:style-name="ce4" table:formula="of:=([Sheet1.AT16]-[Sheet1.AS16])/[Sheet1.AS16]" office:value-type="percentage" office:value="0.00120046344531485" calcext:value-type="percentage">
            <text:p>0.120046%</text:p>
          </table:table-cell>
          <table:table-cell/>
          <table:table-cell office:value-type="float" office:value="49.6" calcext:value-type="float">
            <text:p>49.6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19" calcext:value-type="float">
            <text:p>11819</text:p>
          </table:table-cell>
          <table:table-cell office:value-type="float" office:value="11820.3" calcext:value-type="float">
            <text:p>11820.3</text:p>
          </table:table-cell>
          <table:table-cell table:formula="of:=[Sheet1.B17]-[Sheet1.C17]" office:value-type="float" office:value="-1.29999999999927" calcext:value-type="float">
            <text:p>-1.3</text:p>
          </table:table-cell>
          <table:table-cell table:number-columns-repeated="2"/>
          <table:table-cell office:value-type="float" office:value="35596610.0047" calcext:value-type="float">
            <text:p>35596610.0047</text:p>
          </table:table-cell>
          <table:table-cell table:style-name="ce2" table:formula="of:=([Sheet1.G17]-[Sheet1.F17])/[Sheet1.F17]" office:value-type="string" office:string-value="" calcext:value-type="error">
            <text:p>#DIV/0!</text:p>
          </table:table-cell>
          <table:table-cell table:style-name="ce3" table:formula="of:=[.G17]-[.F17]" office:value-type="float" office:value="35596610.0047" calcext:value-type="float">
            <text:p>35,596,610.00</text:p>
          </table:table-cell>
          <table:table-cell office:value-type="float" office:value="17698031.06" calcext:value-type="float">
            <text:p>17,698,031.06</text:p>
          </table:table-cell>
          <table:table-cell table:style-name="Default" office:value-type="float" office:value="17698033.1044" calcext:value-type="float">
            <text:p>17698033.1044</text:p>
          </table:table-cell>
          <table:table-cell table:style-name="ce2" table:formula="of:=([Sheet1.K17]-[Sheet1.J17])/[Sheet1.J17]" office:value-type="percentage" office:value="0.000000115515674928835" calcext:value-type="percentage">
            <text:p>0.00001%</text:p>
          </table:table-cell>
          <table:table-cell table:number-columns-repeated="2"/>
          <table:table-cell office:value-type="float" office:value="0.41232367" calcext:value-type="float">
            <text:p>0.41232367</text:p>
          </table:table-cell>
          <table:table-cell table:number-columns-repeated="2"/>
          <table:table-cell office:value-type="float" office:value="2.018457" calcext:value-type="float">
            <text:p>2.018457</text:p>
          </table:table-cell>
          <table:table-cell office:value-type="float" office:value="2.018462" calcext:value-type="float">
            <text:p>2.018462</text:p>
          </table:table-cell>
          <table:table-cell table:style-name="ce4" table:formula="of:=([Sheet1.S17]-[Sheet1.R17])/[Sheet1.R17]" office:value-type="percentage" office:value="0.00000247713971603592" calcext:value-type="percentage">
            <text:p>0.000248%</text:p>
          </table:table-cell>
          <table:table-cell office:value-type="float" office:value="1.59628" calcext:value-type="float">
            <text:p>1.5962800</text:p>
          </table:table-cell>
          <table:table-cell office:value-type="float" office:value="1.5962307" calcext:value-type="float">
            <text:p>1.5962307</text:p>
          </table:table-cell>
          <table:table-cell table:style-name="ce4" table:formula="of:=([Sheet1.V17]-[Sheet1.U17])/[Sheet1.U17]" office:value-type="percentage" office:value="-0.0000308843060115649" calcext:value-type="percentage">
            <text:p>-0.003088%</text:p>
          </table:table-cell>
          <table:table-cell table:style-name="ce5" table:formula="of:=[.R17]-[.U17]" office:value-type="float" office:value="0.422177" calcext:value-type="float">
            <text:p>0.4221770</text:p>
          </table:table-cell>
          <table:table-cell table:style-name="ce5" table:formula="of:=[.S17]-[.V17]" office:value-type="float" office:value="0.4222313" calcext:value-type="float">
            <text:p>0.4222313</text:p>
          </table:table-cell>
          <table:table-cell table:style-name="ce4" table:formula="of:=([Sheet1.Y17]-[Sheet1.X17])/[Sheet1.X17]" office:value-type="percentage" office:value="0.000128619038933792" calcext:value-type="percentage">
            <text:p>0.012862%</text:p>
          </table:table-cell>
          <table:table-cell table:style-name="ce5" table:formula="of:=[.M17]-[.N17]" office:value-type="float" office:value="0" calcext:value-type="float">
            <text:p>0.0000000</text:p>
          </table:table-cell>
          <table:table-cell office:value-type="float" office:value="0.0011814" calcext:value-type="float">
            <text:p>0.0011814</text:p>
          </table:table-cell>
          <table:table-cell table:formula="of:=([Sheet1.AB17]-[Sheet1.AA17])/[Sheet1.AA17]" office:value-type="string" office:string-value="" calcext:value-type="error">
            <text:p>#DIV/0!</text:p>
          </table:table-cell>
          <table:table-cell office:value-type="float" office:value="0.588627882" calcext:value-type="float">
            <text:p>0.588627882</text:p>
          </table:table-cell>
          <table:table-cell office:value-type="float" office:value="0.58849287" calcext:value-type="float">
            <text:p>0.58849287</text:p>
          </table:table-cell>
          <table:table-cell table:style-name="ce4" table:formula="of:=([Sheet1.AE17]-[Sheet1.AD17])/[Sheet1.AD17]" office:value-type="percentage" office:value="-0.000229367320387976" calcext:value-type="percentage">
            <text:p>-0.022937%</text:p>
          </table:table-cell>
          <table:table-cell table:number-columns-repeated="2" office:value-type="float" office:value="0.489" calcext:value-type="float">
            <text:p>0.489</text:p>
          </table:table-cell>
          <table:table-cell table:style-name="ce7" table:formula="of:=([Sheet1.AH17]-[Sheet1.AG17])/[Sheet1.AG17]" office:value-type="percentage" office:value="0" calcext:value-type="percentage">
            <text:p>0.0000%</text:p>
          </table:table-cell>
          <table:table-cell table:style-name="ce8"/>
          <table:table-cell office:value-type="float" office:value="0.9944637993" calcext:value-type="float">
            <text:p>0.9944637993</text:p>
          </table:table-cell>
          <table:table-cell table:style-name="ce8"/>
          <table:table-cell/>
          <table:table-cell office:value-type="float" office:value="1315.4144" calcext:value-type="float">
            <text:p>1315.4144</text:p>
          </table:table-cell>
          <table:table-cell table:style-name="ce4" table:formula="of:=([Sheet1.AN17]-[Sheet1.AM17])/[Sheet1.AM17]" office:value-type="string" office:string-value="" calcext:value-type="error">
            <text:p>#DIV/0!</text:p>
          </table:table-cell>
          <table:table-cell/>
          <table:table-cell table:style-name="ce9" table:formula="of:=[.AN17]-912.67" office:value-type="float" office:value="402.7444" calcext:value-type="float">
            <text:p>402.744400</text:p>
          </table:table-cell>
          <table:table-cell/>
          <table:table-cell office:value-type="float" office:value="637.8234937" calcext:value-type="float">
            <text:p>637.8234937</text:p>
          </table:table-cell>
          <table:table-cell office:value-type="float" office:value="637.94631972" calcext:value-type="float">
            <text:p>637.94631972</text:p>
          </table:table-cell>
          <table:table-cell table:style-name="ce4" table:formula="of:=([Sheet1.AT17]-[Sheet1.AS17])/[Sheet1.AS17]" office:value-type="percentage" office:value="0.000192570548456183" calcext:value-type="percentage">
            <text:p>0.019257%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804" calcext:value-type="float">
            <text:p>13804</text:p>
          </table:table-cell>
          <table:table-cell office:value-type="float" office:value="13805.4" calcext:value-type="float">
            <text:p>13805.4</text:p>
          </table:table-cell>
          <table:table-cell table:formula="of:=[Sheet1.B18]-[Sheet1.C18]" office:value-type="float" office:value="-1.39999999999964" calcext:value-type="float">
            <text:p>-1.4</text:p>
          </table:table-cell>
          <table:table-cell table:number-columns-repeated="2"/>
          <table:table-cell office:value-type="float" office:value="35472032.9971" calcext:value-type="float">
            <text:p>35472032.9971</text:p>
          </table:table-cell>
          <table:table-cell table:style-name="ce2" table:formula="of:=([Sheet1.G18]-[Sheet1.F18])/[Sheet1.F18]" office:value-type="string" office:string-value="" calcext:value-type="error">
            <text:p>#DIV/0!</text:p>
          </table:table-cell>
          <table:table-cell table:style-name="ce3" table:formula="of:=[.G18]-[.F18]" office:value-type="float" office:value="35472032.9971" calcext:value-type="float">
            <text:p>35,472,033.00</text:p>
          </table:table-cell>
          <table:table-cell office:value-type="float" office:value="17337718.23" calcext:value-type="float">
            <text:p>17,337,718.23</text:p>
          </table:table-cell>
          <table:table-cell table:style-name="Default" office:value-type="float" office:value="17337721.2784" calcext:value-type="float">
            <text:p>17337721.2784</text:p>
          </table:table-cell>
          <table:table-cell table:style-name="ce2" table:formula="of:=([Sheet1.K18]-[Sheet1.J18])/[Sheet1.J18]" office:value-type="percentage" office:value="0.000000175824751521397" calcext:value-type="percentage">
            <text:p>0.00002%</text:p>
          </table:table-cell>
          <table:table-cell table:number-columns-repeated="2"/>
          <table:table-cell office:value-type="float" office:value="0.44855517" calcext:value-type="float">
            <text:p>0.44855517</text:p>
          </table:table-cell>
          <table:table-cell table:number-columns-repeated="2"/>
          <table:table-cell office:value-type="float" office:value="2.052929" calcext:value-type="float">
            <text:p>2.052929</text:p>
          </table:table-cell>
          <table:table-cell office:value-type="float" office:value="2.0531307" calcext:value-type="float">
            <text:p>2.0531307</text:p>
          </table:table-cell>
          <table:table-cell table:style-name="ce4" table:formula="of:=([Sheet1.S18]-[Sheet1.R18])/[Sheet1.R18]" office:value-type="percentage" office:value="0.0000982498664105307" calcext:value-type="percentage">
            <text:p>0.009825%</text:p>
          </table:table-cell>
          <table:table-cell office:value-type="float" office:value="1.604447" calcext:value-type="float">
            <text:p>1.6044470</text:p>
          </table:table-cell>
          <table:table-cell office:value-type="float" office:value="1.6046078" calcext:value-type="float">
            <text:p>1.6046078</text:p>
          </table:table-cell>
          <table:table-cell table:style-name="ce4" table:formula="of:=([Sheet1.V18]-[Sheet1.U18])/[Sheet1.U18]" office:value-type="percentage" office:value="0.000100221447015676" calcext:value-type="percentage">
            <text:p>0.010022%</text:p>
          </table:table-cell>
          <table:table-cell table:style-name="ce5" table:formula="of:=[.R18]-[.U18]" office:value-type="float" office:value="0.448482" calcext:value-type="float">
            <text:p>0.4484820</text:p>
          </table:table-cell>
          <table:table-cell table:style-name="ce5" table:formula="of:=[.S18]-[.V18]" office:value-type="float" office:value="0.4485229" calcext:value-type="float">
            <text:p>0.4485229</text:p>
          </table:table-cell>
          <table:table-cell table:style-name="ce4" table:formula="of:=([Sheet1.Y18]-[Sheet1.X18])/[Sheet1.X18]" office:value-type="percentage" office:value="0.0000911965251678851" calcext:value-type="percentage">
            <text:p>0.009120%</text:p>
          </table:table-cell>
          <table:table-cell table:style-name="ce5" table:formula="of:=[.M18]-[.N18]" office:value-type="float" office:value="0" calcext:value-type="float">
            <text:p>0.0000000</text:p>
          </table:table-cell>
          <table:table-cell office:value-type="float" office:value="0.0011494" calcext:value-type="float">
            <text:p>0.0011494</text:p>
          </table:table-cell>
          <table:table-cell table:formula="of:=([Sheet1.AB18]-[Sheet1.AA18])/[Sheet1.AA18]" office:value-type="string" office:string-value="" calcext:value-type="error">
            <text:p>#DIV/0!</text:p>
          </table:table-cell>
          <table:table-cell office:value-type="float" office:value="0.588627882" calcext:value-type="float">
            <text:p>0.588627882</text:p>
          </table:table-cell>
          <table:table-cell office:value-type="float" office:value="0.59688238" calcext:value-type="float">
            <text:p>0.59688238</text:p>
          </table:table-cell>
          <table:table-cell table:style-name="ce4" table:formula="of:=([Sheet1.AE18]-[Sheet1.AD18])/[Sheet1.AD18]" office:value-type="percentage" office:value="0.0140232874663589" calcext:value-type="percentage">
            <text:p>1.402329%</text:p>
          </table:table-cell>
          <table:table-cell/>
          <table:table-cell office:value-type="float" office:value="0.495" calcext:value-type="float">
            <text:p>0.495</text:p>
          </table:table-cell>
          <table:table-cell/>
          <table:table-cell table:style-name="ce8"/>
          <table:table-cell office:value-type="float" office:value="0.9941300561" calcext:value-type="float">
            <text:p>0.9941300561</text:p>
          </table:table-cell>
          <table:table-cell table:style-name="ce8"/>
          <table:table-cell/>
          <table:table-cell office:value-type="float" office:value="1354.419021" calcext:value-type="float">
            <text:p>1354.419021</text:p>
          </table:table-cell>
          <table:table-cell table:style-name="ce4" table:formula="of:=([Sheet1.AN18]-[Sheet1.AM18])/[Sheet1.AM18]" office:value-type="string" office:string-value="" calcext:value-type="error">
            <text:p>#DIV/0!</text:p>
          </table:table-cell>
          <table:table-cell/>
          <table:table-cell table:style-name="ce9" table:formula="of:=[.AN18]-912.67" office:value-type="float" office:value="441.749021" calcext:value-type="float">
            <text:p>441.749021</text:p>
          </table:table-cell>
          <table:table-cell table:number-columns-repeated="2"/>
          <table:table-cell office:value-type="float" office:value="685.45104072" calcext:value-type="float">
            <text:p>685.45104072</text:p>
          </table:table-cell>
          <table:table-cell table:style-name="ce4" table:formula="of:=([Sheet1.AT18]-[Sheet1.AS18])/[Sheet1.AS18]" office:value-type="string" office:string-value="" calcext:value-type="error">
            <text:p>#DIV/0!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931" calcext:value-type="float">
            <text:p>15931</text:p>
          </table:table-cell>
          <table:table-cell office:value-type="float" office:value="15933.4" calcext:value-type="float">
            <text:p>15933.4</text:p>
          </table:table-cell>
          <table:table-cell table:formula="of:=[Sheet1.B19]-[Sheet1.C19]" office:value-type="float" office:value="-2.39999999999964" calcext:value-type="float">
            <text:p>-2.4</text:p>
          </table:table-cell>
          <table:table-cell table:number-columns-repeated="2"/>
          <table:table-cell office:value-type="float" office:value="35347804.8857" calcext:value-type="float">
            <text:p>35347804.8857</text:p>
          </table:table-cell>
          <table:table-cell table:style-name="ce2" table:formula="of:=([Sheet1.G19]-[Sheet1.F19])/[Sheet1.F19]" office:value-type="string" office:string-value="" calcext:value-type="error">
            <text:p>#DIV/0!</text:p>
          </table:table-cell>
          <table:table-cell table:style-name="ce3" table:formula="of:=[.G19]-[.F19]" office:value-type="float" office:value="35347804.8857" calcext:value-type="float">
            <text:p>35,347,804.89</text:p>
          </table:table-cell>
          <table:table-cell office:value-type="float" office:value="16981046.01" calcext:value-type="float">
            <text:p>16,981,046.01</text:p>
          </table:table-cell>
          <table:table-cell table:style-name="Default" office:value-type="float" office:value="16981050.133" calcext:value-type="float">
            <text:p>16981050.133</text:p>
          </table:table-cell>
          <table:table-cell table:style-name="ce2" table:formula="of:=([Sheet1.K19]-[Sheet1.J19])/[Sheet1.J19]" office:value-type="percentage" office:value="0.000000242800119453429" calcext:value-type="percentage">
            <text:p>0.00002%</text:p>
          </table:table-cell>
          <table:table-cell table:number-columns-repeated="2"/>
          <table:table-cell office:value-type="float" office:value="0.47914291" calcext:value-type="float">
            <text:p>0.47914291</text:p>
          </table:table-cell>
          <table:table-cell table:number-columns-repeated="3"/>
          <table:table-cell office:value-type="float" office:value="2.0889185" calcext:value-type="float">
            <text:p>2.0889185</text:p>
          </table:table-cell>
          <table:table-cell table:number-columns-repeated="2"/>
          <table:table-cell office:value-type="float" office:value="1.6030644" calcext:value-type="float">
            <text:p>1.6030644</text:p>
          </table:table-cell>
          <table:table-cell table:style-name="ce4" table:formula="of:=([Sheet1.V19]-[Sheet1.U19])/[Sheet1.U19]" office:value-type="string" office:string-value="" calcext:value-type="error">
            <text:p>#DIV/0!</text:p>
          </table:table-cell>
          <table:table-cell table:style-name="ce5" table:formula="of:=[.R19]-[.U19]" office:value-type="float" office:value="0" calcext:value-type="float">
            <text:p>0.0000000</text:p>
          </table:table-cell>
          <table:table-cell table:style-name="ce5" table:formula="of:=[.S19]-[.V19]" office:value-type="float" office:value="0.4858541" calcext:value-type="float">
            <text:p>0.4858541</text:p>
          </table:table-cell>
          <table:table-cell table:style-name="ce4" table:formula="of:=([Sheet1.Y19]-[Sheet1.X19])/[Sheet1.X19]" office:value-type="string" office:string-value="" calcext:value-type="error">
            <text:p>#DIV/0!</text:p>
          </table:table-cell>
          <table:table-cell table:style-name="ce4"/>
          <table:table-cell office:value-type="float" office:value="0.0078612" calcext:value-type="float">
            <text:p>0.0078612</text:p>
          </table:table-cell>
          <table:table-cell table:formula="of:=([Sheet1.AB19]-[Sheet1.AA19])/[Sheet1.AA19]" office:value-type="string" office:string-value="" calcext:value-type="error">
            <text:p>#DIV/0!</text:p>
          </table:table-cell>
          <table:table-cell/>
          <table:table-cell office:value-type="float" office:value="0.59605755" calcext:value-type="float">
            <text:p>0.59605755</text:p>
          </table:table-cell>
          <table:table-cell table:number-columns-repeated="2"/>
          <table:table-cell office:value-type="float" office:value="0.494" calcext:value-type="float">
            <text:p>0.494</text:p>
          </table:table-cell>
          <table:table-cell/>
          <table:table-cell table:style-name="ce8"/>
          <table:table-cell office:value-type="float" office:value="0.9937842481" calcext:value-type="float">
            <text:p>0.9937842481</text:p>
          </table:table-cell>
          <table:table-cell table:style-name="ce8"/>
          <table:table-cell/>
          <table:table-cell office:value-type="float" office:value="1393.672769" calcext:value-type="float">
            <text:p>1393.672769</text:p>
          </table:table-cell>
          <table:table-cell table:style-name="ce4" table:formula="of:=([Sheet1.AN19]-[Sheet1.AM19])/[Sheet1.AM19]" office:value-type="string" office:string-value="" calcext:value-type="error">
            <text:p>#DIV/0!</text:p>
          </table:table-cell>
          <table:table-cell/>
          <table:table-cell table:style-name="ce9" table:formula="of:=[.AN19]-912.67" office:value-type="float" office:value="481.002769" calcext:value-type="float">
            <text:p>481.002769</text:p>
          </table:table-cell>
          <table:table-cell table:number-columns-repeated="2"/>
          <table:table-cell office:value-type="float" office:value="733.1973507" calcext:value-type="float">
            <text:p>733.1973507</text:p>
          </table:table-cell>
          <table:table-cell table:style-name="ce4" table:formula="of:=([Sheet1.AT19]-[Sheet1.AS19])/[Sheet1.AS19]" office:value-type="string" office:string-value="" calcext:value-type="error">
            <text:p>#DIV/0!</text:p>
          </table:table-cell>
          <table:table-cell/>
          <table:table-cell office:value-type="float" office:value="47.7" calcext:value-type="float">
            <text:p>47.7</text:p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203" calcext:value-type="float">
            <text:p>18203</text:p>
          </table:table-cell>
          <table:table-cell office:value-type="float" office:value="18205.7" calcext:value-type="float">
            <text:p>18205.7</text:p>
          </table:table-cell>
          <table:table-cell table:formula="of:=[Sheet1.B20]-[Sheet1.C20]" office:value-type="float" office:value="-2.70000000000073" calcext:value-type="float">
            <text:p>-2.7</text:p>
          </table:table-cell>
          <table:table-cell/>
          <table:table-cell office:value-type="float" office:value="35462619.96" calcext:value-type="float">
            <text:p>35462619.96</text:p>
          </table:table-cell>
          <table:table-cell office:value-type="float" office:value="35462806.8551" calcext:value-type="float">
            <text:p>35462806.8551</text:p>
          </table:table-cell>
          <table:table-cell table:style-name="ce2" table:formula="of:=([Sheet1.G20]-[Sheet1.F20])/[Sheet1.F20]" office:value-type="percentage" office:value="0.0000052702000080177" calcext:value-type="percentage">
            <text:p>0.00053%</text:p>
          </table:table-cell>
          <table:table-cell table:style-name="ce3" table:formula="of:=[.G20]-[.F20]" office:value-type="float" office:value="186.89509999752" calcext:value-type="float">
            <text:p>186.90</text:p>
          </table:table-cell>
          <table:table-cell office:value-type="float" office:value="16627980.45" calcext:value-type="float">
            <text:p>16,627,980.45</text:p>
          </table:table-cell>
          <table:table-cell table:style-name="Default" office:value-type="float" office:value="16627985.5394" calcext:value-type="float">
            <text:p>16627985.5394</text:p>
          </table:table-cell>
          <table:table-cell table:style-name="ce2" table:formula="of:=([Sheet1.K20]-[Sheet1.J20])/[Sheet1.J20]" office:value-type="percentage" office:value="0.000000306074451805735" calcext:value-type="percentage">
            <text:p>0.00003%</text:p>
          </table:table-cell>
          <table:table-cell table:number-columns-repeated="2"/>
          <table:table-cell office:value-type="float" office:value="0.50359851" calcext:value-type="float">
            <text:p>0.50359851</text:p>
          </table:table-cell>
          <table:table-cell table:number-columns-repeated="3"/>
          <table:table-cell office:value-type="float" office:value="2.1258018" calcext:value-type="float">
            <text:p>2.1258018</text:p>
          </table:table-cell>
          <table:table-cell table:number-columns-repeated="2"/>
          <table:table-cell office:value-type="float" office:value="1.6227603" calcext:value-type="float">
            <text:p>1.6227603</text:p>
          </table:table-cell>
          <table:table-cell table:style-name="ce4" table:formula="of:=([Sheet1.V20]-[Sheet1.U20])/[Sheet1.U20]" office:value-type="string" office:string-value="" calcext:value-type="error">
            <text:p>#DIV/0!</text:p>
          </table:table-cell>
          <table:table-cell table:style-name="ce5" table:formula="of:=[.R20]-[.U20]" office:value-type="float" office:value="0" calcext:value-type="float">
            <text:p>0.0000000</text:p>
          </table:table-cell>
          <table:table-cell table:style-name="ce5" table:formula="of:=[.S20]-[.V20]" office:value-type="float" office:value="0.5030415" calcext:value-type="float">
            <text:p>0.5030415</text:p>
          </table:table-cell>
          <table:table-cell table:style-name="ce4" table:formula="of:=([Sheet1.Y20]-[Sheet1.X20])/[Sheet1.X20]" office:value-type="string" office:string-value="" calcext:value-type="error">
            <text:p>#DIV/0!</text:p>
          </table:table-cell>
          <table:table-cell table:style-name="ce4"/>
          <table:table-cell office:value-type="float" office:value="0.0073054" calcext:value-type="float">
            <text:p>0.0073054</text:p>
          </table:table-cell>
          <table:table-cell table:formula="of:=([Sheet1.AB20]-[Sheet1.AA20])/[Sheet1.AA20]" office:value-type="string" office:string-value="" calcext:value-type="error">
            <text:p>#DIV/0!</text:p>
          </table:table-cell>
          <table:table-cell/>
          <table:table-cell office:value-type="float" office:value="0.609901" calcext:value-type="float">
            <text:p>0.609901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/>
          <table:table-cell table:style-name="ce8"/>
          <table:table-cell office:value-type="float" office:value="0.9934245298" calcext:value-type="float">
            <text:p>0.9934245298</text:p>
          </table:table-cell>
          <table:table-cell table:style-name="ce8"/>
          <table:table-cell/>
          <table:table-cell office:value-type="float" office:value="1433.355108" calcext:value-type="float">
            <text:p>1433.355108</text:p>
          </table:table-cell>
          <table:table-cell table:style-name="ce4" table:formula="of:=([Sheet1.AN20]-[Sheet1.AM20])/[Sheet1.AM20]" office:value-type="string" office:string-value="" calcext:value-type="error">
            <text:p>#DIV/0!</text:p>
          </table:table-cell>
          <table:table-cell/>
          <table:table-cell table:style-name="ce9" table:formula="of:=[.AN20]-912.67" office:value-type="float" office:value="520.685108" calcext:value-type="float">
            <text:p>520.685108</text:p>
          </table:table-cell>
          <table:table-cell table:number-columns-repeated="2"/>
          <table:table-cell office:value-type="float" office:value="781.66815907" calcext:value-type="float">
            <text:p>781.66815907</text:p>
          </table:table-cell>
          <table:table-cell table:style-name="ce4" table:formula="of:=([Sheet1.AT20]-[Sheet1.AS20])/[Sheet1.AS20]" office:value-type="string" office:string-value="" calcext:value-type="error">
            <text:p>#DIV/0!</text:p>
          </table:table-cell>
          <table:table-cell/>
          <table:table-cell office:value-type="float" office:value="48.5" calcext:value-type="float">
            <text:p>48.5</text:p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623" calcext:value-type="float">
            <text:p>20623</text:p>
          </table:table-cell>
          <table:table-cell office:value-type="float" office:value="20626.3" calcext:value-type="float">
            <text:p>20626.3</text:p>
          </table:table-cell>
          <table:table-cell table:formula="of:=[Sheet1.B21]-[Sheet1.C21]" office:value-type="float" office:value="-3.29999999999927" calcext:value-type="float">
            <text:p>-3.3</text:p>
          </table:table-cell>
          <table:table-cell/>
          <table:table-cell office:value-type="float" office:value="35575881.48" calcext:value-type="float">
            <text:p>35575881.48</text:p>
          </table:table-cell>
          <table:table-cell office:value-type="float" office:value="35576068.1371" calcext:value-type="float">
            <text:p>35576068.1371</text:p>
          </table:table-cell>
          <table:table-cell table:style-name="ce2" table:formula="of:=([Sheet1.G21]-[Sheet1.F21])/[Sheet1.F21]" office:value-type="percentage" office:value="0.00000524673155637402" calcext:value-type="percentage">
            <text:p>0.00052%</text:p>
          </table:table-cell>
          <table:table-cell table:style-name="ce3" table:formula="of:=[.G21]-[.F21]" office:value-type="float" office:value="186.657100006938" calcext:value-type="float">
            <text:p>186.66</text:p>
          </table:table-cell>
          <table:table-cell office:value-type="float" office:value="16275659.33" calcext:value-type="float">
            <text:p>16,275,659.33</text:p>
          </table:table-cell>
          <table:table-cell table:style-name="Default" office:value-type="float" office:value="16275665.6243" calcext:value-type="float">
            <text:p>16275665.6243</text:p>
          </table:table-cell>
          <table:table-cell table:style-name="ce2" table:formula="of:=([Sheet1.K21]-[Sheet1.J21])/[Sheet1.J21]" office:value-type="percentage" office:value="0.000000386730876558103" calcext:value-type="percentage">
            <text:p>0.00004%</text:p>
          </table:table-cell>
          <table:table-cell table:number-columns-repeated="2"/>
          <table:table-cell office:value-type="float" office:value="0.52288781" calcext:value-type="float">
            <text:p>0.52288781</text:p>
          </table:table-cell>
          <table:table-cell table:number-columns-repeated="3"/>
          <table:table-cell office:value-type="float" office:value="2.178885" calcext:value-type="float">
            <text:p>2.178885</text:p>
          </table:table-cell>
          <table:table-cell table:number-columns-repeated="2"/>
          <table:table-cell office:value-type="float" office:value="1.6577882" calcext:value-type="float">
            <text:p>1.6577882</text:p>
          </table:table-cell>
          <table:table-cell table:style-name="ce4" table:formula="of:=([Sheet1.V21]-[Sheet1.U21])/[Sheet1.U21]" office:value-type="string" office:string-value="" calcext:value-type="error">
            <text:p>#DIV/0!</text:p>
          </table:table-cell>
          <table:table-cell table:style-name="ce5" table:formula="of:=[.R21]-[.U21]" office:value-type="float" office:value="0" calcext:value-type="float">
            <text:p>0.0000000</text:p>
          </table:table-cell>
          <table:table-cell table:style-name="ce5" table:formula="of:=[.S21]-[.V21]" office:value-type="float" office:value="0.5210968" calcext:value-type="float">
            <text:p>0.5210968</text:p>
          </table:table-cell>
          <table:table-cell table:style-name="ce4" table:formula="of:=([Sheet1.Y21]-[Sheet1.X21])/[Sheet1.X21]" office:value-type="string" office:string-value="" calcext:value-type="error">
            <text:p>#DIV/0!</text:p>
          </table:table-cell>
          <table:table-cell table:style-name="ce4"/>
          <table:table-cell office:value-type="float" office:value="0.005516" calcext:value-type="float">
            <text:p>0.005516</text:p>
          </table:table-cell>
          <table:table-cell table:formula="of:=([Sheet1.AB21]-[Sheet1.AA21])/[Sheet1.AA21]" office:value-type="string" office:string-value="" calcext:value-type="error">
            <text:p>#DIV/0!</text:p>
          </table:table-cell>
          <table:table-cell/>
          <table:table-cell office:value-type="float" office:value="0.64438068" calcext:value-type="float">
            <text:p>0.64438068</text:p>
          </table:table-cell>
          <table:table-cell table:number-columns-repeated="2"/>
          <table:table-cell office:value-type="float" office:value="0.534" calcext:value-type="float">
            <text:p>0.534</text:p>
          </table:table-cell>
          <table:table-cell/>
          <table:table-cell table:style-name="ce8"/>
          <table:table-cell office:value-type="float" office:value="0.993039599" calcext:value-type="float">
            <text:p>0.993039599</text:p>
          </table:table-cell>
          <table:table-cell table:style-name="ce6"/>
          <table:table-cell/>
          <table:table-cell office:value-type="float" office:value="1474.627733" calcext:value-type="float">
            <text:p>1474.627733</text:p>
          </table:table-cell>
          <table:table-cell table:style-name="ce4" table:formula="of:=([Sheet1.AN21]-[Sheet1.AM21])/[Sheet1.AM21]" office:value-type="string" office:string-value="" calcext:value-type="error">
            <text:p>#DIV/0!</text:p>
          </table:table-cell>
          <table:table-cell/>
          <table:table-cell table:style-name="ce9" table:formula="of:=[.AN21]-912.67" office:value-type="float" office:value="561.957733" calcext:value-type="float">
            <text:p>561.957733</text:p>
          </table:table-cell>
          <table:table-cell/>
          <table:table-cell office:value-type="string" calcext:value-type="string">
            <text:p>check end of thrust</text:p>
          </table:table-cell>
          <table:table-cell office:value-type="float" office:value="832.07008176" calcext:value-type="float">
            <text:p>832.07008176</text:p>
          </table:table-cell>
          <table:table-cell table:style-name="ce4" table:formula="of:=([Sheet1.AT21]-[Sheet1.AS21])/[Sheet1.AS21]" office:value-type="string" office:string-value="" calcext:value-type="error">
            <text:p>#VALUE!</text:p>
          </table:table-cell>
          <table:table-cell/>
          <table:table-cell office:value-type="float" office:value="50.4" calcext:value-type="float">
            <text:p>50.4</text:p>
          </table:table-cell>
          <table:table-cell table:number-columns-repeated="2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198" calcext:value-type="float">
            <text:p>23198</text:p>
          </table:table-cell>
          <table:table-cell office:value-type="float" office:value="23201.7" calcext:value-type="float">
            <text:p>23201.7</text:p>
          </table:table-cell>
          <table:table-cell table:formula="of:=[Sheet1.B22]-[Sheet1.C22]" office:value-type="float" office:value="-3.70000000000073" calcext:value-type="float">
            <text:p>-3.7</text:p>
          </table:table-cell>
          <table:table-cell table:style-name="ce1"/>
          <table:table-cell office:value-type="float" office:value="35686530.08" calcext:value-type="float">
            <text:p>35686530.08</text:p>
          </table:table-cell>
          <table:table-cell office:value-type="float" office:value="35686735.6264" calcext:value-type="float">
            <text:p>35686735.6264</text:p>
          </table:table-cell>
          <table:table-cell table:style-name="ce2" table:formula="of:=([Sheet1.G22]-[Sheet1.F22])/[Sheet1.F22]" office:value-type="percentage" office:value="0.00000575977545427794" calcext:value-type="percentage">
            <text:p>0.00058%</text:p>
          </table:table-cell>
          <table:table-cell table:style-name="ce3" table:formula="of:=[.G22]-[.F22]" office:value-type="float" office:value="205.546400003135" calcext:value-type="float">
            <text:p>205.55</text:p>
          </table:table-cell>
          <table:table-cell office:value-type="float" office:value="15924064.45" calcext:value-type="float">
            <text:p>15,924,064.45</text:p>
          </table:table-cell>
          <table:table-cell table:style-name="Default" office:value-type="float" office:value="15924071.9369" calcext:value-type="float">
            <text:p>15924071.9369</text:p>
          </table:table-cell>
          <table:table-cell table:style-name="ce2" table:formula="of:=([Sheet1.K22]-[Sheet1.J22])/[Sheet1.J22]" office:value-type="percentage" office:value="0.000000470162628605893" calcext:value-type="percentage">
            <text:p>0.00005%</text:p>
          </table:table-cell>
          <table:table-cell table:number-columns-repeated="2"/>
          <table:table-cell office:value-type="float" office:value="0.53751089" calcext:value-type="float">
            <text:p>0.53751089</text:p>
          </table:table-cell>
          <table:table-cell table:number-columns-repeated="3"/>
          <table:table-cell office:value-type="float" office:value="2.234106" calcext:value-type="float">
            <text:p>2.234106</text:p>
          </table:table-cell>
          <table:table-cell table:number-columns-repeated="2"/>
          <table:table-cell office:value-type="float" office:value="1.7026203" calcext:value-type="float">
            <text:p>1.7026203</text:p>
          </table:table-cell>
          <table:table-cell table:style-name="ce4" table:formula="of:=([Sheet1.V22]-[Sheet1.U22])/[Sheet1.U22]" office:value-type="string" office:string-value="" calcext:value-type="error">
            <text:p>#DIV/0!</text:p>
          </table:table-cell>
          <table:table-cell table:style-name="ce5" table:formula="of:=[.R22]-[.U22]" office:value-type="float" office:value="0" calcext:value-type="float">
            <text:p>0.0000000</text:p>
          </table:table-cell>
          <table:table-cell table:style-name="ce5" table:formula="of:=[.S22]-[.V22]" office:value-type="float" office:value="0.5314857" calcext:value-type="float">
            <text:p>0.5314857</text:p>
          </table:table-cell>
          <table:table-cell table:style-name="ce4" table:formula="of:=([Sheet1.Y22]-[Sheet1.X22])/[Sheet1.X22]" office:value-type="string" office:string-value="" calcext:value-type="error">
            <text:p>#DIV/0!</text:p>
          </table:table-cell>
          <table:table-cell table:style-name="ce4"/>
          <table:table-cell office:value-type="float" office:value="-0.0005071" calcext:value-type="float">
            <text:p>-0.0005071</text:p>
          </table:table-cell>
          <table:table-cell table:formula="of:=([Sheet1.AB22]-[Sheet1.AA22])/[Sheet1.AA22]" office:value-type="string" office:string-value="" calcext:value-type="error">
            <text:p>#DIV/0!</text:p>
          </table:table-cell>
          <table:table-cell/>
          <table:table-cell office:value-type="float" office:value="0.6978317" calcext:value-type="float">
            <text:p>0.6978317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9926155081" calcext:value-type="float">
            <text:p>0.9926155081</text:p>
          </table:table-cell>
          <table:table-cell table:number-columns-repeated="2"/>
          <table:table-cell office:value-type="float" office:value="1518.793919" calcext:value-type="float">
            <text:p>1518.793919</text:p>
          </table:table-cell>
          <table:table-cell table:style-name="ce4" table:formula="of:=([Sheet1.AN22]-[Sheet1.AM22])/[Sheet1.AM22]" office:value-type="string" office:string-value="" calcext:value-type="error">
            <text:p>#DIV/0!</text:p>
          </table:table-cell>
          <table:table-cell/>
          <table:table-cell table:style-name="ce9" table:formula="of:=[.AN22]-912.67" office:value-type="float" office:value="606.123919" calcext:value-type="float">
            <text:p>606.123919</text:p>
          </table:table-cell>
          <table:table-cell table:number-columns-repeated="2"/>
          <table:table-cell office:value-type="float" office:value="884.88627498" calcext:value-type="float">
            <text:p>884.88627498</text:p>
          </table:table-cell>
          <table:table-cell table:style-name="ce4" table:formula="of:=([Sheet1.AT22]-[Sheet1.AS22])/[Sheet1.AS22]" office:value-type="string" office:string-value="" calcext:value-type="error">
            <text:p>#DIV/0!</text:p>
          </table:table-cell>
          <table:table-cell/>
          <table:table-cell office:value-type="float" office:value="52.8" calcext:value-type="float">
            <text:p>52.8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934" calcext:value-type="float">
            <text:p>25934</text:p>
          </table:table-cell>
          <table:table-cell office:value-type="float" office:value="25938.2" calcext:value-type="float">
            <text:p>25938.2</text:p>
          </table:table-cell>
          <table:table-cell table:formula="of:=[Sheet1.B23]-[Sheet1.C23]" office:value-type="float" office:value="-4.20000000000073" calcext:value-type="float">
            <text:p>-4.2</text:p>
          </table:table-cell>
          <table:table-cell table:style-name="ce1"/>
          <table:table-cell office:value-type="float" office:value="35793747.85" calcext:value-type="float">
            <text:p>35793747.85</text:p>
          </table:table-cell>
          <table:table-cell office:value-type="float" office:value="35793939.2826" calcext:value-type="float">
            <text:p>35793939.2826</text:p>
          </table:table-cell>
          <table:table-cell table:style-name="ce2" table:formula="of:=([Sheet1.G23]-[Sheet1.F23])/[Sheet1.F23]" office:value-type="percentage" office:value="0.00000534821334723714" calcext:value-type="percentage">
            <text:p>0.00053%</text:p>
          </table:table-cell>
          <table:table-cell table:style-name="ce3" table:formula="of:=[.G23]-[.F23]" office:value-type="float" office:value="191.432599999011" calcext:value-type="float">
            <text:p>191.43</text:p>
          </table:table-cell>
          <table:table-cell/>
          <table:table-cell table:style-name="Default" office:value-type="float" office:value="15573181.0634" calcext:value-type="float">
            <text:p>15573181.0634</text:p>
          </table:table-cell>
          <table:table-cell table:style-name="ce2" table:formula="of:=([Sheet1.K23]-[Sheet1.J23])/[Sheet1.J23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468018" calcext:value-type="float">
            <text:p>0.5468018</text:p>
          </table:table-cell>
          <table:table-cell table:number-columns-repeated="3"/>
          <table:table-cell office:value-type="float" office:value="2.2915505" calcext:value-type="float">
            <text:p>2.2915505</text:p>
          </table:table-cell>
          <table:table-cell table:number-columns-repeated="2"/>
          <table:table-cell office:value-type="float" office:value="1.7370423" calcext:value-type="float">
            <text:p>1.7370423</text:p>
          </table:table-cell>
          <table:table-cell table:style-name="ce4" table:formula="of:=([Sheet1.V23]-[Sheet1.U23])/[Sheet1.U23]" office:value-type="string" office:string-value="" calcext:value-type="error">
            <text:p>#DIV/0!</text:p>
          </table:table-cell>
          <table:table-cell table:style-name="ce5" table:formula="of:=[.R23]-[.U23]" office:value-type="float" office:value="0" calcext:value-type="float">
            <text:p>0.0000000</text:p>
          </table:table-cell>
          <table:table-cell table:style-name="ce5" table:formula="of:=[.S23]-[.V23]" office:value-type="float" office:value="0.5545082" calcext:value-type="float">
            <text:p>0.5545082</text:p>
          </table:table-cell>
          <table:table-cell table:style-name="ce4" table:formula="of:=([Sheet1.Y23]-[Sheet1.X23])/[Sheet1.X23]" office:value-type="string" office:string-value="" calcext:value-type="error">
            <text:p>#DIV/0!</text:p>
          </table:table-cell>
          <table:table-cell table:style-name="ce4"/>
          <table:table-cell office:value-type="float" office:value="0.0072022" calcext:value-type="float">
            <text:p>0.0072022</text:p>
          </table:table-cell>
          <table:table-cell table:formula="of:=([Sheet1.AB23]-[Sheet1.AA23])/[Sheet1.AA23]" office:value-type="string" office:string-value="" calcext:value-type="error">
            <text:p>#DIV/0!</text:p>
          </table:table-cell>
          <table:table-cell/>
          <table:table-cell office:value-type="float" office:value="0.75863574" calcext:value-type="float">
            <text:p>0.75863574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0.9921410885" calcext:value-type="float">
            <text:p>0.9921410885</text:p>
          </table:table-cell>
          <table:table-cell table:number-columns-repeated="2"/>
          <table:table-cell office:value-type="float" office:value="1566.719849" calcext:value-type="float">
            <text:p>1566.719849</text:p>
          </table:table-cell>
          <table:table-cell table:style-name="ce4" table:formula="of:=([Sheet1.AN23]-[Sheet1.AM23])/[Sheet1.AM23]" office:value-type="string" office:string-value="" calcext:value-type="error">
            <text:p>#DIV/0!</text:p>
          </table:table-cell>
          <table:table-cell/>
          <table:table-cell table:style-name="ce9" table:formula="of:=[.AN23]-912.67" office:value-type="float" office:value="654.049849" calcext:value-type="float">
            <text:p>654.049849</text:p>
          </table:table-cell>
          <table:table-cell table:number-columns-repeated="2"/>
          <table:table-cell office:value-type="float" office:value="939.44175682" calcext:value-type="float">
            <text:p>939.44175682</text:p>
          </table:table-cell>
          <table:table-cell table:style-name="ce4" table:formula="of:=([Sheet1.AT23]-[Sheet1.AS23])/[Sheet1.AS23]" office:value-type="string" office:string-value="" calcext:value-type="error">
            <text:p>#DIV/0!</text:p>
          </table:table-cell>
          <table:table-cell/>
          <table:table-cell office:value-type="float" office:value="54.6" calcext:value-type="float">
            <text:p>54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835" calcext:value-type="float">
            <text:p>28835</text:p>
          </table:table-cell>
          <table:table-cell office:value-type="float" office:value="28839.8" calcext:value-type="float">
            <text:p>28839.8</text:p>
          </table:table-cell>
          <table:table-cell table:formula="of:=[Sheet1.B24]-[Sheet1.C24]" office:value-type="float" office:value="-4.79999999999927" calcext:value-type="float">
            <text:p>-4.8</text:p>
          </table:table-cell>
          <table:table-cell table:style-name="ce1"/>
          <table:table-cell/>
          <table:table-cell office:value-type="float" office:value="35896754.9928" calcext:value-type="float">
            <text:p>35896754.9928</text:p>
          </table:table-cell>
          <table:table-cell table:style-name="ce2" table:formula="of:=([Sheet1.G24]-[Sheet1.F24])/[Sheet1.F24]" office:value-type="string" office:string-value="" calcext:value-type="error">
            <text:p>#DIV/0!</text:p>
          </table:table-cell>
          <table:table-cell table:style-name="ce3" table:formula="of:=[.G24]-[.F24]" office:value-type="float" office:value="35896754.9928" calcext:value-type="float">
            <text:p>35,896,754.99</text:p>
          </table:table-cell>
          <table:table-cell/>
          <table:table-cell table:style-name="Default" office:value-type="float" office:value="15222964.7039" calcext:value-type="float">
            <text:p>15222964.7039</text:p>
          </table:table-cell>
          <table:table-cell table:style-name="ce2" table:formula="of:=([Sheet1.K24]-[Sheet1.J24])/[Sheet1.J2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5146497" calcext:value-type="float">
            <text:p>0.55146497</text:p>
          </table:table-cell>
          <table:table-cell table:number-columns-repeated="3"/>
          <table:table-cell office:value-type="float" office:value="2.3513116" calcext:value-type="float">
            <text:p>2.3513116</text:p>
          </table:table-cell>
          <table:table-cell table:number-columns-repeated="2"/>
          <table:table-cell office:value-type="float" office:value="1.805213" calcext:value-type="float">
            <text:p>1.805213</text:p>
          </table:table-cell>
          <table:table-cell table:style-name="ce4" table:formula="of:=([Sheet1.V24]-[Sheet1.U24])/[Sheet1.U24]" office:value-type="string" office:string-value="" calcext:value-type="error">
            <text:p>#DIV/0!</text:p>
          </table:table-cell>
          <table:table-cell table:style-name="ce5" table:formula="of:=[.R24]-[.U24]" office:value-type="float" office:value="0" calcext:value-type="float">
            <text:p>0.0000000</text:p>
          </table:table-cell>
          <table:table-cell table:style-name="ce5" table:formula="of:=[.S24]-[.V24]" office:value-type="float" office:value="0.5460986" calcext:value-type="float">
            <text:p>0.5460986</text:p>
          </table:table-cell>
          <table:table-cell table:style-name="ce4" table:formula="of:=([Sheet1.Y24]-[Sheet1.X24])/[Sheet1.X24]" office:value-type="string" office:string-value="" calcext:value-type="error">
            <text:p>#DIV/0!</text:p>
          </table:table-cell>
          <table:table-cell table:style-name="ce4"/>
          <table:table-cell office:value-type="float" office:value="0.0018392" calcext:value-type="float">
            <text:p>0.0018392</text:p>
          </table:table-cell>
          <table:table-cell table:formula="of:=([Sheet1.AB24]-[Sheet1.AA24])/[Sheet1.AA24]" office:value-type="string" office:string-value="" calcext:value-type="error">
            <text:p>#DIV/0!</text:p>
          </table:table-cell>
          <table:table-cell/>
          <table:table-cell office:value-type="float" office:value="0.88720909" calcext:value-type="float">
            <text:p>0.88720909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0.9915872061" calcext:value-type="float">
            <text:p>0.9915872061</text:p>
          </table:table-cell>
          <table:table-cell table:number-columns-repeated="2"/>
          <table:table-cell office:value-type="float" office:value="1620.877398" calcext:value-type="float">
            <text:p>1620.877398</text:p>
          </table:table-cell>
          <table:table-cell table:style-name="ce4" table:formula="of:=([Sheet1.AN24]-[Sheet1.AM24])/[Sheet1.AM24]" office:value-type="string" office:string-value="" calcext:value-type="error">
            <text:p>#DIV/0!</text:p>
          </table:table-cell>
          <table:table-cell/>
          <table:table-cell table:style-name="ce9" table:formula="of:=[.AN24]-912.67" office:value-type="float" office:value="708.207398" calcext:value-type="float">
            <text:p>708.207398</text:p>
          </table:table-cell>
          <table:table-cell table:number-columns-repeated="2"/>
          <table:table-cell office:value-type="float" office:value="994.96488907" calcext:value-type="float">
            <text:p>994.96488907</text:p>
          </table:table-cell>
          <table:table-cell table:style-name="ce4" table:formula="of:=([Sheet1.AT24]-[Sheet1.AS24])/[Sheet1.AS24]" office:value-type="string" office:string-value="" calcext:value-type="error">
            <text:p>#DIV/0!</text:p>
          </table:table-cell>
          <table:table-cell/>
          <table:table-cell office:value-type="float" office:value="55.5" calcext:value-type="float">
            <text:p>55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903" calcext:value-type="float">
            <text:p>31903</text:p>
          </table:table-cell>
          <table:table-cell office:value-type="float" office:value="31909.5" calcext:value-type="float">
            <text:p>31909.5</text:p>
          </table:table-cell>
          <table:table-cell table:formula="of:=[Sheet1.B25]-[Sheet1.C25]" office:value-type="float" office:value="-6.5" calcext:value-type="float">
            <text:p>-6.5</text:p>
          </table:table-cell>
          <table:table-cell table:style-name="ce1"/>
          <table:table-cell/>
          <table:table-cell office:value-type="float" office:value="35994296.1747" calcext:value-type="float">
            <text:p>35994296.1747</text:p>
          </table:table-cell>
          <table:table-cell table:style-name="ce2" table:formula="of:=([Sheet1.G25]-[Sheet1.F25])/[Sheet1.F25]" office:value-type="string" office:string-value="" calcext:value-type="error">
            <text:p>#DIV/0!</text:p>
          </table:table-cell>
          <table:table-cell table:style-name="ce3" table:formula="of:=[.G25]-[.F25]" office:value-type="float" office:value="35994296.1747" calcext:value-type="float">
            <text:p>35,994,296.17</text:p>
          </table:table-cell>
          <table:table-cell/>
          <table:table-cell table:style-name="Default" office:value-type="float" office:value="14873389.5024" calcext:value-type="float">
            <text:p>14873389.5024</text:p>
          </table:table-cell>
          <table:table-cell table:style-name="ce2" table:formula="of:=([Sheet1.K25]-[Sheet1.J25])/[Sheet1.J25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5133957" calcext:value-type="float">
            <text:p>0.55133957</text:p>
          </table:table-cell>
          <table:table-cell table:number-columns-repeated="3"/>
          <table:table-cell office:value-type="float" office:value="2.4134881" calcext:value-type="float">
            <text:p>2.4134881</text:p>
          </table:table-cell>
          <table:table-cell table:number-columns-repeated="2"/>
          <table:table-cell office:value-type="float" office:value="1.8603268" calcext:value-type="float">
            <text:p>1.8603268</text:p>
          </table:table-cell>
          <table:table-cell table:style-name="ce4" table:formula="of:=([Sheet1.V25]-[Sheet1.U25])/[Sheet1.U25]" office:value-type="string" office:string-value="" calcext:value-type="error">
            <text:p>#DIV/0!</text:p>
          </table:table-cell>
          <table:table-cell table:style-name="ce5" table:formula="of:=[.R25]-[.U25]" office:value-type="float" office:value="0" calcext:value-type="float">
            <text:p>0.0000000</text:p>
          </table:table-cell>
          <table:table-cell table:style-name="ce5" table:formula="of:=[.S25]-[.V25]" office:value-type="float" office:value="0.5531613" calcext:value-type="float">
            <text:p>0.5531613</text:p>
          </table:table-cell>
          <table:table-cell table:style-name="ce4" table:formula="of:=([Sheet1.Y25]-[Sheet1.X25])/[Sheet1.X25]" office:value-type="string" office:string-value="" calcext:value-type="error">
            <text:p>#DIV/0!</text:p>
          </table:table-cell>
          <table:table-cell table:style-name="ce4"/>
          <table:table-cell office:value-type="float" office:value="0.0041889" calcext:value-type="float">
            <text:p>0.0041889</text:p>
          </table:table-cell>
          <table:table-cell table:formula="of:=([Sheet1.AB25]-[Sheet1.AA25])/[Sheet1.AA25]" office:value-type="string" office:string-value="" calcext:value-type="error">
            <text:p>#DIV/0!</text:p>
          </table:table-cell>
          <table:table-cell/>
          <table:table-cell office:value-type="float" office:value="0.97852168" calcext:value-type="float">
            <text:p>0.97852168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0.9909361779" calcext:value-type="float">
            <text:p>0.9909361779</text:p>
          </table:table-cell>
          <table:table-cell table:number-columns-repeated="2"/>
          <table:table-cell office:value-type="float" office:value="1682.3017" calcext:value-type="float">
            <text:p>1682.3017</text:p>
          </table:table-cell>
          <table:table-cell table:style-name="ce4" table:formula="of:=([Sheet1.AN25]-[Sheet1.AM25])/[Sheet1.AM25]" office:value-type="string" office:string-value="" calcext:value-type="error">
            <text:p>#DIV/0!</text:p>
          </table:table-cell>
          <table:table-cell/>
          <table:table-cell table:style-name="ce9" table:formula="of:=[.AN25]-912.67" office:value-type="float" office:value="769.6317" calcext:value-type="float">
            <text:p>769.631700</text:p>
          </table:table-cell>
          <table:table-cell table:number-columns-repeated="2"/>
          <table:table-cell office:value-type="float" office:value="1051.45707778" calcext:value-type="float">
            <text:p>1051.45707778</text:p>
          </table:table-cell>
          <table:table-cell table:style-name="ce4" table:formula="of:=([Sheet1.AT25]-[Sheet1.AS25])/[Sheet1.AS25]" office:value-type="string" office:string-value="" calcext:value-type="error">
            <text:p>#DIV/0!</text:p>
          </table:table-cell>
          <table:table-cell/>
          <table:table-cell office:value-type="float" office:value="56.5" calcext:value-type="float">
            <text:p>56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143" calcext:value-type="float">
            <text:p>35143</text:p>
          </table:table-cell>
          <table:table-cell office:value-type="float" office:value="35150" calcext:value-type="float">
            <text:p>35150</text:p>
          </table:table-cell>
          <table:table-cell table:formula="of:=[Sheet1.B26]-[Sheet1.C26]" office:value-type="float" office:value="-7" calcext:value-type="float">
            <text:p>-7</text:p>
          </table:table-cell>
          <table:table-cell table:style-name="ce1"/>
          <table:table-cell/>
          <table:table-cell office:value-type="float" office:value="36085784.674" calcext:value-type="float">
            <text:p>36085784.674</text:p>
          </table:table-cell>
          <table:table-cell table:style-name="ce2" table:formula="of:=([Sheet1.G26]-[Sheet1.F26])/[Sheet1.F26]" office:value-type="string" office:string-value="" calcext:value-type="error">
            <text:p>#DIV/0!</text:p>
          </table:table-cell>
          <table:table-cell table:style-name="ce3" table:formula="of:=[.G26]-[.F26]" office:value-type="float" office:value="36085784.674" calcext:value-type="float">
            <text:p>36,085,784.67</text:p>
          </table:table-cell>
          <table:table-cell/>
          <table:table-cell table:style-name="Default" office:value-type="float" office:value="14524417.4327" calcext:value-type="float">
            <text:p>14524417.4327</text:p>
          </table:table-cell>
          <table:table-cell table:style-name="ce2" table:formula="of:=([Sheet1.K26]-[Sheet1.J26])/[Sheet1.J26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4512393" calcext:value-type="float">
            <text:p>0.54512393</text:p>
          </table:table-cell>
          <table:table-cell table:number-columns-repeated="3"/>
          <table:table-cell office:value-type="float" office:value="2.4781916" calcext:value-type="float">
            <text:p>2.4781916</text:p>
          </table:table-cell>
          <table:table-cell table:number-columns-repeated="2"/>
          <table:table-cell office:value-type="float" office:value="1.9303563" calcext:value-type="float">
            <text:p>1.9303563</text:p>
          </table:table-cell>
          <table:table-cell table:style-name="ce4" table:formula="of:=([Sheet1.V26]-[Sheet1.U26])/[Sheet1.U26]" office:value-type="string" office:string-value="" calcext:value-type="error">
            <text:p>#DIV/0!</text:p>
          </table:table-cell>
          <table:table-cell table:style-name="ce5" table:formula="of:=[.R26]-[.U26]" office:value-type="float" office:value="0" calcext:value-type="float">
            <text:p>0.0000000</text:p>
          </table:table-cell>
          <table:table-cell table:style-name="ce5" table:formula="of:=[.S26]-[.V26]" office:value-type="float" office:value="0.5478353" calcext:value-type="float">
            <text:p>0.5478353</text:p>
          </table:table-cell>
          <table:table-cell table:style-name="ce4" table:formula="of:=([Sheet1.Y26]-[Sheet1.X26])/[Sheet1.X26]" office:value-type="string" office:string-value="" calcext:value-type="error">
            <text:p>#DIV/0!</text:p>
          </table:table-cell>
          <table:table-cell table:style-name="ce4"/>
          <table:table-cell office:value-type="float" office:value="0.006404" calcext:value-type="float">
            <text:p>0.006404</text:p>
          </table:table-cell>
          <table:table-cell table:formula="of:=([Sheet1.AB26]-[Sheet1.AA26])/[Sheet1.AA26]" office:value-type="string" office:string-value="" calcext:value-type="error">
            <text:p>#DIV/0!</text:p>
          </table:table-cell>
          <table:table-cell/>
          <table:table-cell office:value-type="float" office:value="1.09415659" calcext:value-type="float">
            <text:p>1.094156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9901848326" calcext:value-type="float">
            <text:p>0.9901848326</text:p>
          </table:table-cell>
          <table:table-cell table:number-columns-repeated="2"/>
          <table:table-cell office:value-type="float" office:value="1750.505344" calcext:value-type="float">
            <text:p>1750.505344</text:p>
          </table:table-cell>
          <table:table-cell table:style-name="ce4" table:formula="of:=([Sheet1.AN26]-[Sheet1.AM26])/[Sheet1.AM26]" office:value-type="string" office:string-value="" calcext:value-type="error">
            <text:p>#DIV/0!</text:p>
          </table:table-cell>
          <table:table-cell/>
          <table:table-cell table:style-name="ce9" table:formula="of:=[.AN26]-912.67" office:value-type="float" office:value="837.835344" calcext:value-type="float">
            <text:p>837.835344</text:p>
          </table:table-cell>
          <table:table-cell table:number-columns-repeated="2"/>
          <table:table-cell office:value-type="float" office:value="1108.91917635" calcext:value-type="float">
            <text:p>1108.91917635</text:p>
          </table:table-cell>
          <table:table-cell table:style-name="ce4" table:formula="of:=([Sheet1.AT26]-[Sheet1.AS26])/[Sheet1.AS26]" office:value-type="string" office:string-value="" calcext:value-type="error">
            <text:p>#DIV/0!</text:p>
          </table:table-cell>
          <table:table-cell/>
          <table:table-cell office:value-type="float" office:value="57.5" calcext:value-type="float">
            <text:p>57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555" calcext:value-type="float">
            <text:p>38555</text:p>
          </table:table-cell>
          <table:table-cell office:value-type="float" office:value="38563" calcext:value-type="float">
            <text:p>38563</text:p>
          </table:table-cell>
          <table:table-cell table:formula="of:=[Sheet1.B27]-[Sheet1.C27]" office:value-type="float" office:value="-8" calcext:value-type="float">
            <text:p>-8</text:p>
          </table:table-cell>
          <table:table-cell table:style-name="ce1"/>
          <table:table-cell/>
          <table:table-cell office:value-type="float" office:value="36169893.7076" calcext:value-type="float">
            <text:p>36169893.7076</text:p>
          </table:table-cell>
          <table:table-cell table:style-name="ce2" table:formula="of:=([Sheet1.G27]-[Sheet1.F27])/[Sheet1.F27]" office:value-type="string" office:string-value="" calcext:value-type="error">
            <text:p>#DIV/0!</text:p>
          </table:table-cell>
          <table:table-cell table:style-name="ce3" table:formula="of:=[.G27]-[.F27]" office:value-type="float" office:value="36169893.7076" calcext:value-type="float">
            <text:p>36,169,893.71</text:p>
          </table:table-cell>
          <table:table-cell/>
          <table:table-cell table:style-name="Default" office:value-type="float" office:value="14176006.581" calcext:value-type="float">
            <text:p>14176006.581</text:p>
          </table:table-cell>
          <table:table-cell table:style-name="ce2" table:formula="of:=([Sheet1.K27]-[Sheet1.J27])/[Sheet1.J2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3390637" calcext:value-type="float">
            <text:p>0.53390637</text:p>
          </table:table-cell>
          <table:table-cell table:number-columns-repeated="3"/>
          <table:table-cell office:value-type="float" office:value="2.5455531" calcext:value-type="float">
            <text:p>2.5455531</text:p>
          </table:table-cell>
          <table:table-cell table:number-columns-repeated="2"/>
          <table:table-cell office:value-type="float" office:value="2.014334" calcext:value-type="float">
            <text:p>2.014334</text:p>
          </table:table-cell>
          <table:table-cell table:style-name="ce4" table:formula="of:=([Sheet1.V27]-[Sheet1.U27])/[Sheet1.U27]" office:value-type="string" office:string-value="" calcext:value-type="error">
            <text:p>#DIV/0!</text:p>
          </table:table-cell>
          <table:table-cell table:style-name="ce5" table:formula="of:=[.R27]-[.U27]" office:value-type="float" office:value="0" calcext:value-type="float">
            <text:p>0.0000000</text:p>
          </table:table-cell>
          <table:table-cell table:style-name="ce5" table:formula="of:=[.S27]-[.V27]" office:value-type="float" office:value="0.5312191" calcext:value-type="float">
            <text:p>0.5312191</text:p>
          </table:table-cell>
          <table:table-cell table:style-name="ce4" table:formula="of:=([Sheet1.Y27]-[Sheet1.X27])/[Sheet1.X27]" office:value-type="string" office:string-value="" calcext:value-type="error">
            <text:p>#DIV/0!</text:p>
          </table:table-cell>
          <table:table-cell table:style-name="ce4"/>
          <table:table-cell office:value-type="float" office:value="0.0036993" calcext:value-type="float">
            <text:p>0.0036993</text:p>
          </table:table-cell>
          <table:table-cell table:formula="of:=([Sheet1.AB27]-[Sheet1.AA27])/[Sheet1.AA27]" office:value-type="string" office:string-value="" calcext:value-type="error">
            <text:p>#DIV/0!</text:p>
          </table:table-cell>
          <table:table-cell/>
          <table:table-cell office:value-type="float" office:value="1.24923959" calcext:value-type="float">
            <text:p>1.24923959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0.9892996837" calcext:value-type="float">
            <text:p>0.9892996837</text:p>
          </table:table-cell>
          <table:table-cell table:number-columns-repeated="2"/>
          <table:table-cell office:value-type="float" office:value="1827.58464" calcext:value-type="float">
            <text:p>1827.58464</text:p>
          </table:table-cell>
          <table:table-cell table:style-name="ce4" table:formula="of:=([Sheet1.AN27]-[Sheet1.AM27])/[Sheet1.AM27]" office:value-type="string" office:string-value="" calcext:value-type="error">
            <text:p>#DIV/0!</text:p>
          </table:table-cell>
          <table:table-cell/>
          <table:table-cell table:style-name="ce9" table:formula="of:=[.AN27]-912.67" office:value-type="float" office:value="914.91464" calcext:value-type="float">
            <text:p>914.914640</text:p>
          </table:table-cell>
          <table:table-cell table:number-columns-repeated="2"/>
          <table:table-cell office:value-type="float" office:value="1166.38611633" calcext:value-type="float">
            <text:p>1166.38611633</text:p>
          </table:table-cell>
          <table:table-cell table:style-name="ce4" table:formula="of:=([Sheet1.AT27]-[Sheet1.AS27])/[Sheet1.AS27]" office:value-type="string" office:string-value="" calcext:value-type="error">
            <text:p>#DIV/0!</text:p>
          </table:table-cell>
          <table:table-cell/>
          <table:table-cell office:value-type="float" office:value="57.5" calcext:value-type="float">
            <text:p>57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38" calcext:value-type="float">
            <text:p>42138</text:p>
          </table:table-cell>
          <table:table-cell office:value-type="float" office:value="42146.9" calcext:value-type="float">
            <text:p>42146.9</text:p>
          </table:table-cell>
          <table:table-cell table:formula="of:=[Sheet1.B28]-[Sheet1.C28]" office:value-type="float" office:value="-8.90000000000146" calcext:value-type="float">
            <text:p>-8.9</text:p>
          </table:table-cell>
          <table:table-cell table:style-name="ce1"/>
          <table:table-cell/>
          <table:table-cell office:value-type="float" office:value="36244645.1486" calcext:value-type="float">
            <text:p>36244645.1486</text:p>
          </table:table-cell>
          <table:table-cell table:style-name="ce2" table:formula="of:=([Sheet1.G28]-[Sheet1.F28])/[Sheet1.F28]" office:value-type="string" office:string-value="" calcext:value-type="error">
            <text:p>#DIV/0!</text:p>
          </table:table-cell>
          <table:table-cell table:style-name="ce3" table:formula="of:=[.G28]-[.F28]" office:value-type="float" office:value="36244645.1486" calcext:value-type="float">
            <text:p>36,244,645.15</text:p>
          </table:table-cell>
          <table:table-cell/>
          <table:table-cell table:style-name="Default" office:value-type="float" office:value="13828107.8905" calcext:value-type="float">
            <text:p>13828107.8905</text:p>
          </table:table-cell>
          <table:table-cell table:style-name="ce2" table:formula="of:=([Sheet1.K28]-[Sheet1.J28])/[Sheet1.J2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1954969" calcext:value-type="float">
            <text:p>0.51954969</text:p>
          </table:table-cell>
          <table:table-cell table:number-columns-repeated="3"/>
          <table:table-cell office:value-type="float" office:value="2.6156787" calcext:value-type="float">
            <text:p>2.6156787</text:p>
          </table:table-cell>
          <table:table-cell table:number-columns-repeated="2"/>
          <table:table-cell office:value-type="float" office:value="2.0971777" calcext:value-type="float">
            <text:p>2.0971777</text:p>
          </table:table-cell>
          <table:table-cell table:style-name="ce4" table:formula="of:=([Sheet1.V28]-[Sheet1.U28])/[Sheet1.U28]" office:value-type="string" office:string-value="" calcext:value-type="error">
            <text:p>#DIV/0!</text:p>
          </table:table-cell>
          <table:table-cell table:style-name="ce5" table:formula="of:=[.R28]-[.U28]" office:value-type="float" office:value="0" calcext:value-type="float">
            <text:p>0.0000000</text:p>
          </table:table-cell>
          <table:table-cell table:style-name="ce5" table:formula="of:=[.S28]-[.V28]" office:value-type="float" office:value="0.518501" calcext:value-type="float">
            <text:p>0.5185010</text:p>
          </table:table-cell>
          <table:table-cell table:style-name="ce4" table:formula="of:=([Sheet1.Y28]-[Sheet1.X28])/[Sheet1.X28]" office:value-type="string" office:string-value="" calcext:value-type="error">
            <text:p>#DIV/0!</text:p>
          </table:table-cell>
          <table:table-cell table:style-name="ce4"/>
          <table:table-cell office:value-type="float" office:value="0.0026556" calcext:value-type="float">
            <text:p>0.0026556</text:p>
          </table:table-cell>
          <table:table-cell table:formula="of:=([Sheet1.AB28]-[Sheet1.AA28])/[Sheet1.AA28]" office:value-type="string" office:string-value="" calcext:value-type="error">
            <text:p>#DIV/0!</text:p>
          </table:table-cell>
          <table:table-cell/>
          <table:table-cell office:value-type="float" office:value="1.39118452" calcext:value-type="float">
            <text:p>1.39118452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0.9882561026" calcext:value-type="float">
            <text:p>0.9882561026</text:p>
          </table:table-cell>
          <table:table-cell table:number-columns-repeated="2"/>
          <table:table-cell office:value-type="float" office:value="1914.468193" calcext:value-type="float">
            <text:p>1914.468193</text:p>
          </table:table-cell>
          <table:table-cell table:style-name="ce4" table:formula="of:=([Sheet1.AN28]-[Sheet1.AM28])/[Sheet1.AM28]" office:value-type="string" office:string-value="" calcext:value-type="error">
            <text:p>#DIV/0!</text:p>
          </table:table-cell>
          <table:table-cell/>
          <table:table-cell table:style-name="ce9" table:formula="of:=[.AN28]-912.67" office:value-type="float" office:value="1001.798193" calcext:value-type="float">
            <text:p>1,001.798193</text:p>
          </table:table-cell>
          <table:table-cell table:number-columns-repeated="2"/>
          <table:table-cell office:value-type="float" office:value="1222.89429232" calcext:value-type="float">
            <text:p>1222.89429232</text:p>
          </table:table-cell>
          <table:table-cell table:style-name="ce4" table:formula="of:=([Sheet1.AT28]-[Sheet1.AS28])/[Sheet1.AS28]" office:value-type="string" office:string-value="" calcext:value-type="error">
            <text:p>#DIV/0!</text:p>
          </table:table-cell>
          <table:table-cell/>
          <table:table-cell office:value-type="float" office:value="56.5" calcext:value-type="float">
            <text:p>56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888.6" calcext:value-type="float">
            <text:p>45888.6</text:p>
          </table:table-cell>
          <table:table-cell office:value-type="float" office:value="45898.9" calcext:value-type="float">
            <text:p>45898.9</text:p>
          </table:table-cell>
          <table:table-cell table:formula="of:=[Sheet1.B29]-[Sheet1.C29]" office:value-type="float" office:value="-10.3000000000029" calcext:value-type="float">
            <text:p>-10.3</text:p>
          </table:table-cell>
          <table:table-cell table:style-name="ce1"/>
          <table:table-cell/>
          <table:table-cell office:value-type="float" office:value="36310261.6716" calcext:value-type="float">
            <text:p>36310261.6716</text:p>
          </table:table-cell>
          <table:table-cell table:style-name="ce2" table:formula="of:=([Sheet1.G29]-[Sheet1.F29])/[Sheet1.F29]" office:value-type="string" office:string-value="" calcext:value-type="error">
            <text:p>#DIV/0!</text:p>
          </table:table-cell>
          <table:table-cell table:style-name="ce3" table:formula="of:=[.G29]-[.F29]" office:value-type="float" office:value="36310261.6716" calcext:value-type="float">
            <text:p>36,310,261.67</text:p>
          </table:table-cell>
          <table:table-cell/>
          <table:table-cell table:style-name="Default" office:value-type="float" office:value="13480661.3659" calcext:value-type="float">
            <text:p>13480661.3659</text:p>
          </table:table-cell>
          <table:table-cell table:style-name="ce2" table:formula="of:=([Sheet1.K29]-[Sheet1.J29])/[Sheet1.J2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0201078" calcext:value-type="float">
            <text:p>0.50201078</text:p>
          </table:table-cell>
          <table:table-cell table:number-columns-repeated="3"/>
          <table:table-cell office:value-type="float" office:value="2.6886395" calcext:value-type="float">
            <text:p>2.6886395</text:p>
          </table:table-cell>
          <table:table-cell table:number-columns-repeated="2"/>
          <table:table-cell office:value-type="float" office:value="2.1896957" calcext:value-type="float">
            <text:p>2.1896957</text:p>
          </table:table-cell>
          <table:table-cell table:style-name="ce4" table:formula="of:=([Sheet1.V29]-[Sheet1.U29])/[Sheet1.U29]" office:value-type="string" office:string-value="" calcext:value-type="error">
            <text:p>#DIV/0!</text:p>
          </table:table-cell>
          <table:table-cell table:style-name="ce5" table:formula="of:=[.R29]-[.U29]" office:value-type="float" office:value="0" calcext:value-type="float">
            <text:p>0.0000000</text:p>
          </table:table-cell>
          <table:table-cell table:style-name="ce5" table:formula="of:=[.S29]-[.V29]" office:value-type="float" office:value="0.4989438" calcext:value-type="float">
            <text:p>0.4989438</text:p>
          </table:table-cell>
          <table:table-cell table:style-name="ce4" table:formula="of:=([Sheet1.Y29]-[Sheet1.X29])/[Sheet1.X29]" office:value-type="string" office:string-value="" calcext:value-type="error">
            <text:p>#DIV/0!</text:p>
          </table:table-cell>
          <table:table-cell table:style-name="ce4"/>
          <table:table-cell office:value-type="float" office:value="-0.0004049" calcext:value-type="float">
            <text:p>-0.0004049</text:p>
          </table:table-cell>
          <table:table-cell table:formula="of:=([Sheet1.AB29]-[Sheet1.AA29])/[Sheet1.AA29]" office:value-type="string" office:string-value="" calcext:value-type="error">
            <text:p>#DIV/0!</text:p>
          </table:table-cell>
          <table:table-cell/>
          <table:table-cell office:value-type="float" office:value="1.53835353" calcext:value-type="float">
            <text:p>1.53835353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0.9870413374" calcext:value-type="float">
            <text:p>0.9870413374</text:p>
          </table:table-cell>
          <table:table-cell table:number-columns-repeated="2"/>
          <table:table-cell office:value-type="float" office:value="2010.86644" calcext:value-type="float">
            <text:p>2010.86644</text:p>
          </table:table-cell>
          <table:table-cell table:style-name="ce4" table:formula="of:=([Sheet1.AN29]-[Sheet1.AM29])/[Sheet1.AM29]" office:value-type="string" office:string-value="" calcext:value-type="error">
            <text:p>#DIV/0!</text:p>
          </table:table-cell>
          <table:table-cell/>
          <table:table-cell table:style-name="ce9" table:formula="of:=[.AN29]-912.67" office:value-type="float" office:value="1098.19644" calcext:value-type="float">
            <text:p>1,098.196440</text:p>
          </table:table-cell>
          <table:table-cell table:number-columns-repeated="2"/>
          <table:table-cell office:value-type="float" office:value="1278.44489291" calcext:value-type="float">
            <text:p>1278.44489291</text:p>
          </table:table-cell>
          <table:table-cell table:style-name="ce4" table:formula="of:=([Sheet1.AT29]-[Sheet1.AS29])/[Sheet1.AS29]" office:value-type="string" office:string-value="" calcext:value-type="error">
            <text:p>#DIV/0!</text:p>
          </table:table-cell>
          <table:table-cell/>
          <table:table-cell office:value-type="float" office:value="55.6" calcext:value-type="float">
            <text:p>55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804" calcext:value-type="float">
            <text:p>49804</text:p>
          </table:table-cell>
          <table:table-cell office:value-type="float" office:value="49816.1" calcext:value-type="float">
            <text:p>49816.1</text:p>
          </table:table-cell>
          <table:table-cell table:formula="of:=[Sheet1.B30]-[Sheet1.C30]" office:value-type="float" office:value="-12.0999999999985" calcext:value-type="float">
            <text:p>-12.1</text:p>
          </table:table-cell>
          <table:table-cell table:style-name="ce1"/>
          <table:table-cell/>
          <table:table-cell office:value-type="float" office:value="36367243.8277" calcext:value-type="float">
            <text:p>36367243.8277</text:p>
          </table:table-cell>
          <table:table-cell table:style-name="ce2" table:formula="of:=([Sheet1.G30]-[Sheet1.F30])/[Sheet1.F30]" office:value-type="string" office:string-value="" calcext:value-type="error">
            <text:p>#DIV/0!</text:p>
          </table:table-cell>
          <table:table-cell table:style-name="ce3" table:formula="of:=[.G30]-[.F30]" office:value-type="float" office:value="36367243.8277" calcext:value-type="float">
            <text:p>36,367,243.83</text:p>
          </table:table-cell>
          <table:table-cell/>
          <table:table-cell table:style-name="Default" office:value-type="float" office:value="13133609.4343" calcext:value-type="float">
            <text:p>13133609.4343</text:p>
          </table:table-cell>
          <table:table-cell table:style-name="ce2" table:formula="of:=([Sheet1.K30]-[Sheet1.J30])/[Sheet1.J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8174599" calcext:value-type="float">
            <text:p>0.48174599</text:p>
          </table:table-cell>
          <table:table-cell table:number-columns-repeated="3"/>
          <table:table-cell office:value-type="float" office:value="2.7646821" calcext:value-type="float">
            <text:p>2.7646821</text:p>
          </table:table-cell>
          <table:table-cell table:number-columns-repeated="2"/>
          <table:table-cell office:value-type="float" office:value="2.2964779" calcext:value-type="float">
            <text:p>2.2964779</text:p>
          </table:table-cell>
          <table:table-cell table:style-name="ce4" table:formula="of:=([Sheet1.V30]-[Sheet1.U30])/[Sheet1.U30]" office:value-type="string" office:string-value="" calcext:value-type="error">
            <text:p>#DIV/0!</text:p>
          </table:table-cell>
          <table:table-cell table:style-name="ce5" table:formula="of:=[.R30]-[.U30]" office:value-type="float" office:value="0" calcext:value-type="float">
            <text:p>0.0000000</text:p>
          </table:table-cell>
          <table:table-cell table:style-name="ce5" table:formula="of:=[.S30]-[.V30]" office:value-type="float" office:value="0.4682042" calcext:value-type="float">
            <text:p>0.4682042</text:p>
          </table:table-cell>
          <table:table-cell table:style-name="ce4" table:formula="of:=([Sheet1.Y30]-[Sheet1.X30])/[Sheet1.X30]" office:value-type="string" office:string-value="" calcext:value-type="error">
            <text:p>#DIV/0!</text:p>
          </table:table-cell>
          <table:table-cell table:style-name="ce4"/>
          <table:table-cell office:value-type="float" office:value="-0.0139394" calcext:value-type="float">
            <text:p>-0.0139394</text:p>
          </table:table-cell>
          <table:table-cell table:formula="of:=([Sheet1.AB30]-[Sheet1.AA30])/[Sheet1.AA30]" office:value-type="string" office:string-value="" calcext:value-type="error">
            <text:p>#DIV/0!</text:p>
          </table:table-cell>
          <table:table-cell/>
          <table:table-cell office:value-type="float" office:value="1.6971699" calcext:value-type="float">
            <text:p>1.6971699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985630111" calcext:value-type="float">
            <text:p>0.985630111</text:p>
          </table:table-cell>
          <table:table-cell table:number-columns-repeated="2"/>
          <table:table-cell office:value-type="float" office:value="2117.333358" calcext:value-type="float">
            <text:p>2117.333358</text:p>
          </table:table-cell>
          <table:table-cell table:style-name="ce4" table:formula="of:=([Sheet1.AN30]-[Sheet1.AM30])/[Sheet1.AM30]" office:value-type="string" office:string-value="" calcext:value-type="error">
            <text:p>#DIV/0!</text:p>
          </table:table-cell>
          <table:table-cell/>
          <table:table-cell table:style-name="ce9" table:formula="of:=[.AN30]-912.67" office:value-type="float" office:value="1204.663358" calcext:value-type="float">
            <text:p>1,204.663358</text:p>
          </table:table-cell>
          <table:table-cell table:number-columns-repeated="2"/>
          <table:table-cell office:value-type="float" office:value="1333.03853354" calcext:value-type="float">
            <text:p>1333.03853354</text:p>
          </table:table-cell>
          <table:table-cell table:style-name="ce4" table:formula="of:=([Sheet1.AT30]-[Sheet1.AS30])/[Sheet1.AS30]" office:value-type="string" office:string-value="" calcext:value-type="error">
            <text:p>#DIV/0!</text:p>
          </table:table-cell>
          <table:table-cell/>
          <table:table-cell office:value-type="float" office:value="54.6" calcext:value-type="float">
            <text:p>54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882" calcext:value-type="float">
            <text:p>53882</text:p>
          </table:table-cell>
          <table:table-cell office:value-type="float" office:value="53895.7" calcext:value-type="float">
            <text:p>53895.7</text:p>
          </table:table-cell>
          <table:table-cell table:formula="of:=[Sheet1.B31]-[Sheet1.C31]" office:value-type="float" office:value="-13.6999999999971" calcext:value-type="float">
            <text:p>-13.7</text:p>
          </table:table-cell>
          <table:table-cell table:style-name="ce1"/>
          <table:table-cell/>
          <table:table-cell office:value-type="float" office:value="36416218.1653" calcext:value-type="float">
            <text:p>36416218.1653</text:p>
          </table:table-cell>
          <table:table-cell table:style-name="ce2" table:formula="of:=([Sheet1.G31]-[Sheet1.F31])/[Sheet1.F31]" office:value-type="string" office:string-value="" calcext:value-type="error">
            <text:p>#DIV/0!</text:p>
          </table:table-cell>
          <table:table-cell table:style-name="ce3" table:formula="of:=[.G31]-[.F31]" office:value-type="float" office:value="36416218.1653" calcext:value-type="float">
            <text:p>36,416,218.17</text:p>
          </table:table-cell>
          <table:table-cell/>
          <table:table-cell table:style-name="Default" office:value-type="float" office:value="12786898.4295" calcext:value-type="float">
            <text:p>12786898.4295</text:p>
          </table:table-cell>
          <table:table-cell table:style-name="ce2" table:formula="of:=([Sheet1.K31]-[Sheet1.J31])/[Sheet1.J31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5807898" calcext:value-type="float">
            <text:p>0.45807898</text:p>
          </table:table-cell>
          <table:table-cell table:number-columns-repeated="3"/>
          <table:table-cell office:value-type="float" office:value="2.8441016" calcext:value-type="float">
            <text:p>2.8441016</text:p>
          </table:table-cell>
          <table:table-cell table:number-columns-repeated="2"/>
          <table:table-cell office:value-type="float" office:value="2.3562628" calcext:value-type="float">
            <text:p>2.3562628</text:p>
          </table:table-cell>
          <table:table-cell table:style-name="ce4" table:formula="of:=([Sheet1.V31]-[Sheet1.U31])/[Sheet1.U31]" office:value-type="string" office:string-value="" calcext:value-type="error">
            <text:p>#DIV/0!</text:p>
          </table:table-cell>
          <table:table-cell table:style-name="ce5" table:formula="of:=[.R31]-[.U31]" office:value-type="float" office:value="0" calcext:value-type="float">
            <text:p>0.0000000</text:p>
          </table:table-cell>
          <table:table-cell table:style-name="ce5" table:formula="of:=[.S31]-[.V31]" office:value-type="float" office:value="0.4878388" calcext:value-type="float">
            <text:p>0.4878388</text:p>
          </table:table-cell>
          <table:table-cell table:style-name="ce4" table:formula="of:=([Sheet1.Y31]-[Sheet1.X31])/[Sheet1.X31]" office:value-type="string" office:string-value="" calcext:value-type="error">
            <text:p>#DIV/0!</text:p>
          </table:table-cell>
          <table:table-cell table:style-name="ce4"/>
          <table:table-cell office:value-type="float" office:value="0.0158283" calcext:value-type="float">
            <text:p>0.0158283</text:p>
          </table:table-cell>
          <table:table-cell table:formula="of:=([Sheet1.AB31]-[Sheet1.AA31])/[Sheet1.AA31]" office:value-type="string" office:string-value="" calcext:value-type="error">
            <text:p>#DIV/0!</text:p>
          </table:table-cell>
          <table:table-cell/>
          <table:table-cell office:value-type="float" office:value="1.78709517" calcext:value-type="float">
            <text:p>1.78709517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9840286304" calcext:value-type="float">
            <text:p>0.9840286304</text:p>
          </table:table-cell>
          <table:table-cell table:number-columns-repeated="2"/>
          <table:table-cell office:value-type="float" office:value="2231.985332" calcext:value-type="float">
            <text:p>2231.985332</text:p>
          </table:table-cell>
          <table:table-cell table:style-name="ce4" table:formula="of:=([Sheet1.AN31]-[Sheet1.AM31])/[Sheet1.AM31]" office:value-type="string" office:string-value="" calcext:value-type="error">
            <text:p>#DIV/0!</text:p>
          </table:table-cell>
          <table:table-cell/>
          <table:table-cell table:style-name="ce9" table:formula="of:=[.AN31]-912.67" office:value-type="float" office:value="1319.315332" calcext:value-type="float">
            <text:p>1,319.315332</text:p>
          </table:table-cell>
          <table:table-cell table:number-columns-repeated="2"/>
          <table:table-cell office:value-type="float" office:value="1386.67643409" calcext:value-type="float">
            <text:p>1386.67643409</text:p>
          </table:table-cell>
          <table:table-cell table:style-name="ce4" table:formula="of:=([Sheet1.AT31]-[Sheet1.AS31])/[Sheet1.AS31]" office:value-type="string" office:string-value="" calcext:value-type="error">
            <text:p>#DIV/0!</text:p>
          </table:table-cell>
          <table:table-cell/>
          <table:table-cell office:value-type="float" office:value="53.6" calcext:value-type="float">
            <text:p>53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120" calcext:value-type="float">
            <text:p>58120</text:p>
          </table:table-cell>
          <table:table-cell office:value-type="float" office:value="58134.8" calcext:value-type="float">
            <text:p>58134.8</text:p>
          </table:table-cell>
          <table:table-cell table:formula="of:=[Sheet1.B32]-[Sheet1.C32]" office:value-type="float" office:value="-14.8000000000029" calcext:value-type="float">
            <text:p>-14.8</text:p>
          </table:table-cell>
          <table:table-cell table:style-name="ce1"/>
          <table:table-cell/>
          <table:table-cell office:value-type="float" office:value="36457891.5332" calcext:value-type="float">
            <text:p>36457891.5332</text:p>
          </table:table-cell>
          <table:table-cell table:style-name="ce2" table:formula="of:=([Sheet1.G32]-[Sheet1.F32])/[Sheet1.F32]" office:value-type="string" office:string-value="" calcext:value-type="error">
            <text:p>#DIV/0!</text:p>
          </table:table-cell>
          <table:table-cell table:style-name="ce3" table:formula="of:=[.G32]-[.F32]" office:value-type="float" office:value="36457891.5332" calcext:value-type="float">
            <text:p>36,457,891.53</text:p>
          </table:table-cell>
          <table:table-cell/>
          <table:table-cell table:style-name="Default" office:value-type="float" office:value="12440479.155" calcext:value-type="float">
            <text:p>12440479.155</text:p>
          </table:table-cell>
          <table:table-cell table:style-name="ce2" table:formula="of:=([Sheet1.K32]-[Sheet1.J32])/[Sheet1.J32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3217183" calcext:value-type="float">
            <text:p>0.43217183</text:p>
          </table:table-cell>
          <table:table-cell table:number-columns-repeated="3"/>
          <table:table-cell office:value-type="float" office:value="2.9272355" calcext:value-type="float">
            <text:p>2.9272355</text:p>
          </table:table-cell>
          <table:table-cell table:number-columns-repeated="2"/>
          <table:table-cell office:value-type="float" office:value="2.5071645" calcext:value-type="float">
            <text:p>2.5071645</text:p>
          </table:table-cell>
          <table:table-cell table:style-name="ce4" table:formula="of:=([Sheet1.V32]-[Sheet1.U32])/[Sheet1.U32]" office:value-type="string" office:string-value="" calcext:value-type="error">
            <text:p>#DIV/0!</text:p>
          </table:table-cell>
          <table:table-cell table:style-name="ce5" table:formula="of:=[.R32]-[.U32]" office:value-type="float" office:value="0" calcext:value-type="float">
            <text:p>0.0000000</text:p>
          </table:table-cell>
          <table:table-cell table:style-name="ce5" table:formula="of:=[.S32]-[.V32]" office:value-type="float" office:value="0.420071" calcext:value-type="float">
            <text:p>0.4200710</text:p>
          </table:table-cell>
          <table:table-cell table:style-name="ce4" table:formula="of:=([Sheet1.Y32]-[Sheet1.X32])/[Sheet1.X32]" office:value-type="string" office:string-value="" calcext:value-type="error">
            <text:p>#DIV/0!</text:p>
          </table:table-cell>
          <table:table-cell table:style-name="ce4"/>
          <table:table-cell office:value-type="float" office:value="0.0037362" calcext:value-type="float">
            <text:p>0.0037362</text:p>
          </table:table-cell>
          <table:table-cell table:formula="of:=([Sheet1.AB32]-[Sheet1.AA32])/[Sheet1.AA32]" office:value-type="string" office:string-value="" calcext:value-type="error">
            <text:p>#DIV/0!</text:p>
          </table:table-cell>
          <table:table-cell/>
          <table:table-cell office:value-type="float" office:value="1.99074979" calcext:value-type="float">
            <text:p>1.99074979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0.9821964062" calcext:value-type="float">
            <text:p>0.9821964062</text:p>
          </table:table-cell>
          <table:table-cell table:number-columns-repeated="2"/>
          <table:table-cell office:value-type="float" office:value="2356.297778" calcext:value-type="float">
            <text:p>2356.297778</text:p>
          </table:table-cell>
          <table:table-cell table:style-name="ce4" table:formula="of:=([Sheet1.AN32]-[Sheet1.AM32])/[Sheet1.AM32]" office:value-type="string" office:string-value="" calcext:value-type="error">
            <text:p>#DIV/0!</text:p>
          </table:table-cell>
          <table:table-cell/>
          <table:table-cell table:style-name="ce9" table:formula="of:=[.AN32]-912.67" office:value-type="float" office:value="1443.627778" calcext:value-type="float">
            <text:p>1,443.627778</text:p>
          </table:table-cell>
          <table:table-cell table:number-columns-repeated="2"/>
          <table:table-cell office:value-type="float" office:value="1439.35829502" calcext:value-type="float">
            <text:p>1439.35829502</text:p>
          </table:table-cell>
          <table:table-cell table:style-name="ce4" table:formula="of:=([Sheet1.AT32]-[Sheet1.AS32])/[Sheet1.AS32]" office:value-type="string" office:string-value="" calcext:value-type="error">
            <text:p>#DIV/0!</text:p>
          </table:table-cell>
          <table:table-cell/>
          <table:table-cell office:value-type="float" office:value="52.7" calcext:value-type="float">
            <text:p>52.7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513" calcext:value-type="float">
            <text:p>62513</text:p>
          </table:table-cell>
          <table:table-cell office:value-type="float" office:value="62530.4" calcext:value-type="float">
            <text:p>62530.4</text:p>
          </table:table-cell>
          <table:table-cell table:formula="of:=[Sheet1.B33]-[Sheet1.C33]" office:value-type="float" office:value="-17.4000000000015" calcext:value-type="float">
            <text:p>-17.4</text:p>
          </table:table-cell>
          <table:table-cell table:style-name="ce1"/>
          <table:table-cell/>
          <table:table-cell office:value-type="float" office:value="36493011.3777" calcext:value-type="float">
            <text:p>36493011.3777</text:p>
          </table:table-cell>
          <table:table-cell table:style-name="ce2" table:formula="of:=([Sheet1.G33]-[Sheet1.F33])/[Sheet1.F33]" office:value-type="string" office:string-value="" calcext:value-type="error">
            <text:p>#DIV/0!</text:p>
          </table:table-cell>
          <table:table-cell table:style-name="ce3" table:formula="of:=[.G33]-[.F33]" office:value-type="float" office:value="36493011.3777" calcext:value-type="float">
            <text:p>36,493,011.38</text:p>
          </table:table-cell>
          <table:table-cell/>
          <table:table-cell table:style-name="Default" office:value-type="float" office:value="12094307.1908" calcext:value-type="float">
            <text:p>12094307.1908</text:p>
          </table:table-cell>
          <table:table-cell table:style-name="ce2" table:formula="of:=([Sheet1.K33]-[Sheet1.J33])/[Sheet1.J33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0497739" calcext:value-type="float">
            <text:p>0.40497739</text:p>
          </table:table-cell>
          <table:table-cell table:number-columns-repeated="3"/>
          <table:table-cell office:value-type="float" office:value="3.0144667" calcext:value-type="float">
            <text:p>3.0144667</text:p>
          </table:table-cell>
          <table:table-cell table:number-columns-repeated="2"/>
          <table:table-cell office:value-type="float" office:value="2.6093035" calcext:value-type="float">
            <text:p>2.6093035</text:p>
          </table:table-cell>
          <table:table-cell table:style-name="ce4" table:formula="of:=([Sheet1.V33]-[Sheet1.U33])/[Sheet1.U33]" office:value-type="string" office:string-value="" calcext:value-type="error">
            <text:p>#DIV/0!</text:p>
          </table:table-cell>
          <table:table-cell table:style-name="ce5" table:formula="of:=[.R33]-[.U33]" office:value-type="float" office:value="0" calcext:value-type="float">
            <text:p>0.0000000</text:p>
          </table:table-cell>
          <table:table-cell table:style-name="ce5" table:formula="of:=[.S33]-[.V33]" office:value-type="float" office:value="0.4051632" calcext:value-type="float">
            <text:p>0.4051632</text:p>
          </table:table-cell>
          <table:table-cell table:style-name="ce4" table:formula="of:=([Sheet1.Y33]-[Sheet1.X33])/[Sheet1.X33]" office:value-type="string" office:string-value="" calcext:value-type="error">
            <text:p>#DIV/0!</text:p>
          </table:table-cell>
          <table:table-cell table:style-name="ce4"/>
          <table:table-cell office:value-type="float" office:value="0.0039315" calcext:value-type="float">
            <text:p>0.0039315</text:p>
          </table:table-cell>
          <table:table-cell table:formula="of:=([Sheet1.AB33]-[Sheet1.AA33])/[Sheet1.AA33]" office:value-type="string" office:string-value="" calcext:value-type="error">
            <text:p>#DIV/0!</text:p>
          </table:table-cell>
          <table:table-cell/>
          <table:table-cell office:value-type="float" office:value="2.12640004" calcext:value-type="float">
            <text:p>2.12640004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0.980086108" calcext:value-type="float">
            <text:p>0.980086108</text:p>
          </table:table-cell>
          <table:table-cell table:number-columns-repeated="2"/>
          <table:table-cell office:value-type="float" office:value="2491.775296" calcext:value-type="float">
            <text:p>2491.775296</text:p>
          </table:table-cell>
          <table:table-cell table:style-name="ce4" table:formula="of:=([Sheet1.AN33]-[Sheet1.AM33])/[Sheet1.AM33]" office:value-type="string" office:string-value="" calcext:value-type="error">
            <text:p>#DIV/0!</text:p>
          </table:table-cell>
          <table:table-cell/>
          <table:table-cell table:style-name="ce9" table:formula="of:=[.AN33]-912.67" office:value-type="float" office:value="1579.105296" calcext:value-type="float">
            <text:p>1,579.105296</text:p>
          </table:table-cell>
          <table:table-cell table:number-columns-repeated="2"/>
          <table:table-cell office:value-type="float" office:value="1491.08607037" calcext:value-type="float">
            <text:p>1491.08607037</text:p>
          </table:table-cell>
          <table:table-cell table:style-name="ce4" table:formula="of:=([Sheet1.AT33]-[Sheet1.AS33])/[Sheet1.AS33]" office:value-type="string" office:string-value="" calcext:value-type="error">
            <text:p>#DIV/0!</text:p>
          </table:table-cell>
          <table:table-cell/>
          <table:table-cell office:value-type="float" office:value="51.7" calcext:value-type="float">
            <text:p>51.7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060" calcext:value-type="float">
            <text:p>67060</text:p>
          </table:table-cell>
          <table:table-cell office:value-type="float" office:value="67079.9" calcext:value-type="float">
            <text:p>67079.9</text:p>
          </table:table-cell>
          <table:table-cell table:formula="of:=[Sheet1.B34]-[Sheet1.C34]" office:value-type="float" office:value="-19.8999999999942" calcext:value-type="float">
            <text:p>-19.9</text:p>
          </table:table-cell>
          <table:table-cell table:style-name="ce1"/>
          <table:table-cell/>
          <table:table-cell office:value-type="float" office:value="36522324.6325" calcext:value-type="float">
            <text:p>36522324.6325</text:p>
          </table:table-cell>
          <table:table-cell table:style-name="ce2" table:formula="of:=([Sheet1.G34]-[Sheet1.F34])/[Sheet1.F34]" office:value-type="string" office:string-value="" calcext:value-type="error">
            <text:p>#DIV/0!</text:p>
          </table:table-cell>
          <table:table-cell table:style-name="ce3" table:formula="of:=[.G34]-[.F34]" office:value-type="float" office:value="36522324.6325" calcext:value-type="float">
            <text:p>36,522,324.63</text:p>
          </table:table-cell>
          <table:table-cell/>
          <table:table-cell table:style-name="Default" office:value-type="float" office:value="11748342.9844" calcext:value-type="float">
            <text:p>11748342.9844</text:p>
          </table:table-cell>
          <table:table-cell table:style-name="ce2" table:formula="of:=([Sheet1.K34]-[Sheet1.J34])/[Sheet1.J3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37619105" calcext:value-type="float">
            <text:p>0.37619105</text:p>
          </table:table-cell>
          <table:table-cell table:number-columns-repeated="3"/>
          <table:table-cell office:value-type="float" office:value="3.1062259" calcext:value-type="float">
            <text:p>3.1062259</text:p>
          </table:table-cell>
          <table:table-cell table:number-columns-repeated="2"/>
          <table:table-cell office:value-type="float" office:value="2.7237579" calcext:value-type="float">
            <text:p>2.7237579</text:p>
          </table:table-cell>
          <table:table-cell table:style-name="ce4" table:formula="of:=([Sheet1.V34]-[Sheet1.U34])/[Sheet1.U34]" office:value-type="string" office:string-value="" calcext:value-type="error">
            <text:p>#DIV/0!</text:p>
          </table:table-cell>
          <table:table-cell table:style-name="ce5" table:formula="of:=[.R34]-[.U34]" office:value-type="float" office:value="0" calcext:value-type="float">
            <text:p>0.0000000</text:p>
          </table:table-cell>
          <table:table-cell table:style-name="ce5" table:formula="of:=[.S34]-[.V34]" office:value-type="float" office:value="0.382468" calcext:value-type="float">
            <text:p>0.3824680</text:p>
          </table:table-cell>
          <table:table-cell table:style-name="ce4" table:formula="of:=([Sheet1.Y34]-[Sheet1.X34])/[Sheet1.X34]" office:value-type="string" office:string-value="" calcext:value-type="error">
            <text:p>#DIV/0!</text:p>
          </table:table-cell>
          <table:table-cell table:style-name="ce4"/>
          <table:table-cell office:value-type="float" office:value="0.0102187" calcext:value-type="float">
            <text:p>0.0102187</text:p>
          </table:table-cell>
          <table:table-cell table:formula="of:=([Sheet1.AB34]-[Sheet1.AA34])/[Sheet1.AA34]" office:value-type="string" office:string-value="" calcext:value-type="error">
            <text:p>#DIV/0!</text:p>
          </table:table-cell>
          <table:table-cell/>
          <table:table-cell office:value-type="float" office:value="2.27341596" calcext:value-type="float">
            <text:p>2.27341596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0.9776999392" calcext:value-type="float">
            <text:p>0.9776999392</text:p>
          </table:table-cell>
          <table:table-cell table:number-columns-repeated="2"/>
          <table:table-cell office:value-type="float" office:value="2636.55423" calcext:value-type="float">
            <text:p>2636.55423</text:p>
          </table:table-cell>
          <table:table-cell table:style-name="ce4" table:formula="of:=([Sheet1.AN34]-[Sheet1.AM34])/[Sheet1.AM34]" office:value-type="string" office:string-value="" calcext:value-type="error">
            <text:p>#DIV/0!</text:p>
          </table:table-cell>
          <table:table-cell/>
          <table:table-cell table:style-name="ce9" table:formula="of:=[.AN34]-912.67" office:value-type="float" office:value="1723.88423" calcext:value-type="float">
            <text:p>1,723.884230</text:p>
          </table:table-cell>
          <table:table-cell table:number-columns-repeated="2"/>
          <table:table-cell office:value-type="float" office:value="1541.86204439" calcext:value-type="float">
            <text:p>1541.86204439</text:p>
          </table:table-cell>
          <table:table-cell table:style-name="ce4" table:formula="of:=([Sheet1.AT34]-[Sheet1.AS34])/[Sheet1.AS34]" office:value-type="string" office:string-value="" calcext:value-type="error">
            <text:p>#DIV/0!</text:p>
          </table:table-cell>
          <table:table-cell/>
          <table:table-cell office:value-type="float" office:value="50.8" calcext:value-type="float">
            <text:p>50.8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758" calcext:value-type="float">
            <text:p>71758</text:p>
          </table:table-cell>
          <table:table-cell office:value-type="float" office:value="71780.2" calcext:value-type="float">
            <text:p>71780.2</text:p>
          </table:table-cell>
          <table:table-cell table:formula="of:=[Sheet1.B35]-[Sheet1.C35]" office:value-type="float" office:value="-22.1999999999971" calcext:value-type="float">
            <text:p>-22.2</text:p>
          </table:table-cell>
          <table:table-cell table:style-name="ce1"/>
          <table:table-cell/>
          <table:table-cell office:value-type="float" office:value="36546470.2267" calcext:value-type="float">
            <text:p>36546470.2267</text:p>
          </table:table-cell>
          <table:table-cell table:style-name="ce2" table:formula="of:=([Sheet1.G35]-[Sheet1.F35])/[Sheet1.F35]" office:value-type="string" office:string-value="" calcext:value-type="error">
            <text:p>#DIV/0!</text:p>
          </table:table-cell>
          <table:table-cell table:style-name="ce3" table:formula="of:=[.G35]-[.F35]" office:value-type="float" office:value="36546470.2267" calcext:value-type="float">
            <text:p>36,546,470.23</text:p>
          </table:table-cell>
          <table:table-cell/>
          <table:table-cell table:style-name="Default" office:value-type="float" office:value="11402551.7255" calcext:value-type="float">
            <text:p>11402551.7255</text:p>
          </table:table-cell>
          <table:table-cell table:style-name="ce2" table:formula="of:=([Sheet1.K35]-[Sheet1.J35])/[Sheet1.J35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34701009" calcext:value-type="float">
            <text:p>0.34701009</text:p>
          </table:table-cell>
          <table:table-cell table:number-columns-repeated="3"/>
          <table:table-cell office:value-type="float" office:value="3.2029955" calcext:value-type="float">
            <text:p>3.2029955</text:p>
          </table:table-cell>
          <table:table-cell table:number-columns-repeated="2"/>
          <table:table-cell office:value-type="float" office:value="2.8572146" calcext:value-type="float">
            <text:p>2.8572146</text:p>
          </table:table-cell>
          <table:table-cell table:style-name="ce4" table:formula="of:=([Sheet1.V35]-[Sheet1.U35])/[Sheet1.U35]" office:value-type="string" office:string-value="" calcext:value-type="error">
            <text:p>#DIV/0!</text:p>
          </table:table-cell>
          <table:table-cell table:style-name="ce5" table:formula="of:=[.R35]-[.U35]" office:value-type="float" office:value="0" calcext:value-type="float">
            <text:p>0.0000000</text:p>
          </table:table-cell>
          <table:table-cell table:style-name="ce5" table:formula="of:=[.S35]-[.V35]" office:value-type="float" office:value="0.3457809" calcext:value-type="float">
            <text:p>0.3457809</text:p>
          </table:table-cell>
          <table:table-cell table:style-name="ce4" table:formula="of:=([Sheet1.Y35]-[Sheet1.X35])/[Sheet1.X35]" office:value-type="string" office:string-value="" calcext:value-type="error">
            <text:p>#DIV/0!</text:p>
          </table:table-cell>
          <table:table-cell table:style-name="ce4"/>
          <table:table-cell office:value-type="float" office:value="0.0090005" calcext:value-type="float">
            <text:p>0.0090005</text:p>
          </table:table-cell>
          <table:table-cell table:formula="of:=([Sheet1.AB35]-[Sheet1.AA35])/[Sheet1.AA35]" office:value-type="string" office:string-value="" calcext:value-type="error">
            <text:p>#DIV/0!</text:p>
          </table:table-cell>
          <table:table-cell/>
          <table:table-cell office:value-type="float" office:value="2.43930548" calcext:value-type="float">
            <text:p>2.43930548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0.9749939229" calcext:value-type="float">
            <text:p>0.9749939229</text:p>
          </table:table-cell>
          <table:table-cell table:number-columns-repeated="2"/>
          <table:table-cell office:value-type="float" office:value="2791.629632" calcext:value-type="float">
            <text:p>2791.629632</text:p>
          </table:table-cell>
          <table:table-cell table:style-name="ce4" table:formula="of:=([Sheet1.AN35]-[Sheet1.AM35])/[Sheet1.AM35]" office:value-type="string" office:string-value="" calcext:value-type="error">
            <text:p>#DIV/0!</text:p>
          </table:table-cell>
          <table:table-cell/>
          <table:table-cell table:style-name="ce9" table:formula="of:=[.AN35]-912.67" office:value-type="float" office:value="1878.959632" calcext:value-type="float">
            <text:p>1,878.959632</text:p>
          </table:table-cell>
          <table:table-cell table:number-columns-repeated="2"/>
          <table:table-cell office:value-type="float" office:value="1591.68611071" calcext:value-type="float">
            <text:p>1591.68611071</text:p>
          </table:table-cell>
          <table:table-cell table:style-name="ce4" table:formula="of:=([Sheet1.AT35]-[Sheet1.AS35])/[Sheet1.AS35]" office:value-type="string" office:string-value="" calcext:value-type="error">
            <text:p>#DIV/0!</text:p>
          </table:table-cell>
          <table:table-cell/>
          <table:table-cell office:value-type="float" office:value="49.8" calcext:value-type="float">
            <text:p>49.8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76628.6" calcext:value-type="float">
            <text:p>76628.6</text:p>
          </table:table-cell>
          <table:table-cell table:formula="of:=[Sheet1.B36]-[Sheet1.C36]" office:value-type="float" office:value="-25.6000000000058" calcext:value-type="float">
            <text:p>-25.6</text:p>
          </table:table-cell>
          <table:table-cell/>
          <table:table-cell office:value-type="float" office:value="36565623.326" calcext:value-type="float">
            <text:p>36565623.326</text:p>
          </table:table-cell>
          <table:table-cell office:value-type="float" office:value="36566179.3386" calcext:value-type="float">
            <text:p>36566179.3386</text:p>
          </table:table-cell>
          <table:table-cell table:style-name="ce2" table:formula="of:=([Sheet1.G36]-[Sheet1.F36])/[Sheet1.F36]" office:value-type="percentage" office:value="0.0000152058832704028" calcext:value-type="percentage">
            <text:p>0.00152%</text:p>
          </table:table-cell>
          <table:table-cell table:style-name="ce3" table:formula="of:=[.G36]-[.F36]" office:value-type="float" office:value="556.012600004673" calcext:value-type="float">
            <text:p>556.01</text:p>
          </table:table-cell>
          <table:table-cell office:value-type="float" office:value="11056863.28" calcext:value-type="float">
            <text:p>11,056,863.28</text:p>
          </table:table-cell>
          <table:table-cell table:style-name="Default" office:value-type="float" office:value="11056902.6115" calcext:value-type="float">
            <text:p>11056902.6115</text:p>
          </table:table-cell>
          <table:table-cell table:style-name="ce2" table:formula="of:=([Sheet1.K36]-[Sheet1.J36])/[Sheet1.J36]" office:value-type="percentage" office:value="0.00000355720234620209" calcext:value-type="percentage">
            <text:p>0.00036%</text:p>
          </table:table-cell>
          <table:table-cell table:number-columns-repeated="2"/>
          <table:table-cell office:value-type="float" office:value="0.31803586" calcext:value-type="float">
            <text:p>0.31803586</text:p>
          </table:table-cell>
          <table:table-cell table:number-columns-repeated="3"/>
          <table:table-cell office:value-type="float" office:value="3.3053079" calcext:value-type="float">
            <text:p>3.3053079</text:p>
          </table:table-cell>
          <table:table-cell table:number-columns-repeated="2"/>
          <table:table-cell office:value-type="float" office:value="2.9895088" calcext:value-type="float">
            <text:p>2.9895088</text:p>
          </table:table-cell>
          <table:table-cell table:style-name="ce4" table:formula="of:=([Sheet1.V36]-[Sheet1.U36])/[Sheet1.U36]" office:value-type="string" office:string-value="" calcext:value-type="error">
            <text:p>#DIV/0!</text:p>
          </table:table-cell>
          <table:table-cell table:style-name="ce5" table:formula="of:=[.R36]-[.U36]" office:value-type="float" office:value="0" calcext:value-type="float">
            <text:p>0.0000000</text:p>
          </table:table-cell>
          <table:table-cell table:style-name="ce5" table:formula="of:=[.S36]-[.V36]" office:value-type="float" office:value="0.3157991" calcext:value-type="float">
            <text:p>0.3157991</text:p>
          </table:table-cell>
          <table:table-cell table:style-name="ce4" table:formula="of:=([Sheet1.Y36]-[Sheet1.X36])/[Sheet1.X36]" office:value-type="string" office:string-value="" calcext:value-type="error">
            <text:p>#DIV/0!</text:p>
          </table:table-cell>
          <table:table-cell table:style-name="ce4"/>
          <table:table-cell office:value-type="float" office:value="0.0067756" calcext:value-type="float">
            <text:p>0.0067756</text:p>
          </table:table-cell>
          <table:table-cell table:formula="of:=([Sheet1.AB36]-[Sheet1.AA36])/[Sheet1.AA36]" office:value-type="string" office:string-value="" calcext:value-type="error">
            <text:p>#DIV/0!</text:p>
          </table:table-cell>
          <table:table-cell/>
          <table:table-cell office:value-type="float" office:value="2.60025049" calcext:value-type="float">
            <text:p>2.6002504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9719283417" calcext:value-type="float">
            <text:p>0.9719283417</text:p>
          </table:table-cell>
          <table:table-cell/>
          <table:table-cell office:value-type="float" office:value="2956.729118" calcext:value-type="float">
            <text:p>2956.729118</text:p>
          </table:table-cell>
          <table:table-cell office:value-type="float" office:value="2957.459874" calcext:value-type="float">
            <text:p>2957.459874</text:p>
          </table:table-cell>
          <table:table-cell table:style-name="ce4" table:formula="of:=([Sheet1.AN36]-[Sheet1.AM36])/[Sheet1.AM36]" office:value-type="percentage" office:value="0.000247150134772653" calcext:value-type="percentage">
            <text:p>0.024715%</text:p>
          </table:table-cell>
          <table:table-cell/>
          <table:table-cell table:style-name="ce9" table:formula="of:=[.AN36]-912.67" office:value-type="float" office:value="2044.789874" calcext:value-type="float">
            <text:p>2,044.789874</text:p>
          </table:table-cell>
          <table:table-cell table:number-columns-repeated="2"/>
          <table:table-cell office:value-type="float" office:value="1640.56039171" calcext:value-type="float">
            <text:p>1640.56039171</text:p>
          </table:table-cell>
          <table:table-cell table:style-name="ce4" table:formula="of:=([Sheet1.AT36]-[Sheet1.AS36])/[Sheet1.AS36]" office:value-type="string" office:string-value="" calcext:value-type="error">
            <text:p>#DIV/0!</text:p>
          </table:table-cell>
          <table:table-cell/>
          <table:table-cell office:value-type="float" office:value="48.9" calcext:value-type="float">
            <text:p>48.9</text:p>
          </table:table-cell>
          <table:table-cell table:number-columns-repeated="2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82351.05" calcext:value-type="float">
            <text:p>82351.05</text:p>
          </table:table-cell>
          <table:table-cell table:formula="of:=[Sheet1.B37]-[Sheet1.C37]" office:value-type="float" office:value="-757.050000000003" calcext:value-type="float">
            <text:p>-757.05</text:p>
          </table:table-cell>
          <table:table-cell/>
          <table:table-cell office:value-type="float" office:value="36461713.06" calcext:value-type="float">
            <text:p>36461713.06</text:p>
          </table:table-cell>
          <table:table-cell office:value-type="float" office:value="36584178.647" calcext:value-type="float">
            <text:p>36584178.647</text:p>
          </table:table-cell>
          <table:table-cell table:style-name="ce2" table:formula="of:=([Sheet1.G37]-[Sheet1.F37])/[Sheet1.F37]" office:value-type="percentage" office:value="0.00335874474132559" calcext:value-type="percentage">
            <text:p>0.33587%</text:p>
          </table:table-cell>
          <table:table-cell table:style-name="ce3" table:formula="of:=[.G37]-[.F37]" office:value-type="float" office:value="122465.586999998" calcext:value-type="float">
            <text:p>122,465.59</text:p>
          </table:table-cell>
          <table:table-cell office:value-type="float" office:value="10711326.72" calcext:value-type="float">
            <text:p>10,711,326.72</text:p>
          </table:table-cell>
          <table:table-cell table:style-name="Default"/>
          <table:table-cell table:style-name="ce2" table:formula="of:=([Sheet1.K37]-[Sheet1.J37])/[Sheet1.J37]" office:value-type="percentage" office:value="-1" calcext:value-type="percentage">
            <text:p>-100.00000%</text:p>
          </table:table-cell>
          <table:table-cell table:number-columns-repeated="24"/>
          <table:table-cell office:value-type="float" office:value="0.96072958" calcext:value-type="float">
            <text:p>0.96072958</text:p>
          </table:table-cell>
          <table:table-cell table:number-columns-repeated="8"/>
          <table:table-cell office:value-type="float" office:value="1717.918472" calcext:value-type="float">
            <text:p>1717.918472</text:p>
          </table:table-cell>
          <table:table-cell table:number-columns-repeated="2"/>
          <table:table-cell office:value-type="float" office:value="51.58" calcext:value-type="float">
            <text:p>51.58</text:p>
          </table:table-cell>
          <table:table-cell table:number-columns-repeated="2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/>
          <table:table-cell table:formula="of:=[Sheet1.B38]-[Sheet1.C38]" office:value-type="float" office:value="86730" calcext:value-type="float">
            <text:p>86730</text:p>
          </table:table-cell>
          <table:table-cell/>
          <table:table-cell office:value-type="float" office:value="34791219.5626" calcext:value-type="float">
            <text:p>34791219.5626</text:p>
          </table:table-cell>
          <table:table-cell/>
          <table:table-cell table:style-name="ce2" table:formula="of:=([Sheet1.G38]-[Sheet1.F38])/[Sheet1.F38]" office:value-type="percentage" office:value="-1" calcext:value-type="percentage">
            <text:p>-100.00000%</text:p>
          </table:table-cell>
          <table:table-cell table:style-name="ce3" table:formula="of:=[.G38]-[.F38]" office:value-type="float" office:value="-34791219.5626" calcext:value-type="float">
            <text:p>-34,791,219.56</text:p>
          </table:table-cell>
          <table:table-cell office:value-type="float" office:value="10367230.19" calcext:value-type="float">
            <text:p>10,367,230.19</text:p>
          </table:table-cell>
          <table:table-cell office:value-type="float" office:value="10365916.29" calcext:value-type="float">
            <text:p>10,365,916.29</text:p>
          </table:table-cell>
          <table:table-cell table:style-name="ce2" table:formula="of:=([Sheet1.K38]-[Sheet1.J38])/[Sheet1.J38]" office:value-type="percentage" office:value="-0.00012673587601708" calcext:value-type="percentage">
            <text:p>-0.01267%</text:p>
          </table:table-cell>
          <table:table-cell table:number-columns-repeated="6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table:number-columns-repeated="3"/>
          <table:table-cell office:value-type="float" office:value="33257650.04" calcext:value-type="float">
            <text:p>33257650.04</text:p>
          </table:table-cell>
          <table:table-cell/>
          <table:table-cell table:style-name="ce2" table:formula="of:=([Sheet1.G39]-[Sheet1.F39])/[Sheet1.F39]" office:value-type="percentage" office:value="-1" calcext:value-type="percentage">
            <text:p>-100.00000%</text:p>
          </table:table-cell>
          <table:table-cell table:style-name="ce3" table:formula="of:=[.G39]-[.F39]" office:value-type="float" office:value="-33257650.04" calcext:value-type="float">
            <text:p>-33,257,650.04</text:p>
          </table:table-cell>
          <table:table-cell office:value-type="float" office:value="10042076" calcext:value-type="float">
            <text:p>10,042,076.00</text:p>
          </table:table-cell>
          <table:table-cell office:value-type="float" office:value="10040762.1" calcext:value-type="float">
            <text:p>10,040,762.10</text:p>
          </table:table-cell>
          <table:table-cell table:style-name="ce2" table:formula="of:=([Sheet1.K39]-[Sheet1.J39])/[Sheet1.J39]" office:value-type="percentage" office:value="-0.000130839479804811" calcext:value-type="percentage">
            <text:p>-0.01308%</text:p>
          </table:table-cell>
          <table:table-cell table:number-columns-repeated="6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table:number-columns-repeated="3"/>
          <table:table-cell office:value-type="float" office:value="29786635.7" calcext:value-type="float">
            <text:p>29786635.7</text:p>
          </table:table-cell>
          <table:table-cell/>
          <table:table-cell table:style-name="ce2" table:formula="of:=([Sheet1.G40]-[Sheet1.F40])/[Sheet1.F40]" office:value-type="percentage" office:value="-1" calcext:value-type="percentage">
            <text:p>-100.00000%</text:p>
          </table:table-cell>
          <table:table-cell table:style-name="ce2"/>
          <table:table-cell office:value-type="float" office:value="9734270.15" calcext:value-type="float">
            <text:p>9,734,270.15</text:p>
          </table:table-cell>
          <table:table-cell office:value-type="float" office:value="9732956.25" calcext:value-type="float">
            <text:p>9,732,956.25</text:p>
          </table:table-cell>
          <table:table-cell table:style-name="ce2" table:formula="of:=([Sheet1.K40]-[Sheet1.J40])/[Sheet1.J40]" office:value-type="percentage" office:value="-0.000134976734747841" calcext:value-type="percentage">
            <text:p>-0.01350%</text:p>
          </table:table-cell>
          <table:table-cell table:number-columns-repeated="6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table:number-columns-repeated="3"/>
          <table:table-cell office:value-type="float" office:value="27651124.61" calcext:value-type="float">
            <text:p>27651124.61</text:p>
          </table:table-cell>
          <table:table-cell/>
          <table:table-cell table:style-name="ce2" table:formula="of:=([Sheet1.G41]-[Sheet1.F41])/[Sheet1.F41]" office:value-type="percentage" office:value="-1" calcext:value-type="percentage">
            <text:p>-100.00000%</text:p>
          </table:table-cell>
          <table:table-cell table:style-name="ce2"/>
          <table:table-cell office:value-type="float" office:value="9465464.3" calcext:value-type="float">
            <text:p>9,465,464.30</text:p>
          </table:table-cell>
          <table:table-cell office:value-type="float" office:value="9464150.4" calcext:value-type="float">
            <text:p>9,464,150.40</text:p>
          </table:table-cell>
          <table:table-cell table:style-name="ce2" table:formula="of:=([Sheet1.K41]-[Sheet1.J41])/[Sheet1.J41]" office:value-type="percentage" office:value="-0.000138809883842716" calcext:value-type="percentage">
            <text:p>-0.01388%</text:p>
          </table:table-cell>
          <table:table-cell table:number-columns-repeated="6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table:number-columns-repeated="3"/>
          <table:table-cell office:value-type="float" office:value="26209795.72" calcext:value-type="float">
            <text:p>26209795.72</text:p>
          </table:table-cell>
          <table:table-cell/>
          <table:table-cell table:style-name="ce2" table:formula="of:=([Sheet1.G42]-[Sheet1.F42])/[Sheet1.F42]" office:value-type="percentage" office:value="-1" calcext:value-type="percentage">
            <text:p>-100.00000%</text:p>
          </table:table-cell>
          <table:table-cell table:style-name="ce2"/>
          <table:table-cell office:value-type="float" office:value="9220658.45" calcext:value-type="float">
            <text:p>9,220,658.45</text:p>
          </table:table-cell>
          <table:table-cell office:value-type="float" office:value="9219344.55" calcext:value-type="float">
            <text:p>9,219,344.55</text:p>
          </table:table-cell>
          <table:table-cell table:style-name="ce2" table:formula="of:=([Sheet1.K42]-[Sheet1.J42])/[Sheet1.J42]" office:value-type="percentage" office:value="-0.000142495246638109" calcext:value-type="percentage">
            <text:p>-0.01425%</text:p>
          </table:table-cell>
          <table:table-cell table:number-columns-repeated="6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table:number-columns-repeated="3"/>
          <table:table-cell office:value-type="float" office:value="23908904.2" calcext:value-type="float">
            <text:p>23908904.2</text:p>
          </table:table-cell>
          <table:table-cell/>
          <table:table-cell table:style-name="ce2" table:formula="of:=([Sheet1.G43]-[Sheet1.F43])/[Sheet1.F43]" office:value-type="percentage" office:value="-1" calcext:value-type="percentage">
            <text:p>-100.00000%</text:p>
          </table:table-cell>
          <table:table-cell table:style-name="ce2"/>
          <table:table-cell office:value-type="float" office:value="8992052.6" calcext:value-type="float">
            <text:p>8,992,052.60</text:p>
          </table:table-cell>
          <table:table-cell office:value-type="float" office:value="8990738.7" calcext:value-type="float">
            <text:p>8,990,738.70</text:p>
          </table:table-cell>
          <table:table-cell table:style-name="ce2" table:formula="of:=([Sheet1.K43]-[Sheet1.J43])/[Sheet1.J43]" office:value-type="percentage" office:value="-0.000146117917504216" calcext:value-type="percentage">
            <text:p>-0.01461%</text:p>
          </table:table-cell>
          <table:table-cell table:number-columns-repeated="64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table:number-columns-repeated="3"/>
          <table:table-cell office:value-type="float" office:value="23909018.67" calcext:value-type="float">
            <text:p>23909018.67</text:p>
          </table:table-cell>
          <table:table-cell/>
          <table:table-cell table:style-name="ce2" table:formula="of:=([Sheet1.G44]-[Sheet1.F44])/[Sheet1.F44]" office:value-type="percentage" office:value="-1" calcext:value-type="percentage">
            <text:p>-100.00000%</text:p>
          </table:table-cell>
          <table:table-cell table:style-name="ce2"/>
          <table:table-cell office:value-type="float" office:value="8185292.405" calcext:value-type="float">
            <text:p>8,185,292.41</text:p>
          </table:table-cell>
          <table:table-cell office:value-type="float" office:value="8185292.78" calcext:value-type="float">
            <text:p>8,185,292.78</text:p>
          </table:table-cell>
          <table:table-cell table:style-name="ce2" table:formula="of:=([Sheet1.K44]-[Sheet1.J44])/[Sheet1.J44]" office:value-type="percentage" office:value="0.0000000458138795103924" calcext:value-type="percentage">
            <text:p>0.00000%</text:p>
          </table:table-cell>
          <table:table-cell table:number-columns-repeated="6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23911948.8" calcext:value-type="float">
            <text:p>23911948.8</text:p>
          </table:table-cell>
          <table:table-cell/>
          <table:table-cell table:style-name="ce2" table:formula="of:=([Sheet1.G45]-[Sheet1.F45])/[Sheet1.F45]" office:value-type="percentage" office:value="-1" calcext:value-type="percentage">
            <text:p>-100.00000%</text:p>
          </table:table-cell>
          <table:table-cell table:style-name="ce2"/>
          <table:table-cell office:value-type="float" office:value="7989246.75" calcext:value-type="float">
            <text:p>7,989,246.75</text:p>
          </table:table-cell>
          <table:table-cell office:value-type="float" office:value="7989247.12" calcext:value-type="float">
            <text:p>7,989,247.12</text:p>
          </table:table-cell>
          <table:table-cell table:style-name="ce2" table:formula="of:=([Sheet1.K45]-[Sheet1.J45])/[Sheet1.J45]" office:value-type="percentage" office:value="0.0000000463122509154895" calcext:value-type="percentage">
            <text:p>0.00000%</text:p>
          </table:table-cell>
          <table:table-cell table:number-columns-repeated="6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style-name="ce2" table:formula="of:=([Sheet1.G46]-[Sheet1.F46])/[Sheet1.F46]" office:value-type="string" office:string-value="" calcext:value-type="error">
            <text:p>#DIV/0!</text:p>
          </table:table-cell>
          <table:table-cell table:style-name="ce2"/>
          <table:table-cell table:number-columns-repeated="2"/>
          <table:table-cell table:style-name="ce2" table:formula="of:=([Sheet1.K46]-[Sheet1.J46])/[Sheet1.J46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table:style-name="ce2" table:formula="of:=([Sheet1.K47]-[Sheet1.J47])/[Sheet1.J47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table:style-name="ce2" table:formula="of:=([Sheet1.K48]-[Sheet1.J48])/[Sheet1.J48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table:style-name="ce2" table:formula="of:=([Sheet1.K49]-[Sheet1.J49])/[Sheet1.J49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table:style-name="ce2" table:formula="of:=([Sheet1.K50]-[Sheet1.J50])/[Sheet1.J50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table:style-name="ce2" table:formula="of:=([Sheet1.K51]-[Sheet1.J51])/[Sheet1.J51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table:style-name="ce2" table:formula="of:=([Sheet1.K52]-[Sheet1.J52])/[Sheet1.J52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style-name="ce2" table:formula="of:=([Sheet1.K53]-[Sheet1.J53])/[Sheet1.J53]" office:value-type="percentage" office:value="0.0000000562928755997981" calcext:value-type="percentage">
            <text:p>0.00001%</text:p>
          </table:table-cell>
          <table:table-cell table:number-columns-repeated="6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style-name="ce2" table:formula="of:=([Sheet1.K54]-[Sheet1.J54])/[Sheet1.J54]" office:value-type="percentage" office:value="0.0000000567950534627202" calcext:value-type="percentage">
            <text:p>0.00001%</text:p>
          </table:table-cell>
          <table:table-cell table:number-columns-repeated="6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style-name="ce2" table:formula="of:=([Sheet1.K55]-[Sheet1.J55])/[Sheet1.J55]" office:value-type="percentage" office:value="0.0000000572520640354369" calcext:value-type="percentage">
            <text:p>0.00001%</text:p>
          </table:table-cell>
          <table:table-cell table:number-columns-repeated="64"/>
        </table:table-row>
        <table:table-row table:style-name="ro1">
          <table:table-cell office:value-type="float" office:value="140.1" calcext:value-type="float">
            <text:p>140.1</text:p>
          </table:table-cell>
          <table:table-cell table:number-columns-repeated="8"/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style-name="ce2" table:formula="of:=([Sheet1.K56]-[Sheet1.J56])/[Sheet1.J56]" office:value-type="percentage" office:value="0.0000000580485929430894" calcext:value-type="percentage">
            <text:p>0.00001%</text:p>
          </table:table-cell>
          <table:table-cell table:number-columns-repeated="6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style-name="ce3" table:formula="of:=[.AX57]-[.AY57]" office:value-type="float" office:value="0" calcext:value-type="float">
            <text:p>0.00</text:p>
          </table:table-cell>
          <table:table-cell table:style-name="ce3"/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style-name="ce2" table:formula="of:=([Sheet1.K57]-[Sheet1.J57])/[Sheet1.J57]" office:value-type="percentage" office:value="0.0119993470715873" calcext:value-type="percentage">
            <text:p>1.19993%</text:p>
          </table:table-cell>
          <table:table-cell table:number-columns-repeated="6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table:style-name="ce2" table:formula="of:=([Sheet1.K58]-[Sheet1.J58])/[Sheet1.J58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/>
          <table:table-cell table:style-name="ce2" table:formula="of:=([Sheet1.K59]-[Sheet1.J59])/[Sheet1.J59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  <table:table-cell table:style-name="ce2" table:formula="of:=([Sheet1.K60]-[Sheet1.J60])/[Sheet1.J60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1]-[Sheet1.J61])/[Sheet1.J61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2]-[Sheet1.J62])/[Sheet1.J62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3]-[Sheet1.J63])/[Sheet1.J63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4]-[Sheet1.J64])/[Sheet1.J64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5]-[Sheet1.J65])/[Sheet1.J65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6]-[Sheet1.J66])/[Sheet1.J66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7]-[Sheet1.J67])/[Sheet1.J67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8]-[Sheet1.J68])/[Sheet1.J68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>
          <table:table-cell table:number-columns-repeated="11"/>
          <table:table-cell table:style-name="ce2" table:formula="of:=([Sheet1.K69]-[Sheet1.J69])/[Sheet1.J69]" office:value-type="string" office:string-value="" calcext:value-type="error">
            <text:p>#DIV/0!</text:p>
          </table:table-cell>
          <table:table-cell table:number-columns-repeated="64"/>
        </table:table-row>
        <table:table-row table:style-name="ro1" table:number-rows-repeated="1048506">
          <table:table-cell table:number-columns-repeated="76"/>
        </table:table-row>
        <table:table-row table:style-name="ro1">
          <table:table-cell table:number-columns-repeated="76"/>
        </table:table-row>
      </table:table>
      <table:table table:name="Sheet2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total burned</text:p>
          </table:table-cell>
          <table:table-cell office:value-type="string" calcext:value-type="string">
            <text:p>burned per engine</text:p>
          </table:table-cell>
          <table:table-cell office:value-type="string" calcext:value-type="string">
            <text:p>per sec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7244.185" calcext:value-type="float">
            <text:p>1067244.185</text:p>
          </table:table-cell>
          <table:table-cell table:formula="of:=[Sheet2.B5]-[Sheet2.B4]" office:value-type="float" office:value="176900.0739" calcext:value-type="float">
            <text:p>176900.0739</text:p>
          </table:table-cell>
          <table:table-cell table:formula="of:=[Sheet2.C5]/4" office:value-type="float" office:value="44225.018475" calcext:value-type="float">
            <text:p>44225.018475</text:p>
          </table:table-cell>
          <table:table-cell table:formula="of:=[Sheet2.D5]/3" office:value-type="float" office:value="14741.672825" calcext:value-type="float">
            <text:p>14741.672825</text:p>
          </table:table-cell>
          <table:table-cell/>
          <table:table-cell table:formula="of:=[Sheet2.F4]/[Sheet2.E5]" office:value-type="float" office:value="244.205663952524" calcext:value-type="float">
            <text:p>244.2056639525</text:p>
          </table:table-cell>
          <table:table-cell table:formula="of:=[Sheet2.G5]*4" office:value-type="float" office:value="976.822655810094" calcext:value-type="float">
            <text:p>976.822655810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492.5028" calcext:value-type="float">
            <text:p>59492.5028</text:p>
          </table:table-cell>
          <table:table-cell office:value-type="float" office:value="59492.5028709" calcext:value-type="float">
            <text:p>59492.5028709</text:p>
          </table:table-cell>
          <table:table-cell table:formula="of:=[Sheet2.E12]-[Sheet2.F12]" office:value-type="float" office:value="-0.0000709000014467165" calcext:value-type="float">
            <text:p>-0.00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982.9835" calcext:value-type="float">
            <text:p>118982.9835</text:p>
          </table:table-cell>
          <table:table-cell office:value-type="float" office:value="118982.982112" calcext:value-type="float">
            <text:p>118982.982112</text:p>
          </table:table-cell>
          <table:table-cell table:formula="of:=[Sheet2.E13]-[Sheet2.F13]" office:value-type="float" office:value="0.00138800000422634" calcext:value-type="float">
            <text:p>0.001388</text:p>
          </table:table-cell>
          <table:table-cell table:formula="of:=[Sheet2.G13]-[Sheet2.G12]" office:value-type="float" office:value="0.00145890000567306" calcext:value-type="float">
            <text:p>0.0014589</text:p>
          </table:table-cell>
        </table:table-row>
        <table:table-row table:style-name="ro1">
          <table:table-cell table:number-columns-repeated="4"/>
          <table:table-cell office:value-type="float" office:value="178467.0032" calcext:value-type="float">
            <text:p>178467.0032</text:p>
          </table:table-cell>
          <table:table-cell office:value-type="float" office:value="178466.999873" calcext:value-type="float">
            <text:p>178466.999873</text:p>
          </table:table-cell>
          <table:table-cell table:formula="of:=[Sheet2.E14]-[Sheet2.F14]" office:value-type="float" office:value="0.00332700001308694" calcext:value-type="float">
            <text:p>0.003327</text:p>
          </table:table-cell>
          <table:table-cell table:formula="of:=[Sheet2.G14]-[Sheet2.G13]" office:value-type="float" office:value="0.0019390000088606" calcext:value-type="float">
            <text:p>0.001939</text:p>
          </table:table-cell>
        </table:table-row>
        <table:table-row table:style-name="ro1">
          <table:table-cell table:number-columns-repeated="4"/>
          <table:table-cell office:value-type="float" office:value="356889.7938" calcext:value-type="float">
            <text:p>356889.7938</text:p>
          </table:table-cell>
          <table:table-cell office:value-type="float" office:value="356884.005853" calcext:value-type="float">
            <text:p>356884.005853</text:p>
          </table:table-cell>
          <table:table-cell table:formula="of:=[Sheet2.E15]-[Sheet2.F15]" office:value-type="float" office:value="5.78794700000435" calcext:value-type="float">
            <text:p>5.787947</text:p>
          </table:table-cell>
          <table:table-cell table:formula="of:=[Sheet2.G15]-[Sheet2.G14]" office:value-type="float" office:value="5.78461999999126" calcext:value-type="float">
            <text:p>5.78462</text:p>
          </table:table-cell>
        </table:table-row>
        <table:table-row table:style-name="ro1">
          <table:table-cell table:number-columns-repeated="4"/>
          <table:table-cell office:value-type="float" office:value="535103.5158" calcext:value-type="float">
            <text:p>535103.5158</text:p>
          </table:table-cell>
          <table:table-cell office:value-type="float" office:value="535097.718966" calcext:value-type="float">
            <text:p>535097.718966</text:p>
          </table:table-cell>
          <table:table-cell table:formula="of:=[Sheet2.E16]-[Sheet2.F16]" office:value-type="float" office:value="5.79683400003705" calcext:value-type="float">
            <text:p>5.796834</text:p>
          </table:table-cell>
          <table:table-cell table:formula="of:=[Sheet2.G16]-[Sheet2.G15]" office:value-type="float" office:value="0.0088870000327006" calcext:value-type="float">
            <text:p>0.008887</text:p>
          </table:table-cell>
        </table:table-row>
        <table:table-row table:style-name="ro1">
          <table:table-cell table:number-columns-repeated="4"/>
          <table:table-cell office:value-type="float" office:value="712978.2774" calcext:value-type="float">
            <text:p>712978.2774</text:p>
          </table:table-cell>
          <table:table-cell office:value-type="float" office:value="712972.460072" calcext:value-type="float">
            <text:p>712972.460072</text:p>
          </table:table-cell>
          <table:table-cell table:formula="of:=[Sheet2.E17]-[Sheet2.F17]" office:value-type="float" office:value="5.81732799997553" calcext:value-type="float">
            <text:p>5.817328</text:p>
          </table:table-cell>
          <table:table-cell table:formula="of:=[Sheet2.G17]-[Sheet2.G16]" office:value-type="float" office:value="0.0204939999384806" calcext:value-type="float">
            <text:p>0.0204939999</text:p>
          </table:table-cell>
        </table:table-row>
        <table:table-row table:style-name="ro1">
          <table:table-cell table:number-columns-repeated="4"/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py</text:p>
          </table:table-cell>
          <table:table-cell table:formula="of:=[Sheet2.E18]-[Sheet2.F18]" office:value-type="string" office:string-value="" calcext:value-type="error">
            <text:p>#VALUE!</text:p>
          </table:table-cell>
          <table:table-cell table:formula="of:=[Sheet2.G18]-[Sheet2.G17]" office:value-type="string" office:string-value="" calcext:value-type="error">
            <text:p>#VALUE!</text:p>
          </table:table-cell>
        </table:table-row>
      </table:table>
      <table:table table:name="Av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.680215" calcext:value-type="float">
            <text:p>1.680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.997209034" calcext:value-type="float">
            <text:p>0.99720903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(SQRT(2*[.C1]*[.C1]-[.C2]*[.C2])-[.C2])/2" office:value-type="float" office:value="0.579799284337744" calcext:value-type="float">
            <text:p>0.5797992843</text:p>
          </table:table-cell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v.H4]*[Av.H4]+[Av.I4]*[Av.I4])" office:value-type="float" office:value="1.68455604905269" calcext:value-type="float">
            <text:p>1.684556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lve for a</text:p>
          </table:table-cell>
          <table:table-cell table:formula="of:=SQRT([Av.J5]*[Av.J5]-[Av.I5]*[Av.I5])" office:value-type="float" office:value="1.5732956652898" calcext:value-type="float">
            <text:p>1.5732956653</text:p>
          </table:table-cell>
          <table:table-cell table:formula="of:=[.C6]" office:value-type="float" office:value="0.589799284337744" calcext:value-type="float">
            <text:p>0.5897992843</text:p>
          </table:table-cell>
          <table:table-cell table:formula="of:=[.C1]" office:value-type="float" office:value="1.680215" calcext:value-type="float">
            <text:p>1.680215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[.C4]+0.01" office:value-type="float" office:value="0.589799284337744" calcext:value-type="float">
            <text:p>0.58979928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formula="of:=[.H5]-[.C2]" office:value-type="float" office:value="0.576086631289803" calcext:value-type="float">
            <text:p>0.5760866313</text:p>
          </table:table-cell>
          <table:table-cell table:number-columns-repeated="7"/>
        </table:table-row>
      </table:table>
      <table:table table:name="ADC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4"/>
          <table:table-cell office:value-type="string" calcext:value-type="string">
            <text:p>ADC predicted</text:p>
          </table:table-cell>
          <table:table-cell office:value-type="string" calcext:value-type="string">
            <text:p>ADC actual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7"/>
          <table:table-cell office:value-type="string" calcext:value-type="string">
            <text:p>A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86" calcext:value-type="float">
            <text:p>0.00086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2" calcext:value-type="float">
            <text:p>0.00012</text:p>
          </table:table-cell>
          <table:table-cell table:formula="of:=[ADC.G5]-[ADC.F4]" office:value-type="float" office:value="0.000028861" calcext:value-type="float">
            <text:p>0.000028861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float" office:value="0.555809" calcext:value-type="float">
            <text:p>0.555809</text:p>
          </table:table-cell>
          <table:table-cell office:value-type="float" office:value="0.9973364" calcext:value-type="float">
            <text:p>0.9973364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5]+[ADC.O5]" office:value-type="float" office:value="1.5531454" calcext:value-type="float">
            <text:p>1.5531454</text:p>
          </table:table-cell>
          <table:table-cell/>
          <table:table-cell table:formula="of:=[ADC.P5]-[ADC.R5]" office:value-type="float" office:value="0.000268600000000063" calcext:value-type="float">
            <text:p>0.0002686</text:p>
          </table:table-cell>
        </table:table-row>
        <table:table-row table:style-name="ro1">
          <table:table-cell table:number-columns-repeated="5"/>
          <table:table-cell office:value-type="float" office:value="0.0022" calcext:value-type="float">
            <text:p>0.0022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888861" calcext:value-type="float">
            <text:p>0.000888861</text:p>
          </table:table-cell>
          <table:table-cell table:formula="of:=[ADC.G6]-[ADC.F5]" office:value-type="float" office:value="-0.000118214" calcext:value-type="float">
            <text:p>-0.000118214</text:p>
          </table:table-cell>
          <table:table-cell table:formula="of:=[ADC.G6]-[ADC.H6]" office:value-type="float" office:value="-0.000147075" calcext:value-type="float">
            <text:p>-0.000147075</text:p>
          </table:table-cell>
          <table:table-cell table:number-columns-repeated="2"/>
          <table:table-cell office:value-type="string" calcext:value-type="string">
            <text:p>his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6]+[ADC.O6]" office:value-type="float" office:value="1.552526395" calcext:value-type="float">
            <text:p>1.552526395</text:p>
          </table:table-cell>
          <table:table-cell/>
          <table:table-cell table:formula="of:=[ADC.P6]-[ADC.R6]" office:value-type="float" office:value="0.000887604999999958" calcext:value-type="float">
            <text:p>0.000887605</text:p>
          </table:table-cell>
        </table:table-row>
        <table:table-row table:style-name="ro1">
          <table:table-cell table:number-columns-repeated="6"/>
          <table:table-cell office:value-type="float" office:value="0.002027446" calcext:value-type="float">
            <text:p>0.002027446</text:p>
          </table:table-cell>
          <table:table-cell office:value-type="float" office:value="0.002081786" calcext:value-type="float">
            <text:p>0.002081786</text:p>
          </table:table-cell>
          <table:table-cell table:formula="of:=[ADC.G7]-[ADC.F6]" office:value-type="float" office:value="-0.000172554" calcext:value-type="float">
            <text:p>-0.00017255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ADC.G8]-[ADC.F7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DC.E17]*[ADC.E17]+[ADC.F17]*[ADC.F17])" office:value-type="float" office:value="1.68455604905269" calcext:value-type="float">
            <text:p>1.684556049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a</text:p>
          </table:table-cell>
          <table:table-cell table:formula="of:=SQRT([ADC.G18]*[ADC.G18]-[ADC.F18]*[ADC.F18])" office:value-type="float" office:value="1.5602036805331" calcext:value-type="float">
            <text:p>1.5602036805</text:p>
          </table:table-cell>
          <table:table-cell office:value-type="float" office:value="0.666961955" calcext:value-type="float">
            <text:p>0.666961955</text:p>
          </table:table-cell>
          <table:table-cell table:formula="of:=1.73986-0.043076639" office:value-type="float" office:value="1.696783361" calcext:value-type="float">
            <text:p>1.696783361</text:p>
          </table:table-cell>
          <table:table-cell/>
          <table:table-cell table:formula="of:=[.E18]-0.652705601" office:value-type="float" office:value="0.907498079533101" calcext:value-type="float">
            <text:p>0.9074980795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float" office:value="0.99643011" calcext:value-type="float">
            <text:p>0.996430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8]-[.E21]" office:value-type="float" office:value="0.563773570533101" calcext:value-type="float">
            <text:p>0.5637735705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formula="of:=0.55519+0.99733695" office:value-type="float" office:value="1.55252695" calcext:value-type="float">
            <text:p>1.55252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555189+0.9973364" office:value-type="float" office:value="1.5525254" calcext:value-type="float">
            <text:p>1.5525254</text:p>
          </table:table-cell>
          <table:table-cell table:number-columns-repeated="13"/>
        </table:table-row>
      </table:table>
      <table:table table:name="SRM tail off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is alt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rust of SRM</text:p>
          </table:table-cell>
          <table:table-cell office:value-type="string" calcext:value-type="string">
            <text:p>Fuel burned</text:p>
          </table:table-cell>
          <table:table-cell office:value-type="string" calcext:value-type="string">
            <text:p>Assigned burn rate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36565623.326" calcext:value-type="float">
            <text:p>36565623.326</text:p>
          </table:table-cell>
          <table:table-cell office:value-type="float" office:value="11056863.28" calcext:value-type="float">
            <text:p>11056863.2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36461713.06" calcext:value-type="float">
            <text:p>36461713.06</text:p>
          </table:table-cell>
          <table:table-cell office:value-type="float" office:value="10711326.72" calcext:value-type="float">
            <text:p>10711326.72</text:p>
          </table:table-cell>
          <table:table-cell/>
          <table:table-cell table:formula="of:=[.D5]-[.D4]" office:value-type="float" office:value="-345536.559999999" calcext:value-type="float">
            <text:p>-345536.559999999</text:p>
          </table:table-cell>
          <table:table-cell table:formula="of:=[.F5]+[.$D$26]*([.A5]-[.A4])" office:value-type="float" office:value="-142730.709999999" calcext:value-type="float">
            <text:p>-142730.709999999</text:p>
          </table:table-cell>
          <table:table-cell office:value-type="float" office:value="-122350.34" calcext:value-type="float">
            <text:p>-12235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 office:value-type="float" office:value="34791219.5626" calcext:value-type="float">
            <text:p>34791219.5626</text:p>
          </table:table-cell>
          <table:table-cell office:value-type="float" office:value="10367230.19" calcext:value-type="float">
            <text:p>10367230.19</text:p>
          </table:table-cell>
          <table:table-cell/>
          <table:table-cell table:formula="of:=[.D6]-[.D5]" office:value-type="float" office:value="-344096.530000001" calcext:value-type="float">
            <text:p>-344096.530000001</text:p>
          </table:table-cell>
          <table:table-cell table:formula="of:=[.F6]+[.$D$26]*([.A6]-[.A5])" office:value-type="float" office:value="-141290.680000001" calcext:value-type="float">
            <text:p>-141290.680000001</text:p>
          </table:table-cell>
          <table:table-cell office:value-type="float" office:value="-122349.34" calcext:value-type="float">
            <text:p>-122349.3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office:value-type="float" office:value="33257650.04" calcext:value-type="float">
            <text:p>33257650.04</text:p>
          </table:table-cell>
          <table:table-cell office:value-type="float" office:value="10042076" calcext:value-type="float">
            <text:p>10042076</text:p>
          </table:table-cell>
          <table:table-cell/>
          <table:table-cell table:formula="of:=[.D7]-[.D6]" office:value-type="float" office:value="-325154.189999999" calcext:value-type="float">
            <text:p>-325154.189999999</text:p>
          </table:table-cell>
          <table:table-cell table:formula="of:=[.F7]+[.$D$26]*([.A7]-[.A6])" office:value-type="float" office:value="-122348.34" calcext:value-type="float">
            <text:p>-122348.34</text:p>
          </table:table-cell>
          <table:table-cell office:value-type="float" office:value="-122348.34" calcext:value-type="float">
            <text:p>-122348.34</text:p>
          </table:table-cell>
          <table:table-cell table:number-columns-repeated="3"/>
          <table:table-cell table:formula="of:=[.G7]/12" office:value-type="float" office:value="-10195.695" calcext:value-type="float">
            <text:p>-10195.6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office:value-type="float" office:value="29786635.7" calcext:value-type="float">
            <text:p>29786635.7</text:p>
          </table:table-cell>
          <table:table-cell office:value-type="float" office:value="9734270.15" calcext:value-type="float">
            <text:p>9734270.15</text:p>
          </table:table-cell>
          <table:table-cell/>
          <table:table-cell table:formula="of:=[.D8]-[.D7]" office:value-type="float" office:value="-307805.85" calcext:value-type="float">
            <text:p>-307805.85</text:p>
          </table:table-cell>
          <table:table-cell table:formula="of:=[.F8]+[.$D$26]*([.A8]-[.A7])" office:value-type="float" office:value="-105000" calcext:value-type="float">
            <text:p>-105000</text:p>
          </table:table-cell>
          <table:table-cell table:formula="of:=[.H7]-[.$J$11]" office:value-type="float" office:value="-98211.255" calcext:value-type="float">
            <text:p>-98211.255</text:p>
          </table:table-cell>
          <table:table-cell table:number-columns-repeated="3"/>
          <table:table-cell table:formula="of:=[.G8]/12" office:value-type="float" office:value="-8749.99999999997" calcext:value-type="float">
            <text:p>-87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office:value-type="float" office:value="27651124.61" calcext:value-type="float">
            <text:p>27651124.61</text:p>
          </table:table-cell>
          <table:table-cell office:value-type="float" office:value="9465464.3" calcext:value-type="float">
            <text:p>9465464.3</text:p>
          </table:table-cell>
          <table:table-cell/>
          <table:table-cell table:formula="of:=[.D9]-[.D8]" office:value-type="float" office:value="-268805.85" calcext:value-type="float">
            <text:p>-268805.85</text:p>
          </table:table-cell>
          <table:table-cell table:formula="of:=[.F9]+[.$D$26]*([.A9]-[.A8])" office:value-type="float" office:value="-65999.9999999997" calcext:value-type="float">
            <text:p>-65999.9999999997</text:p>
          </table:table-cell>
          <table:table-cell table:formula="of:=[.H8]-[.$J$11]" office:value-type="float" office:value="-74074.1700000001" calcext:value-type="float">
            <text:p>-74074.1700000001</text:p>
          </table:table-cell>
          <table:table-cell table:number-columns-repeated="3"/>
          <table:table-cell table:formula="of:=[.G9]/12" office:value-type="float" office:value="-5499.99999999997" calcext:value-type="float">
            <text:p>-55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office:value-type="float" office:value="26209795.72" calcext:value-type="float">
            <text:p>26209795.72</text:p>
          </table:table-cell>
          <table:table-cell office:value-type="float" office:value="9220658.45" calcext:value-type="float">
            <text:p>9220658.45</text:p>
          </table:table-cell>
          <table:table-cell/>
          <table:table-cell table:formula="of:=[.D10]-[.D9]" office:value-type="float" office:value="-244805.850000001" calcext:value-type="float">
            <text:p>-244805.850000001</text:p>
          </table:table-cell>
          <table:table-cell table:formula="of:=[.F10]+[.$D$26]*([.A10]-[.A9])" office:value-type="float" office:value="-42000.0000000015" calcext:value-type="float">
            <text:p>-42000.0000000015</text:p>
          </table:table-cell>
          <table:table-cell table:formula="of:=[.H9]-[.$J$11]" office:value-type="float" office:value="-49937.0850000001" calcext:value-type="float">
            <text:p>-49937.0850000001</text:p>
          </table:table-cell>
          <table:table-cell table:number-columns-repeated="3"/>
          <table:table-cell table:formula="of:=[.G10]/12" office:value-type="float" office:value="-3500.00000000013" calcext:value-type="float">
            <text:p>-3500.000000000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office:value-type="float" office:value="23908904.2" calcext:value-type="float">
            <text:p>23908904.2</text:p>
          </table:table-cell>
          <table:table-cell office:value-type="float" office:value="8992052.6" calcext:value-type="float">
            <text:p>8992052.6</text:p>
          </table:table-cell>
          <table:table-cell/>
          <table:table-cell table:formula="of:=[.D11]-[.D10]" office:value-type="float" office:value="-228605.85" calcext:value-type="float">
            <text:p>-228605.85</text:p>
          </table:table-cell>
          <table:table-cell table:formula="of:=[.F11]+[.$D$26]*([.A11]-[.A10])" office:value-type="float" office:value="-25799.9999999996" calcext:value-type="float">
            <text:p>-25799.9999999996</text:p>
          </table:table-cell>
          <table:table-cell table:formula="of:=[.H10]-[.$J$11]" office:value-type="float" office:value="-25800.0000000001" calcext:value-type="float">
            <text:p>-25800.0000000001</text:p>
          </table:table-cell>
          <table:table-cell table:formula="of:=[.G7]-[.G11]" office:value-type="float" office:value="-96548.3399999999" calcext:value-type="float">
            <text:p>-96548.3399999999</text:p>
          </table:table-cell>
          <table:table-cell table:formula="of:=[.I11]/4" office:value-type="float" office:value="-24137.085" calcext:value-type="float">
            <text:p>-24137.085</text:p>
          </table:table-cell>
          <table:table-cell/>
          <table:table-cell table:formula="of:=[.G11]/12" office:value-type="float" office:value="-2149.99999999997" calcext:value-type="float">
            <text:p>-2150</text:p>
          </table:table-cell>
          <table:table-cell table:number-columns-repeated="5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office:value-type="float" office:value="23909018.67" calcext:value-type="float">
            <text:p>23909018.67</text:p>
          </table:table-cell>
          <table:table-cell office:value-type="float" office:value="8185292.405" calcext:value-type="float">
            <text:p>8185292.405</text:p>
          </table:table-cell>
          <table:table-cell/>
          <table:table-cell table:formula="of:=[.D12]-[.D11]" office:value-type="float" office:value="-806760.194999999" calcext:value-type="float">
            <text:p>-806760.194999999</text:p>
          </table:table-cell>
          <table:table-cell table:formula="of:=[.F12]+[.$D$26]*([.A12]-[.A11])" office:value-type="float" office:value="-800000" calcext:value-type="float">
            <text:p>-8000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7989246.75" calcext:value-type="float">
            <text:p>7989246.75</text:p>
          </table:table-cell>
          <table:table-cell/>
          <table:table-cell table:formula="of:=[.D13]-[.D12]" office:value-type="float" office:value="-196045.655" calcext:value-type="float">
            <text:p>-196045.655</text:p>
          </table:table-cell>
          <table:table-cell table:formula="of:=[.F13]+[.$D$26]*([.A13]-[.A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5"/>
          <table:table-cell office:value-type="float" office:value="49466.66666666" calcext:value-type="float">
            <text:p>49466.66666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rate of all other engines</text:p>
          </table:table-cell>
          <table:table-cell table:number-columns-repeated="13"/>
          <table:table-cell office:value-type="float" office:value="4500" calcext:value-type="float">
            <text:p>4500</text:p>
          </table:table-cell>
          <table:table-cell table:formula="of:=[.P21]/[.P22]" office:value-type="float" office:value="10.9925925925911" calcext:value-type="float">
            <text:p>10.99259259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2160" calcext:value-type="float">
            <text:p>421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31.5" calcext:value-type="float">
            <text:p>2631.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15789" calcext:value-type="float">
            <text:p>15789</text:p>
          </table:table-cell>
          <table:table-cell table:number-columns-repeated="8"/>
          <table:table-cell office:value-type="string" calcext:value-type="string">
            <text:p>thrust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target rate</text:p>
          </table:table-cell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float" office:value="1072.55" calcext:value-type="float">
            <text:p>1072.55</text:p>
          </table:table-cell>
          <table:table-cell office:value-type="float" office:value="9" calcext:value-type="float">
            <text:p>9</text:p>
          </table:table-cell>
          <table:table-cell table:formula="of:=[.B25]*[.C25]" office:value-type="float" office:value="9652.95" calcext:value-type="float">
            <text:p>9652.95</text:p>
          </table:table-cell>
          <table:table-cell table:number-columns-repeated="8"/>
          <table:table-cell office:value-type="float" office:value="1472915.13269" calcext:value-type="float">
            <text:p>1472915.13269</text:p>
          </table:table-cell>
          <table:table-cell office:value-type="float" office:value="0.409143092415" calcext:value-type="float">
            <text:p>0.4091430924</text:p>
          </table:table-cell>
          <table:table-cell office:value-type="float" office:value="5500" calcext:value-type="float">
            <text:p>5500</text:p>
          </table:table-cell>
          <table:table-cell office:value-type="float" office:value="267.802751399" calcext:value-type="float">
            <text:p>267.802751399</text:p>
          </table:table-cell>
          <table:table-cell/>
        </table:table-row>
        <table:table-row table:style-name="ro1">
          <table:table-cell table:number-columns-repeated="3"/>
          <table:table-cell table:formula="of:=SUM([.D23:.D25])" office:value-type="float" office:value="67601.95" calcext:value-type="float">
            <text:p>67601.9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M25]*[.N25]" office:value-type="float" office:value="602633.052253637" calcext:value-type="float">
            <text:p>602633.052253637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RB fuel over tim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000" calcext:value-type="float">
            <text:p>55200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0502.84797" calcext:value-type="float">
            <text:p>5460502.84797</text:p>
          </table:table-cell>
          <table:table-cell table:formula="of:=[.B34]-[.B35]" office:value-type="float" office:value="59497.1520300005" calcext:value-type="float">
            <text:p>59497.152030000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16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ercent off</text:p>
          </table:table-cell>
          <table:table-cell table:style-name="Default" office:value-type="string" calcext:value-type="string">
            <text:p>lbm of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formula="of:=([Sheet6.C2]-[Sheet6.B2])/[Sheet6.B2]" office:value-type="percentage" office:value="0.0000000562928755997981" calcext:value-type="percentage">
            <text:p>0.00001%</text:p>
          </table:table-cell>
          <table:table-cell table:formula="of:=[.B2]-[.C2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formula="of:=([Sheet6.C3]-[Sheet6.B3])/[Sheet6.B3]" office:value-type="percentage" office:value="0.0000000567950534627202" calcext:value-type="percentage">
            <text:p>0.00001%</text:p>
          </table:table-cell>
          <table:table-cell table:formula="of:=[.B3]-[.C3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formula="of:=([Sheet6.C4]-[Sheet6.B4])/[Sheet6.B4]" office:value-type="percentage" office:value="0.0000000572520640354369" calcext:value-type="percentage">
            <text:p>0.00001%</text:p>
          </table:table-cell>
          <table:table-cell table:formula="of:=[.B4]-[.C4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formula="of:=([Sheet6.C5]-[Sheet6.B5])/[Sheet6.B5]" office:value-type="percentage" office:value="0.0000000580485929430894" calcext:value-type="percentage">
            <text:p>0.00001%</text:p>
          </table:table-cell>
          <table:table-cell table:formula="of:=[.B5]-[.C5]" office:value-type="float" office:value="-0.375" calcext:value-type="float">
            <text:p>-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formula="of:=([Sheet6.C6]-[Sheet6.B6])/[Sheet6.B6]" office:value-type="percentage" office:value="0.0119993470715873" calcext:value-type="percentage">
            <text:p>1.19993%</text:p>
          </table:table-cell>
          <table:table-cell table:formula="of:=[.B6]-[.C6]" office:value-type="float" office:value="-76326.4199999999" calcext:value-type="float">
            <text:p>-76,326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table:number-columns-repeated="4"/>
        </table:table-row>
      </table:table>
      <table:table table:name="Sheet7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Order</text:p>
          </table:table-cell>
          <table:table-cell table:number-columns-repeated="4"/>
          <table:table-cell office:value-type="string" calcext:value-type="string">
            <text:p>conv facto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ven</text:p>
          </table:table-cell>
          <table:table-cell/>
          <table:table-cell office:value-type="string" calcext:value-type="string">
            <text:p>18 s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 inc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60*60/5280" office:value-type="float" office:value="0.681818181818182" calcext:value-type="float">
            <text:p>0.6818181818</text:p>
          </table:table-cell>
          <table:table-cell table:formula="of:=5280/(60*60)" office:value-type="float" office:value="1.46666666666667" calcext:value-type="float">
            <text:p>1.4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rust</text:p>
          </table:table-cell>
          <table:table-cell office:value-type="float" office:value="30197638.11265" calcext:value-type="float">
            <text:p>30197638.11265</text:p>
          </table:table-cell>
          <table:table-cell office:value-type="string" calcext:value-type="string">
            <text:p>at alt 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3" office:value-type="float" office:value="0.127" calcext:value-type="float">
            <text:p>0.127</text:p>
          </table:table-cell>
          <table:table-cell office:value-type="string" calcext:value-type="string">
            <text:p>fudg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ght</text:p>
          </table:table-cell>
          <table:table-cell office:value-type="float" office:value="22191271.27" calcext:value-type="float">
            <text:p>22191271.2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office:value-type="float" office:value="2113.4" calcext:value-type="float">
            <text:p>2113.4</text:p>
          </table:table-cell>
          <table:table-cell office:value-type="string" calcext:value-type="string">
            <text:p>from prev loop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raw</text:p>
          </table:table-cell>
          <table:table-cell table:style-name="ce11" table:formula="of:=[.C3]/[.C4]" office:value-type="float" office:value="1.36078901227591" calcext:value-type="float">
            <text:p>1.360789</text:p>
          </table:table-cell>
          <table:table-cell office:value-type="string" calcext:value-type="string">
            <text:p>thrust from 2 divided by weight from 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6116623.7" calcext:value-type="float">
            <text:p>36116623.7</text:p>
          </table:table-cell>
          <table:table-cell office:value-type="string" calcext:value-type="string">
            <text:p>thrust at alt 2113.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h</text:p>
          </table:table-cell>
          <table:table-cell office:value-type="float" office:value="912.67" calcext:value-type="float">
            <text:p>912.6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19933997.29" calcext:value-type="float">
            <text:p>19933997.2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2" table:formula="of:=[.I5]/[.I6]" office:value-type="float" office:value="1.81181040483627" calcext:value-type="float">
            <text:p>1.8118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s</text:p>
          </table:table-cell>
          <table:table-cell table:formula="of:=SQRT(POWER(([.C6]-912.67);2)+[.C7]*[.C7])" office:value-type="float" office:value="0" calcext:value-type="float">
            <text:p>0</text:p>
          </table:table-cell>
          <table:table-cell office:value-type="string" calcext:value-type="string">
            <text:p>pythag of (5) vh – 912.67 and vv (6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I3]-0.004534497" office:value-type="float" office:value="-0.131534497" calcext:value-type="float">
            <text:p>-0.131534497</text:p>
          </table:table-cell>
          <table:table-cell office:value-type="string" calcext:value-type="string">
            <text:p>guess and error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G</text:p>
          </table:table-cell>
          <table:table-cell office:value-type="float" office:value="0.997336398" calcext:value-type="float">
            <text:p>0.997336398</text:p>
          </table:table-cell>
          <table:table-cell office:value-type="string" calcext:value-type="string">
            <text:p>at alt from step 1, vh from step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1" table:formula="of:=[.I7]+[.I8]" office:value-type="float" office:value="1.68027590783627" calcext:value-type="float">
            <text:p>1.680276</text:p>
          </table:table-cell>
          <table:table-cell office:value-type="string" calcext:value-type="string">
            <text:p>A_raw + adc_adj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</text:p>
          </table:table-cell>
          <table:table-cell table:style-name="ce12" table:formula="of:=[.C5]-[.C9]" office:value-type="float" office:value="0.363452614275906" calcext:value-type="float">
            <text:p>0.36345</text:p>
          </table:table-cell>
          <table:table-cell office:value-type="string" calcext:value-type="string">
            <text:p>A_raw from step 4 minus big G(8)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rior big_G</text:p>
          </table:table-cell>
          <table:table-cell office:value-type="float" office:value="0.996661451" calcext:value-type="float">
            <text:p>0.99666145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2" office:value-type="float" office:value="0.00012" calcext:value-type="float">
            <text:p>0.00012</text:p>
          </table:table-cell>
          <table:table-cell office:value-type="string" calcext:value-type="string">
            <text:p>fudg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Av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udg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table:formula="of:=[.C2]+[.C7]*1" office:value-type="float" office:value="30" calcext:value-type="float">
            <text:p>30</text:p>
          </table:table-cell>
          <table:table-cell office:value-type="string" calcext:value-type="string">
            <text:p>Vv and Vv inc are 0 so no chang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h</text:p>
          </table:table-cell>
          <table:table-cell table:formula="of:=SQRT(POWER([.I9];2)-POWER([.I11]+[.I10];2))" office:value-type="float" office:value="0.65663192310881" calcext:value-type="float">
            <text:p>0.6566319231</text:p>
          </table:table-cell>
          <table:table-cell/>
          <table:table-cell office:value-type="string" calcext:value-type="string">
            <text:p>prior Ah</text:p>
          </table:table-cell>
          <table:table-cell office:value-type="float" office:value="0.668357948" calcext:value-type="float">
            <text:p>0.6683579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2156226.6" calcext:value-type="float">
            <text:p>32156226.6</text:p>
          </table:table-cell>
          <table:table-cell office:value-type="string" calcext:value-type="string">
            <text:p>thrust at alt 30, .56 and .71 av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Ah avg</text:p>
          </table:table-cell>
          <table:table-cell table:formula="of:=AVERAGE([.I12];[.L12])" office:value-type="float" office:value="0.662494935554405" calcext:value-type="float">
            <text:p>0.662494935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22079560.56" calcext:value-type="float">
            <text:p>22079560.5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V h inc</text:p>
          </table:table-cell>
          <table:table-cell table:formula="of:=[.I13]*[.I2]*32.17405" office:value-type="float" office:value="63.9454355438226" calcext:value-type="float">
            <text:p>63.945435543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2" table:formula="of:=[.C13]/[.C14]" office:value-type="float" office:value="1.45637982751592" calcext:value-type="float">
            <text:p>1.4563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V h inc mph</text:p>
          </table:table-cell>
          <table:table-cell table:style-name="ce14" table:formula="of:=[.I14]*[.M2]" office:value-type="float" office:value="43.5991605980609" calcext:value-type="float">
            <text:p>43.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C11]" office:value-type="float" office:value="-0.00012" calcext:value-type="float">
            <text:p>-0.00012</text:p>
          </table:table-cell>
          <table:table-cell office:value-type="string" calcext:value-type="string">
            <text:p>no prior error so just the guess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Vh</text:p>
          </table:table-cell>
          <table:table-cell table:formula="of:=[.I15]+[.K16]" office:value-type="float" office:value="1065.25317059806" calcext:value-type="float">
            <text:p>1065.2531705981</text:p>
          </table:table-cell>
          <table:table-cell office:value-type="string" calcext:value-type="string">
            <text:p>prior Vh</text:p>
          </table:table-cell>
          <table:table-cell office:value-type="float" office:value="1021.65401" calcext:value-type="float">
            <text:p>1021.654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1" table:formula="of:=[.C15]+[.C16]" office:value-type="float" office:value="1.45625982751592" calcext:value-type="float">
            <text:p>1.45626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Vv below curent</text:p>
          </table:table-cell>
          <table:table-cell table:formula="of:=[.N17]" office:value-type="float" office:value="332.5724011" calcext:value-type="float">
            <text:p>332.5724011</text:p>
          </table:table-cell>
          <table:table-cell office:value-type="string" calcext:value-type="string">
            <text:p>prior Vv</text:p>
          </table:table-cell>
          <table:table-cell office:value-type="float" office:value="279.0024011" calcext:value-type="float">
            <text:p>279.0024011</text:p>
          </table:table-cell>
          <table:table-cell/>
          <table:table-cell office:value-type="float" office:value="53.57" calcext:value-type="float">
            <text:p>53.57</text:p>
          </table:table-cell>
          <table:table-cell table:formula="of:=[.K17]+[.M17]" office:value-type="float" office:value="332.5724011" calcext:value-type="float">
            <text:p>332.5724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Vh for air</text:p>
          </table:table-cell>
          <table:table-cell table:style-name="ce12" table:formula="of:=[.I16]-912.67" office:value-type="float" office:value="152.583170598061" calcext:value-type="float">
            <text:p>152.583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Vv mph</text:p>
          </table:table-cell>
          <table:table-cell table:formula="of:=[.I17]*60*60/5280" office:value-type="float" office:value="226.753909840909" calcext:value-type="float">
            <text:p>226.75390984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Vas</text:p>
          </table:table-cell>
          <table:table-cell table:formula="of:=SQRT(POWER([.I18];2)+[.I19]*[.I19])" office:value-type="float" office:value="273.311104014996" calcext:value-type="float">
            <text:p>273.3111040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big G</text:p>
          </table:table-cell>
          <table:table-cell office:value-type="float" office:value="0.996370969122" calcext:value-type="float">
            <text:p>0.9963709691</text:p>
          </table:table-cell>
          <table:table-cell office:value-type="string" calcext:value-type="string">
            <text:p>Using 1065.253133 Vh and Alt 2113.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V v inc</text:p>
          </table:table-cell>
          <table:table-cell table:style-name="ce15" table:formula="of:=[.I11]*[.I2]*32.17405" office:value-type="float" office:value="53.0871825" calcext:value-type="float">
            <text:p>53.09</text:p>
          </table:table-cell>
          <table:table-cell/>
          <table:table-cell office:value-type="string" calcext:value-type="string">
            <text:p>prior v_v_inc</text:p>
          </table:table-cell>
          <table:table-cell office:value-type="float" office:value="53.57" calcext:value-type="float">
            <text:p>53.5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alt</text:p>
          </table:table-cell>
          <table:table-cell table:style-name="ce1" table:formula="of:=[.I4]+[.K17]*[.I2]+(([.L22]*[.I2])/2)" office:value-type="float" office:value="3030.7622033" calcext:value-type="float">
            <text:p>303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percentage-style style:name="N127">
      <number:number number:decimal-places="8" loext:min-decimal-places="8" number:min-integer-digits="1"/>
      <number:text>%</number:text>
    </number:percentage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7" loext:min-decimal-places="7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3:05:25.436121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4-24T13:33:05.565178090</dc:date>
    <meta:editing-duration>P1DT3H35M20S</meta:editing-duration>
    <meta:editing-cycles>5</meta:editing-cycles>
    <meta:generator>LibreOffice/5.1.6.2$Linux_X86_64 LibreOffice_project/10m0$Build-2</meta:generator>
    <meta:document-statistic meta:table-count="7" meta:cell-count="1924" meta:object-count="0"/>
  </office:meta>
</office:document-meta>
</file>